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Think Any</text:p>
          </table:table-cell>
          <table:table-cell table:style-name="DataCell">
            <text:p>Think Any (https://thinkany.ai) : moteur de recherche couplé à un modèle de langage avec sources citées. 3 modèles légers dans la version gratuite, sans compte et illimitée : GPT 4o mini, Gemini flash et Claude 3 haiku. Partage des résultats par l’URL affichée.</text:p>
          </table:table-cell>
          <table:table-cell table:style-name="DataCell">
            <text:p>https://www.uneiaparjour.fr/think-any/</text:p>
          </table:table-cell>
          <table:table-cell table:style-name="CatCell">
            <text:p>recherch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8/09/2024</text:p>
          </table:table-cell>
        </table:table-row>
        <table:table-row>
          <table:table-cell table:style-name="EvenCell">
            <text:p>Notdiamond</text:p>
          </table:table-cell>
          <table:table-cell table:style-name="EvenCell">
            <text:p>Notdiamond (http://chat.notdiamond.ai) est un chatbot qui regroupe 11 modèles de langage et choisit le plus pertinent en fonction de la requête. Documents et images acceptés (4Mo). Mode arène qui compare les modèles. Connecté. 100000 requêtes / mois.</text:p>
          </table:table-cell>
          <table:table-cell table:style-name="EvenCell">
            <text:p>https://www.uneiaparjour.fr/notdiamond/</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9/2024</text:p>
          </table:table-cell>
        </table:table-row>
        <table:table-row>
          <table:table-cell table:style-name="DataCell">
            <text:p>Mumble</text:p>
          </table:table-cell>
          <table:table-cell table:style-name="DataCell">
            <text:p>Mumble (http://mumbleapp.com) : une application de prise de note qui retranscrit l’audio et organise avec ajout de To-Do list. Ajout d’images possible, mots-clés et dossiers. Édition et reformulation.FR dans le profil. Version beta illimitée. Edit 08/25 : 30 notes vocales de 2 min par mois gratuites, notes texte illimitées.</text:p>
          </table:table-cell>
          <table:table-cell table:style-name="DataCell">
            <text:p>https://www.uneiaparjour.fr/mumble/</text:p>
          </table:table-cell>
          <table:table-cell table:style-name="CatCell">
            <text:p>texte</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06/09/2024</text:p>
          </table:table-cell>
        </table:table-row>
        <table:table-row>
          <table:table-cell table:style-name="EvenCell">
            <text:p>Illuminovel</text:p>
          </table:table-cell>
          <table:table-cell table:style-name="EvenCell">
            <text:p>Illuminovel (https://illuminovel.com) génère les portraits en images des personnages d’un texte littéraire intégral en pdf ou epub. Sans compte et semble illimité. Modèle non spécifié. Tests avec « La guerre des boutons » de Pergaud et « Une vie » de Maupassant.</text:p>
          </table:table-cell>
          <table:table-cell table:style-name="EvenCell">
            <text:p>https://www.uneiaparjour.fr/illuminovel/</text:p>
          </table:table-cell>
          <table:table-cell table:style-name="EvenCatCell">
            <text:p>image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5/09/2024</text:p>
          </table:table-cell>
        </table:table-row>
        <table:table-row>
          <table:table-cell table:style-name="DataCell">
            <text:p>Merlin</text:p>
          </table:table-cell>
          <table:table-cell table:style-name="DataCell">
            <text:p>Merlin (https://getmerlin.in) combine plusieurs outils IA : génération de #texte et d’images, analyse de documents ou de page web, code et création de chatbots via son site ou une extension. Plusieurs modèles texte et images. 102 requêtes gratuites par jour.</text:p>
          </table:table-cell>
          <table:table-cell table:style-name="DataCell">
            <text:p>https://www.uneiaparjour.fr/merlin/</text:p>
          </table:table-cell>
          <table:table-cell table:style-name="CatCell">
            <text:p>chatbot</text:p>
          </table:table-cell>
          <table:table-cell table:style-name="CatCell">
            <text:p>documents</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DataCell">
            <text:p>04/09/2024</text:p>
          </table:table-cell>
        </table:table-row>
        <table:table-row>
          <table:table-cell table:style-name="EvenCell">
            <text:p>Napkin</text:p>
          </table:table-cell>
          <table:table-cell table:style-name="EvenCell">
            <text:p>Napkin (http://napkin.ai) augmente un texte généré ou importé avec des présentations visuelles ou des infographies. Outils d’édition. Accès pro gratuit pendant cette v. beta puis 3 productions gratuites. Test : https://app.napkin.ai/page/CgoiCHByb2Qtb25lEiwKBFBhZ2UaJGJiY2VkNmY4LWZjM2EtNDViMi04YmYzLTA5ZjllYzQ0OTY4MA?s=1… Edit 10/25 : fin de la version beta, 500 crédits gratuits par semaine (envrion 4 infographies)</text:p>
          </table:table-cell>
          <table:table-cell table:style-name="EvenCell">
            <text:p>https://www.uneiaparjour.fr/napkin/</text:p>
          </table:table-cell>
          <table:table-cell table:style-name="EvenCatCell">
            <text:p>infographi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9/2024</text:p>
          </table:table-cell>
        </table:table-row>
        <table:table-row>
          <table:table-cell table:style-name="DataCell">
            <text:p>Co Grader</text:p>
          </table:table-cell>
          <table:table-cell table:style-name="DataCell">
            <text:p>Co Grader (http://cograder.com) accompagne l’évaluation de travaux d’élèves : création des critères et grilles, retour argumenté. Générations éditables, retours en FR (reste en EN). 30 jours gratuits puis 100 soumissions/ mois. Corrigé bac @philomag</text:p>
          </table:table-cell>
          <table:table-cell table:style-name="DataCell">
            <text:p>https://www.uneiaparjour.fr/co-grader/</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9/2024</text:p>
          </table:table-cell>
        </table:table-row>
        <table:table-row>
          <table:table-cell table:style-name="EvenCell">
            <text:p>Felo</text:p>
          </table:table-cell>
          <table:table-cell table:style-name="EvenCell">
            <text:p>Felo (https://felo.ai) : un moteur de recherche couplé à un modèle de langage, réponse rédigée et sources citées, avec possibilité d’une carte heuristique. Sans compte et illimité, avec compte pour sauvegarde. Audio, app iOS et Android disponibles. Edit 01/26 : l’application a beaucoup évolué depuis les premiers tests et son modèle économique a changé. Beaucoup […]</text:p>
          </table:table-cell>
          <table:table-cell table:style-name="EvenCell">
            <text:p>https://www.uneiaparjour.fr/felo/</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1/09/2024</text:p>
          </table:table-cell>
        </table:table-row>
        <table:table-row>
          <table:table-cell table:style-name="DataCell">
            <text:p>Llama coder</text:p>
          </table:table-cell>
          <table:table-cell table:style-name="DataCell">
            <text:p>Llama coder (https://llamacoder.together.ai) crée des applis à partir d’une requête à la manière des Artifacts de Claude.ai. Amélioration par chat. Open source : https://github.com/nutlope/llamacoder…. Possibilité de publication. Sans compte et illimité.</text:p>
          </table:table-cell>
          <table:table-cell table:style-name="DataCell">
            <text:p>https://www.uneiaparjour.fr/llama-coder/</text:p>
          </table:table-cell>
          <table:table-cell table:style-name="CatCell">
            <text:p>application</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8/2024</text:p>
          </table:table-cell>
        </table:table-row>
        <table:table-row>
          <table:table-cell table:style-name="EvenCell">
            <text:p>Pdf Gen</text:p>
          </table:table-cell>
          <table:table-cell table:style-name="EvenCell">
            <text:p>Pdf Gen (https://pdfgen.com) génère simplement des modèles de documents au format pdf à partir d’une requête : listes, formulaires à remplir, etc. (peut génèrer d’autres textes courts). Pas de modification possible, export seul. 50 documents gratuits.</text:p>
          </table:table-cell>
          <table:table-cell table:style-name="EvenCell">
            <text:p>https://www.uneiaparjour.fr/pdf-gen/</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8/2024</text:p>
          </table:table-cell>
        </table:table-row>
        <table:table-row>
          <table:table-cell table:style-name="DataCell">
            <text:p>Photosolve</text:p>
          </table:table-cell>
          <table:table-cell table:style-name="DataCell">
            <text:p>Photosolve (https://photosolve.io) propose de résoudre des exercices scolaires à partir d’une photo prise et d’expliquer la réponse. Un chatbot généraliste est également présent avec reconnaissance d’images. 20 requêtes gratuites puis 3 par jour.</text:p>
          </table:table-cell>
          <table:table-cell table:style-name="DataCell">
            <text:p>https://www.uneiaparjour.fr/photosolve/</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8/2024</text:p>
          </table:table-cell>
        </table:table-row>
        <table:table-row>
          <table:table-cell table:style-name="EvenCell">
            <text:p>Omnisets</text:p>
          </table:table-cell>
          <table:table-cell table:style-name="EvenCell">
            <text:p>Omnisets (https://omnisets.com) génère des flash cards à partir d’une requête, de notes, documents ou vidéos. Plusieurs modes de consultation avec quiz, memory, réponse texte et suivi. En FR si spécifié. 50 collections de 20 cartes gratuites.</text:p>
          </table:table-cell>
          <table:table-cell table:style-name="EvenCell">
            <text:p>https://www.uneiaparjour.fr/omnisets/</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8/2024</text:p>
          </table:table-cell>
        </table:table-row>
        <table:table-row>
          <table:table-cell table:style-name="DataCell">
            <text:p>Amigo Chat</text:p>
          </table:table-cell>
          <table:table-cell table:style-name="DataCell">
            <text:p>Amigo Chat (https://amigochat.io) : un chatbot multiple proposant des centaines de « persona », du générateur de texte et d’images au personnage historique / de fiction ou au résumé. En ligne, appli iOS / Android, WhatsApp, Telegram. Sans compte et illimité.</text:p>
          </table:table-cell>
          <table:table-cell table:style-name="DataCell">
            <text:p>https://www.uneiaparjour.fr/amigo-chat/</text:p>
          </table:table-cell>
          <table:table-cell table:style-name="CatCell">
            <text:p>chatbot</text:p>
          </table:table-cell>
          <table:table-cell table:style-name="CatCell">
            <text:p>images</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DataCell">
            <text:p>27/08/2024</text:p>
          </table:table-cell>
        </table:table-row>
        <table:table-row>
          <table:table-cell table:style-name="EvenCell">
            <text:p>Happy Pages</text:p>
          </table:table-cell>
          <table:table-cell table:style-name="EvenCell">
            <text:p>Happy Pages (https://happypagesai.com) génère des coloriages à partir d’une requête et d’une tranche d’âges (2/5 ans, 6/11 et + de 12 ans). Galerie de 5000 images avec moteur de recherche disponible. Export au format png. 5 générations gratuites par semaine.</text:p>
          </table:table-cell>
          <table:table-cell table:style-name="EvenCell">
            <text:p>https://www.uneiaparjour.fr/happy-pages/</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8/2024</text:p>
          </table:table-cell>
        </table:table-row>
        <table:table-row>
          <table:table-cell table:style-name="DataCell">
            <text:p>AI Lingo Play</text:p>
          </table:table-cell>
          <table:table-cell table:style-name="DataCell">
            <text:p>AI Lingo Play (https://ailingoplay.com) propose d’échanger via un chatbot dans 10 langues autour de situations de la vie quotidienne. 3 niveaux proposés. Audio et micro disponibles, traduction et explications détaillées. Beta gratuite et sans compte.</text:p>
          </table:table-cell>
          <table:table-cell table:style-name="DataCell">
            <text:p>https://www.uneiaparjour.fr/ai-lingo-play/</text:p>
          </table:table-cell>
          <table:table-cell table:style-name="CatCell">
            <text:p>langu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5/08/2024</text:p>
          </table:table-cell>
        </table:table-row>
        <table:table-row>
          <table:table-cell table:style-name="EvenCell">
            <text:p>Backpack</text:p>
          </table:table-cell>
          <table:table-cell table:style-name="EvenCell">
            <text:p>Backpack (https://backpackbot.ai) génère des musiques avec paroles à partir d’images ou de vidéos avec un style, avec ou sans requête, depuis Discord. Générations en anglais (peut-être possible en FR ?). Gratuit et illimité. Sources : Wikimedia et Pexels.</text:p>
          </table:table-cell>
          <table:table-cell table:style-name="EvenCell">
            <text:p>https://www.uneiaparjour.fr/backpack/</text:p>
          </table:table-cell>
          <table:table-cell table:style-name="EvenCatCell">
            <text:p>musiqu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8/2024</text:p>
          </table:table-cell>
        </table:table-row>
        <table:table-row>
          <table:table-cell table:style-name="DataCell">
            <text:p>Cartwhell</text:p>
          </table:table-cell>
          <table:table-cell table:style-name="DataCell">
            <text:p>Cartwhell (https://getcartwheel.com/home) génère des personnages 3D animés à partir d’une requête. Multiples possibilités d’édition, export en vidéo en version gratuite. Bêta avec générations illimitées. Pour illustrer des séances de motricité ou d’EPS ?</text:p>
          </table:table-cell>
          <table:table-cell table:style-name="DataCell">
            <text:p>https://www.uneiaparjour.fr/cartwhell/</text:p>
          </table:table-cell>
          <table:table-cell table:style-name="CatCell">
            <text:p>images 3D</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23/08/2024</text:p>
          </table:table-cell>
        </table:table-row>
        <table:table-row>
          <table:table-cell table:style-name="EvenCell">
            <text:p>Tripo 3d</text:p>
          </table:table-cell>
          <table:table-cell table:style-name="EvenCell">
            <text:p>Tripo 3d (http://tripo3d.ai) génère des modèles 3D à partir d’une requête texte ou image. Réglages avancés pour la requête puis modifications après génération. 4 images par génération, export en glb. 600 crédits gratuits par mois (10 x 4 images).</text:p>
          </table:table-cell>
          <table:table-cell table:style-name="EvenCell">
            <text:p>https://www.uneiaparjour.fr/tripo-3d/</text:p>
          </table:table-cell>
          <table:table-cell table:style-name="EvenCatCell">
            <text:p>images</text:p>
          </table:table-cell>
          <table:table-cell table:style-name="EvenCatCell">
            <text:p>images 3D</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8/2024</text:p>
          </table:table-cell>
        </table:table-row>
        <table:table-row>
          <table:table-cell table:style-name="DataCell">
            <text:p>Juno</text:p>
          </table:table-cell>
          <table:table-cell table:style-name="DataCell">
            <text:p>Juno (http://heyjuno.co) génère des enquêtes / sondages à partir d’un sujet et d’objectifs dans la langue de requête. Après réponses aux questions au format chatbot, génération d’une synthèse (en EN). 14 jours gratuits (pas de plans annoncés ensuite).</text:p>
          </table:table-cell>
          <table:table-cell table:style-name="DataCell">
            <text:p>https://www.uneiaparjour.fr/juno/</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8/2024</text:p>
          </table:table-cell>
        </table:table-row>
        <table:table-row>
          <table:table-cell table:style-name="EvenCell">
            <text:p>MiniPerplx</text:p>
          </table:table-cell>
          <table:table-cell table:style-name="EvenCell">
            <text:p>MiniPerplx (https://mplx.run) est un moteur de recherche minimaliste combiné à GPT4o : synthèse de la recherche, sources citées et suggestions pour aller approfondir. Sans compte, illimité et open source (GitHub : https://github.com/zaidmukaddam/miniperplx/…)</text:p>
          </table:table-cell>
          <table:table-cell table:style-name="EvenCell">
            <text:p>https://www.uneiaparjour.fr/miniperplx/</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8/2024</text:p>
          </table:table-cell>
        </table:table-row>
        <table:table-row>
          <table:table-cell table:style-name="DataCell">
            <text:p>AI Video Cut</text:p>
          </table:table-cell>
          <table:table-cell table:style-name="DataCell">
            <text:p>AI Video Cut (http://aivideocut.com) transforme des vidéos YouTube en clips (bande-annonce ou points-clés). Basé sur ChatGPT, plusieurs formes et formats. Export mp4, gratuit et illimité. Test avec @AsmaMhalla pour @brutofficiel : https://youtu.be/qrDk4puMCQk?si=cR_55vVQhJdYKJxE…</text:p>
          </table:table-cell>
          <table:table-cell table:style-name="DataCell">
            <text:p>https://www.uneiaparjour.fr/ai-video-cut/</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8/2024</text:p>
          </table:table-cell>
        </table:table-row>
        <table:table-row>
          <table:table-cell table:style-name="EvenCell">
            <text:p>Color</text:p>
          </table:table-cell>
          <table:table-cell table:style-name="EvenCell">
            <text:p>Color (https://color.lol) génère des dessins à colorier à partir de deux modes : « WordMode » pour une génération depuis une requête texte ou depuis des exemples proposés et « KidsMode » depuis une combinaison de 4 pictogrammes. 10 dessins gratuits.</text:p>
          </table:table-cell>
          <table:table-cell table:style-name="EvenCell">
            <text:p>https://www.uneiaparjour.fr/colo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8/2024</text:p>
          </table:table-cell>
        </table:table-row>
        <table:table-row>
          <table:table-cell table:style-name="DataCell">
            <text:p>Immersity</text:p>
          </table:table-cell>
          <table:table-cell table:style-name="DataCell">
            <text:p>Immersity (https://immersity.ai) anime des images fixes en vidéo ou image 3D avec nombreux réglages proposés (mouvement, focus…). Export vidéo avec filigrane gratuits, sans possible avec 100 crédits offerts ou sur abonnement. Sources Wikimédia.</text:p>
          </table:table-cell>
          <table:table-cell table:style-name="DataCell">
            <text:p>https://www.uneiaparjour.fr/immersity/</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8/2024</text:p>
          </table:table-cell>
        </table:table-row>
        <table:table-row>
          <table:table-cell table:style-name="EvenCell">
            <text:p>Documator</text:p>
          </table:table-cell>
          <table:table-cell table:style-name="EvenCell">
            <text:p>Documator (https://documator.cc) résume des documents pdf jusqu’à 10 Mo avec GPT4o. 3 modes de résumés page par page et traduction. 6 langues disponibles. Illimité et sans compte. Documents pour le test : https://reseau-canope.fr/agence-des-usages/dossiers-thematiques_intelligence-artificielle.html… et https://edunumrech.hypotheses.org</text:p>
          </table:table-cell>
          <table:table-cell table:style-name="EvenCell">
            <text:p>https://www.uneiaparjour.fr/documator/</text:p>
          </table:table-cell>
          <table:table-cell table:style-name="EvenCatCell">
            <text:p>document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6/08/2024</text:p>
          </table:table-cell>
        </table:table-row>
        <table:table-row>
          <table:table-cell table:style-name="DataCell">
            <text:p>AI Flash cards</text:p>
          </table:table-cell>
          <table:table-cell table:style-name="DataCell">
            <text:p>AI Flash cards (https://aiflash.cards) génère des flash cards à partir d’une requête ou d’un texte (url et pdf sur abonnement) avec suivi de la progression. 3 générations sans compte, 10 avec compte puis 1 /heure en version gratuite. Export .doc et .xls</text:p>
          </table:table-cell>
          <table:table-cell table:style-name="DataCell">
            <text:p>https://www.uneiaparjour.fr/ai-flash-cards/</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8/2024</text:p>
          </table:table-cell>
        </table:table-row>
        <table:table-row>
          <table:table-cell table:style-name="EvenCell">
            <text:p>Bloom</text:p>
          </table:table-cell>
          <table:table-cell table:style-name="EvenCell">
            <text:p>Bloom (https://bloom-seven.vercel.app) génère des cours en trois parties – débutant, intermédiaire, avancé – basés sur des vidéos YouTube. Génération en français si spécifié dans les étapes de définition du sujet. 2 cours par compte. Quelques exemples de contenus proposés dans le cours créé : – https://youtu.be/hAa7oNWra9E?si=Z-rdhO5hQGjybQQk… – https://youtu.be/M5M4RJLcAoQ?si=J2eX60GY2kX8HN01… – https://youtu.be/uAOgHnerl5Y?si=DntCiuQFl04gUp3b… – https://youtu.be/J9s0XmoKErY?si=TBcD6nVp5RR9vzRV… – https://youtu.be/aMS5jF3RhD4?si=jbts0dedYwBYk5m6… – […]</text:p>
          </table:table-cell>
          <table:table-cell table:style-name="EvenCell">
            <text:p>https://www.uneiaparjour.fr/bloom/</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8/2024</text:p>
          </table:table-cell>
        </table:table-row>
        <table:table-row>
          <table:table-cell table:style-name="DataCell">
            <text:p>Perchance</text:p>
          </table:table-cell>
          <table:table-cell table:style-name="DataCell">
            <text:p>Perchance (https://perchanceai.cc) génère des images à partir de 75 styles différents sans compte et depuis Flux (cf post du 02/08) ou Stable Diffusion avec compte – 20 crédits par mois gratuits. Fonctionnalités simples : format, prompt négatif et galerie.</text:p>
          </table:table-cell>
          <table:table-cell table:style-name="DataCell">
            <text:p>https://www.uneiaparjour.fr/7436-2/</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8/2024</text:p>
          </table:table-cell>
        </table:table-row>
        <table:table-row>
          <table:table-cell table:style-name="EvenCell">
            <text:p>Intellecs</text:p>
          </table:table-cell>
          <table:table-cell table:style-name="EvenCell">
            <text:p>Intellecs (https://intellecs.ai) : prise de notes avancée avec génération de textes depuis une question ou l’interrogation de fichiers pdf jusqu’à 50 pages. Aide à la rédaction avec reformulation. 20 questions par jour et 10 notes gratuites par jour.</text:p>
          </table:table-cell>
          <table:table-cell table:style-name="EvenCell">
            <text:p>https://www.uneiaparjour.fr/intellec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8/2024</text:p>
          </table:table-cell>
        </table:table-row>
        <table:table-row>
          <table:table-cell table:style-name="DataCell">
            <text:p>Playcast</text:p>
          </table:table-cell>
          <table:table-cell table:style-name="DataCell">
            <text:p>Playcast (https://playcast.ai) génère des résumés de textes, de documents, d’URL ou de vidéo YouTube sous forme d’épisodes de podcast disponibles dans les applis dédiées. Exemple dans Apple podcast. Galerie, FR ok. 5 documents / épisodes gratuits.</text:p>
          </table:table-cell>
          <table:table-cell table:style-name="DataCell">
            <text:p>https://www.uneiaparjour.fr/playcast/</text:p>
          </table:table-cell>
          <table:table-cell table:style-name="CatCell">
            <text:p>documents</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8/2024</text:p>
          </table:table-cell>
        </table:table-row>
        <table:table-row>
          <table:table-cell table:style-name="EvenCell">
            <text:p>Olovka</text:p>
          </table:table-cell>
          <table:table-cell table:style-name="EvenCell">
            <text:p>Olovka (http://olovka.ai) génère des textes longs de style académique avec édition avancée possible du sommaire jusqu’à l’écrit final. Des quiz (en anglais) peuvent être générés et 1 chabot est proposé. Export doc ou html. 10000 mots gratuits par mois.</text:p>
          </table:table-cell>
          <table:table-cell table:style-name="EvenCell">
            <text:p>https://www.uneiaparjour.fr/olovka/</text:p>
          </table:table-cell>
          <table:table-cell table:style-name="EvenCatCell">
            <text:p>chatbot</text:p>
          </table:table-cell>
          <table:table-cell table:style-name="EvenCatCell">
            <text:p>quiz et flashcard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9/08/2024</text:p>
          </table:table-cell>
        </table:table-row>
        <table:table-row>
          <table:table-cell table:style-name="DataCell">
            <text:p>Pic Lumen</text:p>
          </table:table-cell>
          <table:table-cell table:style-name="DataCell">
            <text:p>Pic Lumen (https://piclumen.com) génère des images à partir de trois modèles « maison » et Flux (cf #uneIAparjour du 02/08). Galerie, réglages avancés dont prompt négatif et seed, image to image, remix et effacement d’arrière-plan. Export et partage url. Illimité avec compte.</text:p>
          </table:table-cell>
          <table:table-cell table:style-name="DataCell">
            <text:p>https://www.uneiaparjour.fr/pic-lumen/</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8/2024</text:p>
          </table:table-cell>
        </table:table-row>
        <table:table-row>
          <table:table-cell table:style-name="EvenCell">
            <text:p>Homeworkify</text:p>
          </table:table-cell>
          <table:table-cell table:style-name="EvenCell">
            <text:p>Homeworkify (https://homeworkify.im) utilise ChatGPT 4 pour répondre aux requêtes texte et/ou documents pdf et photos (plusieurs possibles). Sans compte, 5 requêtes par 24h. Tests avec rapport IA gouvernement, images perso et images Wikipedia.</text:p>
          </table:table-cell>
          <table:table-cell table:style-name="EvenCell">
            <text:p>https://www.uneiaparjour.fr/homeworkify/</text:p>
          </table:table-cell>
          <table:table-cell table:style-name="EvenCatCell">
            <text:p>documents</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7/08/2024</text:p>
          </table:table-cell>
        </table:table-row>
        <table:table-row>
          <table:table-cell table:style-name="DataCell">
            <text:p>Liner</text:p>
          </table:table-cell>
          <table:table-cell table:style-name="DataCell">
            <text:p>Liner (https://getliner.com) : moteur de recherche généraliste / académique avec synthèse. Création d’agents et partage. Recherches illimitées avec le modèle « Basic ». Tests : – General : https://getliner.com/search/s/19617180/t/63619842… – Scholar : https://getliner.com/search/s/19617180/t/63619979…</text:p>
          </table:table-cell>
          <table:table-cell table:style-name="DataCell">
            <text:p>https://www.uneiaparjour.fr/liner/</text:p>
          </table:table-cell>
          <table:table-cell table:style-name="CatCell">
            <text:p>recherch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8/2024</text:p>
          </table:table-cell>
        </table:table-row>
        <table:table-row>
          <table:table-cell table:style-name="EvenCell">
            <text:p>Music Hero</text:p>
          </table:table-cell>
          <table:table-cell table:style-name="EvenCell">
            <text:p>Music Hero (https://musichero.ai) génère de la musique à partir d’un prompt et/ou de paroles / style musical. Sans compte, 5×2 générations/jour. Partage et export mp3. Tests avec « Le dormeur du val »: – https://musichero.ai/fr/music/80588-Le-dormeur-du-val… – https://musichero.ai/fr/music/80574-Le-dormeur-du-val…</text:p>
          </table:table-cell>
          <table:table-cell table:style-name="EvenCell">
            <text:p>https://www.uneiaparjour.fr/music-hero/</text:p>
          </table:table-cell>
          <table:table-cell table:style-name="EvenCatCell">
            <text:p>musique</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8/2024</text:p>
          </table:table-cell>
        </table:table-row>
        <table:table-row>
          <table:table-cell table:style-name="DataCell">
            <text:p>MemFree</text:p>
          </table:table-cell>
          <table:table-cell table:style-name="DataCell">
            <text:p>MemFree (https://memfree.me) propose moteur de recherche et chatbot + « Ask » combinaison des 2. GPT 4o mini en version gratuite, extension chrome pour les signets. Quelques recherches sans compte puis 10 recherches gratuites par jour. Open source.</text:p>
          </table:table-cell>
          <table:table-cell table:style-name="DataCell">
            <text:p>https://www.uneiaparjour.fr/memfree/</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8/2024</text:p>
          </table:table-cell>
        </table:table-row>
        <table:table-row>
          <table:table-cell table:style-name="EvenCell">
            <text:p>Flux pro</text:p>
          </table:table-cell>
          <table:table-cell table:style-name="EvenCell">
            <text:p>Flux pro (https://replicate.com/black-forest-labs/flux-pro) est un nouveau modèle de génération d’images avec gestion de la génération de texte dans l’image performante. Démo avec réglages fins à tester sur Replicate. Sans compte et gratuit – via @cmelian Edit du 28/08/24 :Flux pro étant passé en version payante sur Replicate et d’autres sittes, il est possible d’accèder gratuitement […]</text:p>
          </table:table-cell>
          <table:table-cell table:style-name="EvenCell">
            <text:p>https://www.uneiaparjour.fr/flux-pro/</text:p>
          </table:table-cell>
          <table:table-cell table:style-name="EvenCatCell">
            <text:p>FR / EU</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03/08/2024</text:p>
          </table:table-cell>
        </table:table-row>
        <table:table-row>
          <table:table-cell table:style-name="DataCell">
            <text:p>Free PDF summarizer</text:p>
          </table:table-cell>
          <table:table-cell table:style-name="DataCell">
            <text:p>Free PDF summarizer (https://pdfsummarizer.net) permet le dialogue avec des fichiers pdf jusqu’à 10 Mo via un chatbot. Basé sur ChatGPT 3.5, peut répondre sur d’autres sujets. FR ok, gratuit et sans compte. Tests avec le rapport https://info.gouv.fr/actualite/25-recommandations-pour-lia-en-france…</text:p>
          </table:table-cell>
          <table:table-cell table:style-name="DataCell">
            <text:p>https://www.uneiaparjour.fr/free-pdf-summarizer/</text:p>
          </table:table-cell>
          <table:table-cell table:style-name="CatCell">
            <text:p>document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2/08/2024</text:p>
          </table:table-cell>
        </table:table-row>
        <table:table-row>
          <table:table-cell table:style-name="EvenCell">
            <text:p>Haiper</text:p>
          </table:table-cell>
          <table:table-cell table:style-name="EvenCell">
            <text:p>Haiper (https://haiper.ai) génère de courtes vidéos depuis une requête texte ou depuis une image. Outils avancés (modification d’objets, seed, durée…). Version beta, 300 crédits et 10 générations gratuites par jour. Partage url ou export mp4.</text:p>
          </table:table-cell>
          <table:table-cell table:style-name="EvenCell">
            <text:p>https://www.uneiaparjour.fr/haiper/</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8/2024</text:p>
          </table:table-cell>
        </table:table-row>
        <table:table-row>
          <table:table-cell table:style-name="DataCell">
            <text:p>Genspark v1</text:p>
          </table:table-cell>
          <table:table-cell table:style-name="DataCell">
            <text:p>Genspark (https://genspark.ai) est un moteur de recherche multiple, connecté et sourcé, avec synthèses générées : classique, images, voyages et produits. Version beta gratuite, accessible sans compte, compte permet l’accès à un chatbot et aux signets.</text:p>
          </table:table-cell>
          <table:table-cell table:style-name="DataCell">
            <text:p>https://www.uneiaparjour.fr/genspark/</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1/07/2024</text:p>
          </table:table-cell>
        </table:table-row>
        <table:table-row>
          <table:table-cell table:style-name="EvenCell">
            <text:p>Venice</text:p>
          </table:table-cell>
          <table:table-cell table:style-name="EvenCell">
            <text:p>Venice (https://venice.ai) regroupe chatbot texte / code et génération d’images avec différents modèles dont un LLM « non censuré » en version beta. 100 requêtes texte et 20 générations d’images par jour dans la version gratuite sans compte.</text:p>
          </table:table-cell>
          <table:table-cell table:style-name="EvenCell">
            <text:p>https://www.uneiaparjour.fr/venice/</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sans compte</text:p>
          </table:table-cell>
          <table:table-cell table:style-name="EvenCatCell">
            <text:p>texte</text:p>
          </table:table-cell>
          <table:table-cell table:style-name="EvenCatCell">
            <text:p/>
          </table:table-cell>
          <table:table-cell table:style-name="EvenCell">
            <text:p>30/07/2024</text:p>
          </table:table-cell>
        </table:table-row>
        <table:table-row>
          <table:table-cell table:style-name="DataCell">
            <text:p>Giz</text:p>
          </table:table-cell>
          <table:table-cell table:style-name="DataCell">
            <text:p>Giz (https://giz.ai) regroupe modèles de langage, images, audio et vidéos dans une même interface avec des outils multiples : texte, images, vidéo, musique, jeu video… À noter : génération de bulletins d’actualités sourcés. Beta illimitée.</text:p>
          </table:table-cell>
          <table:table-cell table:style-name="DataCell">
            <text:p>https://www.uneiaparjour.fr/giz/</text:p>
          </table:table-cell>
          <table:table-cell table:style-name="CatCell">
            <text:p>images</text:p>
          </table:table-cell>
          <table:table-cell table:style-name="CatCell">
            <text:p>jeu vidéo</text:p>
          </table:table-cell>
          <table:table-cell table:style-name="CatCell">
            <text:p>musique</text:p>
          </table:table-cell>
          <table:table-cell table:style-name="CatCell">
            <text:p>usage illimité</text:p>
          </table:table-cell>
          <table:table-cell table:style-name="CatCell">
            <text:p>vidéo</text:p>
          </table:table-cell>
          <table:table-cell table:style-name="CatCell">
            <text:p/>
          </table:table-cell>
          <table:table-cell table:style-name="DataCell">
            <text:p>29/07/2024</text:p>
          </table:table-cell>
        </table:table-row>
        <table:table-row>
          <table:table-cell table:style-name="EvenCell">
            <text:p>Qwen 2</text:p>
          </table:table-cell>
          <table:table-cell table:style-name="EvenCell">
            <text:p>Qwen 2 (projet : https://huggingface.co/Qwen et demo sur Hugging Face : https://huggingface.co/spaces/Qwen/Qwen2-57b-a14b-instruct-demo…) est un modèle de langage open source développé par @AlibabaGroup. 5 tailles disponibles de 500 millions à 72 Mds de paramètres. Test : https://codimd.apps.education.fr/S7sWeXFNQqWINVrZjiqJ-g?view…</text:p>
          </table:table-cell>
          <table:table-cell table:style-name="EvenCell">
            <text:p>https://www.uneiaparjour.fr/qwen-2/</text:p>
          </table:table-cell>
          <table:table-cell table:style-name="EvenCatCell">
            <text:p>LLM</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28/07/2024</text:p>
          </table:table-cell>
        </table:table-row>
        <table:table-row>
          <table:table-cell table:style-name="DataCell">
            <text:p>Brev AI</text:p>
          </table:table-cell>
          <table:table-cell table:style-name="DataCell">
            <text:p>Brev AI (https://brev.ai) génère des morceaux de musique à partir de requête ou paroles fournies. 2 morceaux par génération. Tests : – avec requête : https://brev.ai/music/3256-un-%C3%A9t%C3%A9-fou… – Art poétique, Verlaine : https://brev.ai/music/3245-art-po%C3%A9tique-verlaine… Gratuit, sans compte, illimité.</text:p>
          </table:table-cell>
          <table:table-cell table:style-name="DataCell">
            <text:p>https://www.uneiaparjour.fr/brev-ai/</text:p>
          </table:table-cell>
          <table:table-cell table:style-name="CatCell">
            <text:p>musiqu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7/07/2024</text:p>
          </table:table-cell>
        </table:table-row>
        <table:table-row>
          <table:table-cell table:style-name="EvenCell">
            <text:p>Sensai</text:p>
          </table:table-cell>
          <table:table-cell table:style-name="EvenCell">
            <text:p>Sensai (https://sensay.io) propose le dialogue avec des personas créés et de créer son propre avatar ou d’autres à partir de questionnaire avec entraînement. Voix possible. Test avec Victor Hugo (source Wikipedia) en avatar : https://sensay.io/victorhugo</text:p>
          </table:table-cell>
          <table:table-cell table:style-name="EvenCell">
            <text:p>https://www.uneiaparjour.fr/sensai/</text:p>
          </table:table-cell>
          <table:table-cell table:style-name="EvenCatCell">
            <text:p>chatbot</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7/2024</text:p>
          </table:table-cell>
        </table:table-row>
        <table:table-row>
          <table:table-cell table:style-name="DataCell">
            <text:p>Auraflow</text:p>
          </table:table-cell>
          <table:table-cell table:style-name="DataCell">
            <text:p>Auraflow (https://huggingface.co/spaces/multimodalart/AuraFlow…) est un nouveau modèle de génération d’images opensource de 6,8 Mds de paramètres (documentation : https://huggingface.co/fal/AuraFlow). Fonctions avancées disponibles. Version beta, illimité.</text:p>
          </table:table-cell>
          <table:table-cell table:style-name="DataCell">
            <text:p>https://www.uneiaparjour.fr/auraflow/</text:p>
          </table:table-cell>
          <table:table-cell table:style-name="CatCell">
            <text:p>images</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5/07/2024</text:p>
          </table:table-cell>
        </table:table-row>
        <table:table-row>
          <table:table-cell table:style-name="EvenCell">
            <text:p>Xanton</text:p>
          </table:table-cell>
          <table:table-cell table:style-name="EvenCell">
            <text:p>Xanton (https://xantonai.com) propose de converser avec 15 personnages historiques via son chatbot. FR accepté. Suggestion de nouveaux bots possible. Créateurs et LLM non spécifiés. Version beta gratuite et illimitée.</text:p>
          </table:table-cell>
          <table:table-cell table:style-name="EvenCell">
            <text:p>https://www.uneiaparjour.fr/xanton/</text:p>
          </table:table-cell>
          <table:table-cell table:style-name="EvenCatCell">
            <text:p>chatbot</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7/2024</text:p>
          </table:table-cell>
        </table:table-row>
        <table:table-row>
          <table:table-cell table:style-name="DataCell">
            <text:p>VoxCraft</text:p>
          </table:table-cell>
          <table:table-cell table:style-name="DataCell">
            <text:p>VoxCraft (https://voxcraft.ai) génère des modèles 3D à partir d’image chargée. En ligne et via un serveur Discord. À venir : text to 3D. Export format obj. 200 crédits gratuits par mois, 2000 à l’ouverture (100 pour une génération, en CC si gratuit).</text:p>
          </table:table-cell>
          <table:table-cell table:style-name="DataCell">
            <text:p>https://www.uneiaparjour.fr/voxcraft/</text:p>
          </table:table-cell>
          <table:table-cell table:style-name="CatCell">
            <text:p>images</text:p>
          </table:table-cell>
          <table:table-cell table:style-name="CatCell">
            <text:p>images 3D</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7/2024</text:p>
          </table:table-cell>
        </table:table-row>
        <table:table-row>
          <table:table-cell table:style-name="EvenCell">
            <text:p>Mixart</text:p>
          </table:table-cell>
          <table:table-cell table:style-name="EvenCell">
            <text:p>Mixart (https://mixart.ai) génère des images à partir de 30 modèles différents (plusieurs basés sur Stable Diffusion SDXL). Outils de génération avancés : prompt négatif, image to image, poids, formats, résolution… 10 images gratuites par mois.</text:p>
          </table:table-cell>
          <table:table-cell table:style-name="EvenCell">
            <text:p>https://www.uneiaparjour.fr/mixart/</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7/2024</text:p>
          </table:table-cell>
        </table:table-row>
        <table:table-row>
          <table:table-cell table:style-name="DataCell">
            <text:p>Fliz</text:p>
          </table:table-cell>
          <table:table-cell table:style-name="DataCell">
            <text:p>Fliz (http://fliz.ai) génère des vidéos image, voix et sous-titres à partir d’une URL ou d’un texte à la manière d’une bande-annonce ou d’une mise à avant produit. 3 formats, texte éditable, plusieurs voix. 5 crédits gratuits /mois (1 à 2 vidéos)</text:p>
          </table:table-cell>
          <table:table-cell table:style-name="DataCell">
            <text:p>https://www.uneiaparjour.fr/fliz/</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7/2024</text:p>
          </table:table-cell>
        </table:table-row>
        <table:table-row>
          <table:table-cell table:style-name="EvenCell">
            <text:p>Consensus</text:p>
          </table:table-cell>
          <table:table-cell table:style-name="EvenCell">
            <text:p>Consensus (https://consensus.app) permet la recherche et la synthèse avec sa fonction « copilot » d’articles scientifiques. Nombreux filtres et outils, export et partage. Test : https://consensus.app/results/?q=Les%20IA%20g%C3%A9n%C3%A9ratives%20en%20%C3%A9ducation&amp;synthesize=on&amp;copilot=on&amp;lang=fr… Recherches illimitées, 30 actions /mois gratuites.</text:p>
          </table:table-cell>
          <table:table-cell table:style-name="EvenCell">
            <text:p>https://www.uneiaparjour.fr/consensus/</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7/2024</text:p>
          </table:table-cell>
        </table:table-row>
        <table:table-row>
          <table:table-cell table:style-name="DataCell">
            <text:p>Dorik</text:p>
          </table:table-cell>
          <table:table-cell table:style-name="DataCell">
            <text:p>Dorik (http://dorik.com) génère un site web avec blog à partir d’un titre et une description. Configuration fine, nombreux templates et suivi des visites. 5 sites de 5 pages et 20 billets de blog gratuits et hébergés. Test : https://iageneducation.dorik.io</text:p>
          </table:table-cell>
          <table:table-cell table:style-name="DataCell">
            <text:p>https://www.uneiaparjour.fr/dorik/</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7/2024</text:p>
          </table:table-cell>
        </table:table-row>
        <table:table-row>
          <table:table-cell table:style-name="EvenCell">
            <text:p>Briefy</text:p>
          </table:table-cell>
          <table:table-cell table:style-name="EvenCell">
            <text:p>Briefy (https://briefy.ai) résume des pages web via une extension Chrome ou Safari iOS. 3 formats sont proposés – texte, carte heuristique ou tableau – et un chatbot est disponible. Partage possible. Test : https://briefy.ai/shared/satvpzq2cxbum1h2jeo8wcxb/intelligence-artificielle-g%C3%A9n%C3%A9rative-wikip%C3%A9dia… 30 requêtes /mois.</text:p>
          </table:table-cell>
          <table:table-cell table:style-name="EvenCell">
            <text:p>https://www.uneiaparjour.fr/briefy/</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7/2024</text:p>
          </table:table-cell>
        </table:table-row>
        <table:table-row>
          <table:table-cell table:style-name="DataCell">
            <text:p>Naria</text:p>
          </table:table-cell>
          <table:table-cell table:style-name="DataCell">
            <text:p>Naria (https://naria.ai) génère des livres pour enfants pas à pas, de la définition du personnage et de l’histoire aux différentes pages. Chaque étape est configurable. FR accepté si spécifié. Partage gratuit et illimité (impression payante). Test : (source Wikipedia https://fr.wikipedia.org/wiki/Marie_Curie…)</text:p>
          </table:table-cell>
          <table:table-cell table:style-name="DataCell">
            <text:p>https://www.uneiaparjour.fr/naria/</text:p>
          </table:table-cell>
          <table:table-cell table:style-name="CatCell">
            <text:p>histoires enfant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07/2024</text:p>
          </table:table-cell>
        </table:table-row>
        <table:table-row>
          <table:table-cell table:style-name="EvenCell">
            <text:p>Tiny Wow</text:p>
          </table:table-cell>
          <table:table-cell table:style-name="EvenCell">
            <text:p>Tiny Wow, la boîte à outils bien connue, propose plus de 50 outils de génération de texte (https://tinywow.com/tools/write). En FR mais nécessaire de préciser parfois. À noter : également des outils de générations d’images, peu performants. Sans compte avec pub.</text:p>
          </table:table-cell>
          <table:table-cell table:style-name="EvenCell">
            <text:p>https://www.uneiaparjour.fr/tiny-wow/</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6/07/2024</text:p>
          </table:table-cell>
        </table:table-row>
        <table:table-row>
          <table:table-cell table:style-name="DataCell">
            <text:p>Pdf summarizer</text:p>
          </table:table-cell>
          <table:table-cell table:style-name="DataCell">
            <text:p>Pdf summarizer (https://mymap.ai/pdf-summarizer) : nouvel outil de Mymap déjà vu sur #uneIAparjour Résume les pdf même longs et intègre les outils de Mymap. Sans compte avec limite à une dizaine d’interactions. Test avec « rapport REPIA » Canopé https://reseau-canope.fr/agence-des-usages/dossiers-thematiques_intelligence-artificielle.html</text:p>
          </table:table-cell>
          <table:table-cell table:style-name="DataCell">
            <text:p>https://www.uneiaparjour.fr/pdf-summarizer/</text:p>
          </table:table-cell>
          <table:table-cell table:style-name="CatCell">
            <text:p>documents</text:p>
          </table:table-cell>
          <table:table-cell table:style-name="CatCell">
            <text:p>mindmap</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DataCell">
            <text:p>15/07/2024</text:p>
          </table:table-cell>
        </table:table-row>
        <table:table-row>
          <table:table-cell table:style-name="EvenCell">
            <text:p>Générateur d’histoires IA</text:p>
          </table:table-cell>
          <table:table-cell table:style-name="EvenCell">
            <text:p>Générateur d’histoires IA (https://ai-storygenerator.net/fr) génère des histoires en 9 langues et 5 styles (commun, histoires du soir, wuxia – fictions de « chevaliers errants », thriller et humour). Tests avec « un renard rencontre un corbeau ». Sans compte.</text:p>
          </table:table-cell>
          <table:table-cell table:style-name="EvenCell">
            <text:p>https://www.uneiaparjour.fr/generateur-dhistoires-ia/</text:p>
          </table:table-cell>
          <table:table-cell table:style-name="EvenCatCell">
            <text:p>histoires enfant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14/07/2024</text:p>
          </table:table-cell>
        </table:table-row>
        <table:table-row>
          <table:table-cell table:style-name="DataCell">
            <text:p>Promo</text:p>
          </table:table-cell>
          <table:table-cell table:style-name="DataCell">
            <text:p>Promo (https://promo.com) génère plusieurs vidéos à partir d’une url et d’une description. Montées avec extraits vidéos, musique et texte. Un chatbot permet de faire des modifications. Générations gratuites avec lien, téléchargement payant. Exemples :– https://promo.com/planner/share/post/ee61519a-b846-4692-a546-86886768ea22/4f19ad8e-11e7-44ae-a734-3a7096260568?utm_source=planner-video-share-page– https://promo.com/planner/share/post/9603cc8b-ee4f-430e-980c-5b56bb989c3e/74ba9d38-752f-40a0-87fc-b39812b14446?utm_source=planner-video-share-page– https://promo.com/planner/share/post/baa30dcf-08d8-41d1-ba73-ef3d45cf6517/df537198-b49d-4e37-8559-cbbe0b152d04?utm_source=planner-video-share-page</text:p>
          </table:table-cell>
          <table:table-cell table:style-name="DataCell">
            <text:p>https://www.uneiaparjour.fr/promo/</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7/2024</text:p>
          </table:table-cell>
        </table:table-row>
        <table:table-row>
          <table:table-cell table:style-name="EvenCell">
            <text:p>Shakker v2</text:p>
          </table:table-cell>
          <table:table-cell table:style-name="EvenCell">
            <text:p>Shakker (https://shakker.ai/aigenerator) regroupe des modèles de génération d’images (Stable diffusion et modèle interne) avec filtres et fonctions avancées. Outils d’agrandissement et de retouche. 300 crédits gratuits puis 200/mois (5 environ par génération).</text:p>
          </table:table-cell>
          <table:table-cell table:style-name="EvenCell">
            <text:p>https://www.uneiaparjour.fr/shakker-v2/</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7/2024</text:p>
          </table:table-cell>
        </table:table-row>
        <table:table-row>
          <table:table-cell table:style-name="DataCell">
            <text:p>1 min AI</text:p>
          </table:table-cell>
          <table:table-cell table:style-name="DataCell">
            <text:p>1 min ai (https://1min.ai) regroupe modèles de langage et d’images dans une même interface. Nombreux outils proposés, génération depuis plusieurs modèles avec un même prompt. 250000 crédits gratuits puis 15000 par jour, coûts variables/modèle.</text:p>
          </table:table-cell>
          <table:table-cell table:style-name="DataCell">
            <text:p>https://www.uneiaparjour.fr/1-min-ai/</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7/2024</text:p>
          </table:table-cell>
        </table:table-row>
        <table:table-row>
          <table:table-cell table:style-name="EvenCell">
            <text:p>Just the answer</text:p>
          </table:table-cell>
          <table:table-cell table:style-name="EvenCell">
            <text:p>Just the answer (http://justtheanswer.vercel.app) apporte des réponses courtes à une requête tout en proposant des rebonds possibles via des liens. Connecté, donne ses sources (flèche en haut à gauche). Accepte le FR. LLM + auteur inconnu. Sans compte et illimité.</text:p>
          </table:table-cell>
          <table:table-cell table:style-name="EvenCell">
            <text:p>https://www.uneiaparjour.fr/just-the-answer/</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0/07/2024</text:p>
          </table:table-cell>
        </table:table-row>
        <table:table-row>
          <table:table-cell table:style-name="DataCell">
            <text:p>Swift</text:p>
          </table:table-cell>
          <table:table-cell table:style-name="DataCell">
            <text:p>Swift (https://swift-ai.vercel.app) : un assistant vocal basé sur LLama développé par Groq, Cartesia et Vercel. Réaction rapide permet les conversations (FR si spécifié, voix anglophone). Mémoire de la conversation. Open source : https://github.com/ai-ng/swif</text:p>
          </table:table-cell>
          <table:table-cell table:style-name="DataCell">
            <text:p>https://www.uneiaparjour.fr/swift/</text:p>
          </table:table-cell>
          <table:table-cell table:style-name="CatCell">
            <text:p>chatbot</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voix</text:p>
          </table:table-cell>
          <table:table-cell table:style-name="CatCell">
            <text:p/>
          </table:table-cell>
          <table:table-cell table:style-name="DataCell">
            <text:p>09/07/2024</text:p>
          </table:table-cell>
        </table:table-row>
        <table:table-row>
          <table:table-cell table:style-name="EvenCell">
            <text:p>Génération Texte de Vittascience</text:p>
          </table:table-cell>
          <table:table-cell table:style-name="EvenCell">
            <text:p>Génération Texte de @Vittascience (https://fr.vittascience.com/ia/text.php) génère du texte à partir de Mixtral, Gemma, ChatGPT et Llama (limité pour les gros LLM). Réglage niveau de créativité, 18 prépompts et affichage des relations entre tokens. Sans compte.</text:p>
          </table:table-cell>
          <table:table-cell table:style-name="EvenCell">
            <text:p>https://www.uneiaparjour.fr/generation-texte-de-vittascience/</text:p>
          </table:table-cell>
          <table:table-cell table:style-name="EvenCatCell">
            <text:p>chatbot</text:p>
          </table:table-cell>
          <table:table-cell table:style-name="EvenCatCell">
            <text:p>éducation</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08/07/2024</text:p>
          </table:table-cell>
        </table:table-row>
        <table:table-row>
          <table:table-cell table:style-name="DataCell">
            <text:p>Génération Image de Vittascience</text:p>
          </table:table-cell>
          <table:table-cell table:style-name="DataCell">
            <text:p>Génération Image de @Vittascience (https://fr.vittascience.com/ia/image-generate.php) génère des images à partir de Segmind de Stable Diffusion. Prompt négatif, 9 styles disponibles et niveau de créativité. 6 étapes de la génération affichées puis animées. Sans compte.</text:p>
          </table:table-cell>
          <table:table-cell table:style-name="DataCell">
            <text:p>https://www.uneiaparjour.fr/generation-image-de-vittascience/</text:p>
          </table:table-cell>
          <table:table-cell table:style-name="CatCell">
            <text:p>éducation</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08/07/2024</text:p>
          </table:table-cell>
        </table:table-row>
        <table:table-row>
          <table:table-cell table:style-name="EvenCell">
            <text:p>Wonderweave</text:p>
          </table:table-cell>
          <table:table-cell table:style-name="EvenCell">
            <text:p>Wonderweave (https://wonderweave.app) génère des histoires à partir d’un personnage – récurrent – et d’une requête. Histoires courtes avec image et voix EN. FR si spécifié. Pas de partage possible. 14 j. en version complète puis gratuit et limité.</text:p>
          </table:table-cell>
          <table:table-cell table:style-name="EvenCell">
            <text:p>https://www.uneiaparjour.fr/wonderweave/</text:p>
          </table:table-cell>
          <table:table-cell table:style-name="EvenCatCell">
            <text:p>histoires enfa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7/2024</text:p>
          </table:table-cell>
        </table:table-row>
        <table:table-row>
          <table:table-cell table:style-name="DataCell">
            <text:p>AI Music Generator</text:p>
          </table:table-cell>
          <table:table-cell table:style-name="DataCell">
            <text:p>AI Music Generator (https://ai-music-generator.ai) génère des morceaux de musique à partir d’une requête ou d’un texte proposé et d’un style. Galerie, partage et albums. Export mp3.Tests : – https://ai-music-generator.ai/fr/song/30b45024-c6e1-4ec5-87b7-fdb49a026aec– https://ai-music-generator.ai/fr/song/4c4e8e37-10aa-4ab6-9fdf-3c62ea9e063010 chansons gratuites</text:p>
          </table:table-cell>
          <table:table-cell table:style-name="DataCell">
            <text:p>https://www.uneiaparjour.fr/ai-music-generator/</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7/2024</text:p>
          </table:table-cell>
        </table:table-row>
        <table:table-row>
          <table:table-cell table:style-name="EvenCell">
            <text:p>Slides Bot</text:p>
          </table:table-cell>
          <table:table-cell table:style-name="EvenCell">
            <text:p>Slides Bot (https://slides.bot) génère des presentations à partir d’une requête ou d’un document (pdf, txt, doc, xls, csv). La progression s’effectue via un chatbot. Diapo texte et image Unsplash. Export via slidesGPT. Sans compte, 5 diapos/jour.</text:p>
          </table:table-cell>
          <table:table-cell table:style-name="EvenCell">
            <text:p>https://www.uneiaparjour.fr/slides-bot/</text:p>
          </table:table-cell>
          <table:table-cell table:style-name="EvenCatCell">
            <text:p>présentation</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7/2024</text:p>
          </table:table-cell>
        </table:table-row>
        <table:table-row>
          <table:table-cell table:style-name="DataCell">
            <text:p>Talk to AI</text:p>
          </table:table-cell>
          <table:table-cell table:style-name="DataCell">
            <text:p>Talk to AI (https://talkto.ai) est un chatbot texte qui propose de converser avec l’un des 21 personas prédéfinis : développeur, critique cinéma, avocat, philosophe, etc. Basé sur les modèles Bert et RobertA. En EN, spécifier FR. Sans compte et illimité.</text:p>
          </table:table-cell>
          <table:table-cell table:style-name="DataCell">
            <text:p>https://www.uneiaparjour.fr/talk-to-ai/</text:p>
          </table:table-cell>
          <table:table-cell table:style-name="CatCell">
            <text:p>chatbot</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4/07/2024</text:p>
          </table:table-cell>
        </table:table-row>
        <table:table-row>
          <table:table-cell table:style-name="EvenCell">
            <text:p>Bagoodex</text:p>
          </table:table-cell>
          <table:table-cell table:style-name="EvenCell">
            <text:p>Bagoodex (https://bagoodex.io) regroupe moteur de recherche, agent conversationnel et personas. Annonce de confidentialité (cf privacypolicy). Catalogue de personas (dont génération images) et possibilité d’en créer. Sans compte et illimité. Edit 08/25 : avec compte et fonctionnalités basiques.</text:p>
          </table:table-cell>
          <table:table-cell table:style-name="EvenCell">
            <text:p>https://www.uneiaparjour.fr/bagoodex/</text:p>
          </table:table-cell>
          <table:table-cell table:style-name="EvenCatCell">
            <text:p>chatbot</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3/07/2024</text:p>
          </table:table-cell>
        </table:table-row>
        <table:table-row>
          <table:table-cell table:style-name="DataCell">
            <text:p>Right Blogger</text:p>
          </table:table-cell>
          <table:table-cell table:style-name="DataCell">
            <text:p>Right Blogger (https://rightblogger.com) propose des outils de génération de texte pour accompagner la publication. Version gratuite limitée (pas de base ou de ton personnels) avec 70 outils disponibles dont génération d’article et résumé.</text:p>
          </table:table-cell>
          <table:table-cell table:style-name="DataCell">
            <text:p>https://www.uneiaparjour.fr/right-blogger/</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7/2024</text:p>
          </table:table-cell>
        </table:table-row>
        <table:table-row>
          <table:table-cell table:style-name="EvenCell">
            <text:p>Apprendre avec IA</text:p>
          </table:table-cell>
          <table:table-cell table:style-name="EvenCell">
            <text:p>Apprendre avec IA (https://apprendreaveciapro.ca) propose deux chatbots pour «vérifier» ou «développer ses compétences et savoir». Développé par @ContactNorth et basé sur GPT 4, disponible en 19 langues et 4 niveaux d’apprentissage, sans compte et illimité.</text:p>
          </table:table-cell>
          <table:table-cell table:style-name="EvenCell">
            <text:p>https://www.uneiaparjour.fr/apprendre-avec-ia/</text:p>
          </table:table-cell>
          <table:table-cell table:style-name="EvenCatCell">
            <text:p>chatbot</text:p>
          </table:table-cell>
          <table:table-cell table:style-name="EvenCatCell">
            <text:p>éducation</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01/07/2024</text:p>
          </table:table-cell>
        </table:table-row>
        <table:table-row>
          <table:table-cell table:style-name="DataCell">
            <text:p>Diagramix</text:p>
          </table:table-cell>
          <table:table-cell table:style-name="DataCell">
            <text:p>Diagramix (https://diagramix.ai) génère des visualisations de données à partir d’une requête (8 types de visualisations disponibles). Illimité, accès sans compte avec GPT 3.5 et à GPT 4 avec compte, itération possible avec compte. Code éditable en direct.</text:p>
          </table:table-cell>
          <table:table-cell table:style-name="DataCell">
            <text:p>https://www.uneiaparjour.fr/diagramix/</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6/2024</text:p>
          </table:table-cell>
        </table:table-row>
        <table:table-row>
          <table:table-cell table:style-name="EvenCell">
            <text:p>FreeAIChatbot</text:p>
          </table:table-cell>
          <table:table-cell table:style-name="EvenCell">
            <text:p>FreeAIChatbot (https://freeaichatbot.org) un chatbot texte et images multimodal et multi-modèles de langage (Claude, GPT4, Phi, Llama) avec stockage local des conversations. Avec compte et illimité. Source tests : Unesco et rapport IA gouvernement.</text:p>
          </table:table-cell>
          <table:table-cell table:style-name="EvenCell">
            <text:p>https://www.uneiaparjour.fr/freeaichatbot/</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29/06/2024</text:p>
          </table:table-cell>
        </table:table-row>
        <table:table-row>
          <table:table-cell table:style-name="DataCell">
            <text:p>Blank</text:p>
          </table:table-cell>
          <table:table-cell table:style-name="DataCell">
            <text:p>Blank (https://theblankapp.com) est un jeu qui consiste chaque jour à remplir les champs manquants d’un prompt identique à tous pour générer une image. L’application apporte des définitions et permet l’aléatoire. Un entraînement quotidien au prompt ?</text:p>
          </table:table-cell>
          <table:table-cell table:style-name="DataCell">
            <text:p>https://www.uneiaparjour.fr/blank/</text:p>
          </table:table-cell>
          <table:table-cell table:style-name="CatCell">
            <text:p>images</text:p>
          </table:table-cell>
          <table:table-cell table:style-name="CatCell">
            <text:p>jeu 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6/2024</text:p>
          </table:table-cell>
        </table:table-row>
        <table:table-row>
          <table:table-cell table:style-name="EvenCell">
            <text:p>Scene</text:p>
          </table:table-cell>
          <table:table-cell table:style-name="EvenCell">
            <text:p>Scene (http://scene.io) accompagne la conception de site web avec un assistant « Muse AI », de la réflexion à la génération des textes et du site. Blocs éditables, collaboratif, publication. FR ok si spécifié. 2 projets et 10 conversations gratuits.</text:p>
          </table:table-cell>
          <table:table-cell table:style-name="EvenCell">
            <text:p>https://www.uneiaparjour.fr/scene/</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6/2024</text:p>
          </table:table-cell>
        </table:table-row>
        <table:table-row>
          <table:table-cell table:style-name="DataCell">
            <text:p>Mentimeter</text:p>
          </table:table-cell>
          <table:table-cell table:style-name="DataCell">
            <text:p>Mentimeter (https://mentimeter.com) génère des présentations et leurs modules d’interaction avec le public. Nombreux modules, entièrement éditable et suivi avec tableau de bord. 50 visiteurs uniques /mois gratuits (calcul après présentation).</text:p>
          </table:table-cell>
          <table:table-cell table:style-name="DataCell">
            <text:p>https://www.uneiaparjour.fr/mentimeter/</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6/2024</text:p>
          </table:table-cell>
        </table:table-row>
        <table:table-row>
          <table:table-cell table:style-name="EvenCell">
            <text:p>Flexclip</text:p>
          </table:table-cell>
          <table:table-cell table:style-name="EvenCell">
            <text:p>Flexclip (https://flexclip.com) génère une vidéo avec sous-titres et musique à partir d’une requête, URL ou texte. Extension Chrome. 12 projets en ligne et export filigrane en version gratuite. Source journée IA @reseau_canope : https://reseau-canope.fr/intelligence-artificielle.html…</text:p>
          </table:table-cell>
          <table:table-cell table:style-name="EvenCell">
            <text:p>https://www.uneiaparjour.fr/flexclip/</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6/2024</text:p>
          </table:table-cell>
        </table:table-row>
        <table:table-row>
          <table:table-cell table:style-name="DataCell">
            <text:p>Artifacts de Claude 3.5 Sonnet</text:p>
          </table:table-cell>
          <table:table-cell table:style-name="DataCell">
            <text:p>Claude 3.5 Sonnet et ses « artifacts » (https://anthropic.com/news/claude-3-5-sonnet… – via le menu « features ») génère des documents en direct à l’écran (textes markdown, code, svg…). 3 tests : texte, flappy bird et animation pour l’éducation. 10 à 15 messages gratuits par jour. Bonus #uneIAparjour du 12/07/24 : les « artifacts » de Claude 3.5 Sonnet sont désormais publiables et […]</text:p>
          </table:table-cell>
          <table:table-cell table:style-name="DataCell">
            <text:p>https://www.uneiaparjour.fr/artifacts-de-claude-3-5-sonnet/</text:p>
          </table:table-cell>
          <table:table-cell table:style-name="CatCell">
            <text:p>chatbot</text:p>
          </table:table-cell>
          <table:table-cell table:style-name="CatCell">
            <text:p>LLM</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06/2024</text:p>
          </table:table-cell>
        </table:table-row>
        <table:table-row>
          <table:table-cell table:style-name="EvenCell">
            <text:p>LTX Studio</text:p>
          </table:table-cell>
          <table:table-cell table:style-name="EvenCell">
            <text:p>LTX Studio (https://ltx.studio) génère un film de l’idée à la réalisation avec storyboard, édition des plans, musique et voix. Prompt FR ok mais génération en EN. Export storyboard, xml pour montage ou mp4. Beta sur liste d’attente, 1h par mois gratuite.</text:p>
          </table:table-cell>
          <table:table-cell table:style-name="EvenCell">
            <text:p>https://www.uneiaparjour.fr/ltx-studio/</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6/2024</text:p>
          </table:table-cell>
        </table:table-row>
        <table:table-row>
          <table:table-cell table:style-name="DataCell">
            <text:p>SlidesGPT</text:p>
          </table:table-cell>
          <table:table-cell table:style-name="DataCell">
            <text:p>SlidesGPT (https://slidesgpt.com) génère gratuitement et sans compte une présentation à partir d’une requête. Texte, images (Unsplash), notes, partage par URL. 2 modèles, téléchargement payant. Tests : https://slidesgpt.com/l/edLj / https://slidesgpt.com/l/8KTH Via @TirotG</text:p>
          </table:table-cell>
          <table:table-cell table:style-name="DataCell">
            <text:p>https://www.uneiaparjour.fr/slidesgp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6/2024</text:p>
          </table:table-cell>
        </table:table-row>
        <table:table-row>
          <table:table-cell table:style-name="EvenCell">
            <text:p>Hedra</text:p>
          </table:table-cell>
          <table:table-cell table:style-name="EvenCell">
            <text:p>Hedra (https://hedra.com) anime des visages et les fait parler à partir d’un portrait et d’un texte, avec des voix prédéfinies ou enregistrées. Français accepté. Version beta gratuite et illimitée. Sources : http://thispersondoesnotexist.com et Wikipedia.</text:p>
          </table:table-cell>
          <table:table-cell table:style-name="EvenCell">
            <text:p>https://www.uneiaparjour.fr/hedra/</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6/2024</text:p>
          </table:table-cell>
        </table:table-row>
        <table:table-row>
          <table:table-cell table:style-name="DataCell">
            <text:p>Cleft</text:p>
          </table:table-cell>
          <table:table-cell table:style-name="DataCell">
            <text:p>Cleft (https://cleftnotes.com) : application iOS de prise de notes à partir d’une requête audio. La note transcrite (à améliorer) est augmentée et mise en forme par génération de texte. Partage par url. Beta gratuite.</text:p>
          </table:table-cell>
          <table:table-cell table:style-name="DataCell">
            <text:p>https://www.uneiaparjour.fr/cleft/</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6/2024</text:p>
          </table:table-cell>
        </table:table-row>
        <table:table-row>
          <table:table-cell table:style-name="EvenCell">
            <text:p>Slidespeak</text:p>
          </table:table-cell>
          <table:table-cell table:style-name="EvenCell">
            <text:p>Slidespeak (https://slidespeak.co) combine analyse de documents (doc, pdf, ppt, xls, 1 seul en version gratuite et sans compte) et générateur de présentations depuis document ou requête. Export ppt ou pdf, modèles personnalisés possibles.</text:p>
          </table:table-cell>
          <table:table-cell table:style-name="EvenCell">
            <text:p>https://www.uneiaparjour.fr/slidespeak/</text:p>
          </table:table-cell>
          <table:table-cell table:style-name="EvenCatCell">
            <text:p>documents</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6/2024</text:p>
          </table:table-cell>
        </table:table-row>
        <table:table-row>
          <table:table-cell table:style-name="DataCell">
            <text:p>Gentype</text:p>
          </table:table-cell>
          <table:table-cell table:style-name="DataCell">
            <text:p>Gentype de Google Labs (https://labs.google/gentype) génère les 26 lettres de l’alphabet à partir d’une requête (en anglais). Les lettres et les mots formés sont exportables. Accepte arrière-plan et type de vue. Gratuit et illimité.</text:p>
          </table:table-cell>
          <table:table-cell table:style-name="DataCell">
            <text:p>https://www.uneiaparjour.fr/gentype/</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6/2024</text:p>
          </table:table-cell>
        </table:table-row>
        <table:table-row>
          <table:table-cell table:style-name="EvenCell">
            <text:p>CgDream</text:p>
          </table:table-cell>
          <table:table-cell table:style-name="EvenCell">
            <text:p>CgDream (https://cgdream.ai) génère des images à partir d’une requête. Nombreux réglages, + de 100 filtres, effacement d’éléments, galerie. 1200 images gratuites /mois avec file d’attente et fonctions premium.</text:p>
          </table:table-cell>
          <table:table-cell table:style-name="EvenCell">
            <text:p>https://www.uneiaparjour.fr/cgdream/</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6/2024</text:p>
          </table:table-cell>
        </table:table-row>
        <table:table-row>
          <table:table-cell table:style-name="DataCell">
            <text:p>LearnWorlds</text:p>
          </table:table-cell>
          <table:table-cell table:style-name="DataCell">
            <text:p>LearnWorlds (http://learnworlds.com) génère le plan de cours en ligne et le site qui les héberge. Contenus suggérés à importer. Multiples activités et imports possibles, entièrement éditables, suivi apprenants, app mobile. 30 j. d’utilisation gratuite.</text:p>
          </table:table-cell>
          <table:table-cell table:style-name="DataCell">
            <text:p>https://www.uneiaparjour.fr/learnworlds/</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6/2024</text:p>
          </table:table-cell>
        </table:table-row>
        <table:table-row>
          <table:table-cell table:style-name="EvenCell">
            <text:p>Amnesia</text:p>
          </table:table-cell>
          <table:table-cell table:style-name="EvenCell">
            <text:p>Amnesia (https://playamnesia.com) génère des histoires interactives dont vous êtes le héros, historiques ou de science-fiction, avec contextualisation. Entrée par thème ou lieu/période. Choix boutons ou chat. Génère en FR si spécifié. Sans compte et illimité.</text:p>
          </table:table-cell>
          <table:table-cell table:style-name="EvenCell">
            <text:p>https://www.uneiaparjour.fr/amnesia/</text:p>
          </table:table-cell>
          <table:table-cell table:style-name="EvenCatCell">
            <text:p>jeu vidéo</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5/06/2024</text:p>
          </table:table-cell>
        </table:table-row>
        <table:table-row>
          <table:table-cell table:style-name="DataCell">
            <text:p>Dream Machine</text:p>
          </table:table-cell>
          <table:table-cell table:style-name="DataCell">
            <text:p>Dream Machine de Luma Labs (https://lumalabs.ai/dream-machine) génère des vidéos à partir d’un prompt ou d’une image. 30 vidéos gratuites par mois (Vidéos de 5 s.). Tests :– https://lumalabs.ai/dream-machine/creations/893bf455-7355-429f-ab6e-69f8d6522ea2…– https://lumalabs.ai/dream-machine/creations/2be5e131-013c-4115-bbcf-c2b4debeb754… (image Wikipedia) – https://storage.cdn-luma.com/lit_lite_inference_text2vid_v1.0/5a1af3ae-2937-4999-b3e9-bc39885d57da/watermarked_video020cc83691c4e4bbe87abbc1a68c68e95.mp4…</text:p>
          </table:table-cell>
          <table:table-cell table:style-name="DataCell">
            <text:p>https://www.uneiaparjour.fr/dream-machin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6/2024</text:p>
          </table:table-cell>
        </table:table-row>
        <table:table-row>
          <table:table-cell table:style-name="EvenCell">
            <text:p>Seelab</text:p>
          </table:table-cell>
          <table:table-cell table:style-name="EvenCell">
            <text:p>Seelab (https://seelab.ai @seelab_app) est un outil – français – dédié à la génération d’images avec outils d’édition et modèles personnalisés. Génération avancée, remplacement et suppression de zones. Beta avec 30 images/ jour et 1 modèle perso gratuits.</text:p>
          </table:table-cell>
          <table:table-cell table:style-name="EvenCell">
            <text:p>https://www.uneiaparjour.fr/7045-2/</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6/2024</text:p>
          </table:table-cell>
        </table:table-row>
        <table:table-row>
          <table:table-cell table:style-name="DataCell">
            <text:p>AI Writer</text:p>
          </table:table-cell>
          <table:table-cell table:style-name="DataCell">
            <text:p>AI Writer (https://ai-writer.org) génère des textes à partir d’une requête dans un environnement traitement de texte épuré (LLM ?). Édition avancée, ajout d’images et de vidéo Youtube, IA possible sur les textes. Sauvegarde locale, illimité, sans compte</text:p>
          </table:table-cell>
          <table:table-cell table:style-name="DataCell">
            <text:p>https://www.uneiaparjour.fr/ai-writer/</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2/06/2024</text:p>
          </table:table-cell>
        </table:table-row>
        <table:table-row>
          <table:table-cell table:style-name="EvenCell">
            <text:p>People ai</text:p>
          </table:table-cell>
          <table:table-cell table:style-name="EvenCell">
            <text:p>People ai (https://peopleai.app) propose de converser avec des 96 personnages historiques, scientifiques, auteurs, philosophes, musiciens (seulement 20 femmes…). La fonction « dinner party » permet de lancer une conversation à 4. Sans compte et illimité.</text:p>
          </table:table-cell>
          <table:table-cell table:style-name="EvenCell">
            <text:p>https://www.uneiaparjour.fr/people-ai/</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6/2024</text:p>
          </table:table-cell>
        </table:table-row>
        <table:table-row>
          <table:table-cell table:style-name="DataCell">
            <text:p>NotebookLM</text:p>
          </table:table-cell>
          <table:table-cell table:style-name="DataCell">
            <text:p>Une bibliothèque de documents, des notes et un modèle de langage réunis ? Voici NotebookLM de Google (https://notebooklm.google.com), en beta accessible. 1000 notes de 50 documents (Gdoc, slides, pdf, txt et URL), partageables. Test : https://notebooklm.google.com/notebook/38a05e43-…</text:p>
          </table:table-cell>
          <table:table-cell table:style-name="DataCell">
            <text:p>https://www.uneiaparjour.fr/notebooklm/</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6/2024</text:p>
          </table:table-cell>
        </table:table-row>
        <table:table-row>
          <table:table-cell table:style-name="EvenCell">
            <text:p>AI Chat de DuckDuckGo</text:p>
          </table:table-cell>
          <table:table-cell table:style-name="EvenCell">
            <text:p>AI Chat de @DuckDuckGo (https://duckduckgo.com/?q=DuckDuckGo+AI+Chat&amp;ia=chat&amp;duckai=1) propose 4 LLM (GPT 3.5 et claude, Llama, mixtral en versions légères) avec confidentialité. Pas d’historique, non connecté. Gratuit et sans compte. Via @benovigo + @a_happy_teacher Edit du 10/03/2025 : désormais accessible depuis une url directe https://duck.ai/ Les précisions de @fbocquet sur AI chat de @DuckDuckGo (voir https://x.com/fbocquet/status/1799870713894969746) :</text:p>
          </table:table-cell>
          <table:table-cell table:style-name="EvenCell">
            <text:p>https://www.uneiaparjour.fr/ai-chat-de-duckduckgo/</text:p>
          </table:table-cell>
          <table:table-cell table:style-name="EvenCatCell">
            <text:p>chatbot</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06/2024</text:p>
          </table:table-cell>
        </table:table-row>
        <table:table-row>
          <table:table-cell table:style-name="DataCell">
            <text:p>NousWise</text:p>
          </table:table-cell>
          <table:table-cell table:style-name="DataCell">
            <text:p>NousWise (https://nouswise.com) : outil de recherche basé sur nos propres documents (chargés ou Gdrive). Génère la réponse en citant des passages précis. Notes et organisation des recherches sauvegardés. Documents jusqu’à 50 Mo. Gratuit et illimité.</text:p>
          </table:table-cell>
          <table:table-cell table:style-name="DataCell">
            <text:p>https://www.uneiaparjour.fr/nouswise/</text:p>
          </table:table-cell>
          <table:table-cell table:style-name="CatCell">
            <text:p>document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6/2024</text:p>
          </table:table-cell>
        </table:table-row>
        <table:table-row>
          <table:table-cell table:style-name="EvenCell">
            <text:p>Zebracat</text:p>
          </table:table-cell>
          <table:table-cell table:style-name="EvenCell">
            <text:p>Zebracat (http://zebracat.ai) génère des vidéos (images, voix et musique) à partir d’un prompt ou une url avec génération de scénario et d’images modifiables. Voix réalistes. 25 crédits/ mois (2 vidéos courtes). Tests : prompt et https://reseau-canope.fr/intelligence-artificielle.html</text:p>
          </table:table-cell>
          <table:table-cell table:style-name="EvenCell">
            <text:p>https://www.uneiaparjour.fr/zebracat/</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6/2024</text:p>
          </table:table-cell>
        </table:table-row>
        <table:table-row>
          <table:table-cell table:style-name="DataCell">
            <text:p>Pimento</text:p>
          </table:table-cell>
          <table:table-cell table:style-name="DataCell">
            <text:p>Pimento (http://pimento.design) génère des images à partir de texte ou d’autres images. Génération d’éléments dans des zones tracées. Galerie de styles disponible et styles perso, amélioration. 600 images et 2 styles en version gratuite (300 images/ style)</text:p>
          </table:table-cell>
          <table:table-cell table:style-name="DataCell">
            <text:p>https://www.uneiaparjour.fr/piment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6/2024</text:p>
          </table:table-cell>
        </table:table-row>
        <table:table-row>
          <table:table-cell table:style-name="EvenCell">
            <text:p>Guidde</text:p>
          </table:table-cell>
          <table:table-cell table:style-name="EvenCell">
            <text:p>Guidde (https://guidde.com) permet de réaliser des tutoriels vidéos à partir d’une extension. Les clics sont enregistrés puis les textes générés. Musique et voix possibles. 25 tutoriels gratuits. Test avec http://uneIAparjour.fr: https://app.guidde.com/share/playbooks/isoh2ENoZ6R1Qgkr5Wcnzu?origin=CH1wZEjKRKY0uBe3SpeA8TRwaMB2</text:p>
          </table:table-cell>
          <table:table-cell table:style-name="EvenCell">
            <text:p>https://www.uneiaparjour.fr/guidde/</text:p>
          </table:table-cell>
          <table:table-cell table:style-name="EvenCatCell">
            <text:p>présentation</text:p>
          </table:table-cell>
          <table:table-cell table:style-name="EvenCatCell">
            <text:p>tutoriel</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05/06/2024</text:p>
          </table:table-cell>
        </table:table-row>
        <table:table-row>
          <table:table-cell table:style-name="DataCell">
            <text:p>Stylar</text:p>
          </table:table-cell>
          <table:table-cell table:style-name="DataCell">
            <text:p>Stylar (https://stylar.ai) génère des images avec dans un même outil galerie, 170 styles, « text to image », « image to image », nouvelle génération dans une zone sélectionnée ou encore agrandissement de l’image. 200 crédits gratuits /mois.</text:p>
          </table:table-cell>
          <table:table-cell table:style-name="DataCell">
            <text:p>https://www.uneiaparjour.fr/stylar/</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6/2024</text:p>
          </table:table-cell>
        </table:table-row>
        <table:table-row>
          <table:table-cell table:style-name="EvenCell">
            <text:p>Turboscribe</text:p>
          </table:table-cell>
          <table:table-cell table:style-name="EvenCell">
            <text:p>Turboscribe (https://turboscribe.ai) retranscrit des fichiers audio en texte avec minutage, 11 formats d’import, 5 en export. Prompts à copier/coller pour analyse du texte. 3 transcriptions de 30 min gratuites par jour. Sources http://audiocite.net</text:p>
          </table:table-cell>
          <table:table-cell table:style-name="EvenCell">
            <text:p>https://www.uneiaparjour.fr/turboscribe/</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6/2024</text:p>
          </table:table-cell>
        </table:table-row>
        <table:table-row>
          <table:table-cell table:style-name="DataCell">
            <text:p>Petalica</text:p>
          </table:table-cell>
          <table:table-cell table:style-name="DataCell">
            <text:p>Petalica (https://petalica.com) colorise des dessins en noir et blanc avec trois styles proposés Possibilité de sélection et choix de couleurs par zones ou délimitation. Sans compte et illimité. Sources images : Freepik.</text:p>
          </table:table-cell>
          <table:table-cell table:style-name="DataCell">
            <text:p>https://www.uneiaparjour.fr/petalica/</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6/2024</text:p>
          </table:table-cell>
        </table:table-row>
        <table:table-row>
          <table:table-cell table:style-name="EvenCell">
            <text:p>Consistent character</text:p>
          </table:table-cell>
          <table:table-cell table:style-name="EvenCell">
            <text:p>Consistent character (https://consistent-character.com/playground) permet, avec une image chargée et un prompt, de garder le même personnage dans une série de portraits avec différents cadres, vêtements ou poses. Gratuit et illimité, export png, jpg. Images : Wikimedia / Pexel.</text:p>
          </table:table-cell>
          <table:table-cell table:style-name="EvenCell">
            <text:p>https://www.uneiaparjour.fr/consistent-characte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6/2024</text:p>
          </table:table-cell>
        </table:table-row>
        <table:table-row>
          <table:table-cell table:style-name="DataCell">
            <text:p>Keypush</text:p>
          </table:table-cell>
          <table:table-cell table:style-name="DataCell">
            <text:p>Keypush (https://keypush.ai) : moteur de recherche regroupant Bing et ChatGPT. Chacun peut être sélectionné au début de la recherche avec « b » ou « c ». Sans ce choix, Keypush choisit celui qui lui semble le plus adapté à la requête. FR ok. Sans compte.</text:p>
          </table:table-cell>
          <table:table-cell table:style-name="DataCell">
            <text:p>https://www.uneiaparjour.fr/keypush/</text:p>
          </table:table-cell>
          <table:table-cell table:style-name="CatCell">
            <text:p>recherche</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1/05/2024</text:p>
          </table:table-cell>
        </table:table-row>
        <table:table-row>
          <table:table-cell table:style-name="EvenCell">
            <text:p>Les GPTs de ChatGPT</text:p>
          </table:table-cell>
          <table:table-cell table:style-name="EvenCell">
            <text:p>Un outil connu ;), https://chatgpt.com, et des centaines de possibilités : les « GPTs » désormais accessibles à tous les comptes gratuits (limités) en version GPT4o. En avez-vous déjà repéré qui vous ont semblé intéressants ? Premiers tests : De @BastienMasse : ⁃ Grand oral : https://chatgpt.com/g/g-sXtt9X7w5-grandoral ⁃ Digest Document : https://chatgpt.com/g/g-nIBTnPYik-digest-document⁃ Open image generator : https://chatgpt.com/g/g-s2WKCOPqI-open-image-generator […]</text:p>
          </table:table-cell>
          <table:table-cell table:style-name="EvenCell">
            <text:p>https://www.uneiaparjour.fr/les-gpts-de-chatgpt/</text:p>
          </table:table-cell>
          <table:table-cell table:style-name="EvenCatCell">
            <text:p>chatbot</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5/2024</text:p>
          </table:table-cell>
        </table:table-row>
        <table:table-row>
          <table:table-cell table:style-name="DataCell">
            <text:p>Genie de Luma labs</text:p>
          </table:table-cell>
          <table:table-cell table:style-name="DataCell">
            <text:p>Genie de Luma labs (https://lumalabs.ai/genie) génère des objets 3D à partir d’une requête texte. Galerie avec prompts pour inspiration. Possible conversion en haute résolution et export en 6 formats dont stl pour impression 3D. Gratuit et illimité.</text:p>
          </table:table-cell>
          <table:table-cell table:style-name="DataCell">
            <text:p>https://www.uneiaparjour.fr/genie-de-luma-labs/</text:p>
          </table:table-cell>
          <table:table-cell table:style-name="CatCell">
            <text:p>images</text:p>
          </table:table-cell>
          <table:table-cell table:style-name="CatCell">
            <text:p>images 3D</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9/05/2024</text:p>
          </table:table-cell>
        </table:table-row>
        <table:table-row>
          <table:table-cell table:style-name="EvenCell">
            <text:p>Dicte</text:p>
          </table:table-cell>
          <table:table-cell table:style-name="EvenCell">
            <text:p>Dicte (https://dicte.ai) : un outil dédié à la transcription de l’oral (réunions, conférences…) proposé par@livdeo » 👏🇫🇷 Transcription, comptes-rendus, analyse des conclusions et suites à donner, swot et chatbot. Enregistrements en local sur l’appareil.Enregistrements cryptés avant traitement. Édition possible des transcriptions, chatbot pertinent, reconnaissance des différents intervenants. Beta android et iOS gratuites, traitement disponible sur […]</text:p>
          </table:table-cell>
          <table:table-cell table:style-name="EvenCell">
            <text:p>https://www.uneiaparjour.fr/dicte/</text:p>
          </table:table-cell>
          <table:table-cell table:style-name="EvenCatCell">
            <text:p>FR / EU</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28/05/2024</text:p>
          </table:table-cell>
        </table:table-row>
        <table:table-row>
          <table:table-cell table:style-name="DataCell">
            <text:p>Quiz designer</text:p>
          </table:table-cell>
          <table:table-cell table:style-name="DataCell">
            <text:p>Quiz designer (https://labs.thenational.academy/quiz-designer) génère les choix de réponses aux questions posées pour un quiz. Choix du nombre de réponses correctes, édition et regénération possible, export ppt, txt, csv ou gift. Version beta, 120 générations par jour gratuites.</text:p>
          </table:table-cell>
          <table:table-cell table:style-name="DataCell">
            <text:p>https://www.uneiaparjour.fr/quiz-designer/</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5/2024</text:p>
          </table:table-cell>
        </table:table-row>
        <table:table-row>
          <table:table-cell table:style-name="EvenCell">
            <text:p>Coze</text:p>
          </table:table-cell>
          <table:table-cell table:style-name="EvenCell">
            <text:p>Coze (https://coze.com) permet la création de chatbots personnalisés à partir de multiples sources et plugins (ChatGPT, Gemini, Dall-e, Leonardo…). Store et publication multi-plateformes. Illimité. Test (accès sans compte) : https://coze.com/store/bot/7373395929258442758?bot_id=true…</text:p>
          </table:table-cell>
          <table:table-cell table:style-name="EvenCell">
            <text:p>https://www.uneiaparjour.fr/coze/</text:p>
          </table:table-cell>
          <table:table-cell table:style-name="EvenCatCell">
            <text:p>chatbot</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5/2024</text:p>
          </table:table-cell>
        </table:table-row>
        <table:table-row>
          <table:table-cell table:style-name="DataCell">
            <text:p>Auto Classmate</text:p>
          </table:table-cell>
          <table:table-cell table:style-name="DataCell">
            <text:p>Auto Classmate (https://autoclassmate.io/tools/) propose plusieurs modules pour l’éducation dont 3 gratuits, sans compte et illimités : générateur d’activités, question du type « tu préfères » et prévision du résultat d’une activité. Export pdf. FR ok si spécifié.</text:p>
          </table:table-cell>
          <table:table-cell table:style-name="DataCell">
            <text:p>https://www.uneiaparjour.fr/auto-classmate/</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5/2024</text:p>
          </table:table-cell>
        </table:table-row>
        <table:table-row>
          <table:table-cell table:style-name="EvenCell">
            <text:p>Lesson Up</text:p>
          </table:table-cell>
          <table:table-cell table:style-name="EvenCell">
            <text:p>Lesson Up (https://lessonup.com) génère des plans de cours à partir d’une requête ou d’un texte. Plans transformables en présentations, éditables et partageables pour visio. Cours illimités et 10 présentations /mois en version gratuite.</text:p>
          </table:table-cell>
          <table:table-cell table:style-name="EvenCell">
            <text:p>https://www.uneiaparjour.fr/lesson-up/</text:p>
          </table:table-cell>
          <table:table-cell table:style-name="EvenCatCell">
            <text:p>éducation</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5/2024</text:p>
          </table:table-cell>
        </table:table-row>
        <table:table-row>
          <table:table-cell table:style-name="DataCell">
            <text:p>Rationale</text:p>
          </table:table-cell>
          <table:table-cell table:style-name="DataCell">
            <text:p>Rationale (https://rationale.jina.ai) accompagne la compréhension/décision en générant avantages, inconvénients, swot, comparaison et conséquences. Appui sur des persona. 1 crédit par génération. En version gratuite : crédits s’obtiennent lors de l’utilisation.</text:p>
          </table:table-cell>
          <table:table-cell table:style-name="DataCell">
            <text:p>https://www.uneiaparjour.fr/rational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5/2024</text:p>
          </table:table-cell>
        </table:table-row>
        <table:table-row>
          <table:table-cell table:style-name="EvenCell">
            <text:p>Teachguin</text:p>
          </table:table-cell>
          <table:table-cell table:style-name="EvenCell">
            <text:p>Teachguin (https://teachguin.ai) guide via un assistant la création de cours du sujet jusqu’à la présentation en visio en passant par le plan, les diapositives avec images et les questions. Beta privée -&gt; 07/24, publique de 07/24 à 12/24.</text:p>
          </table:table-cell>
          <table:table-cell table:style-name="EvenCell">
            <text:p>https://www.uneiaparjour.fr/teachguin/</text:p>
          </table:table-cell>
          <table:table-cell table:style-name="EvenCatCell">
            <text:p>éducation</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5/2024</text:p>
          </table:table-cell>
        </table:table-row>
        <table:table-row>
          <table:table-cell table:style-name="DataCell">
            <text:p>Chat with pdf</text:p>
          </table:table-cell>
          <table:table-cell table:style-name="DataCell">
            <text:p>Chat with pdf (https://pdfflex.com/ai-chat-with-pdf…) permet de questionner des documents pdf jusqu’à 10 Mo, sans compte, gratuitement, en illimité et sans conservation des documents. N’analyse pas les images des documents. En anglais, accepte le français si spécifié.Sources : – https://bienvenue.reseau-canope.fr/ia-en-classe – https://edunumrech.hypotheses.org/10764 – https://gouvernement.fr/actualite/25-recommandations-pour-lia-en-france…</text:p>
          </table:table-cell>
          <table:table-cell table:style-name="DataCell">
            <text:p>https://www.uneiaparjour.fr/chat-with-pdf/</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5/2024</text:p>
          </table:table-cell>
        </table:table-row>
        <table:table-row>
          <table:table-cell table:style-name="EvenCell">
            <text:p>DreamStudio</text:p>
          </table:table-cell>
          <table:table-cell table:style-name="EvenCell">
            <text:p>DreamStudio (https://dreamstudio.ai), outil de génération d’images de @StabilityAI avec SDXL 1.0, styles, prompt négatif et paramètres avancés. Variation, édition et export partiel possibles. Prompts en anglais conseillés. Beta avec 125 images gratuites.</text:p>
          </table:table-cell>
          <table:table-cell table:style-name="EvenCell">
            <text:p>https://www.uneiaparjour.fr/dreamstudio/</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5/2024</text:p>
          </table:table-cell>
        </table:table-row>
        <table:table-row>
          <table:table-cell table:style-name="DataCell">
            <text:p>Socrates</text:p>
          </table:table-cell>
          <table:table-cell table:style-name="DataCell">
            <text:p>Socrates (https://asksocrates.app) analyse les documents pdf et doc directement depuis l’ordinateur Mac / Windows (performance dépend de l’ordi). 2 LLM, Llama (1Go) et Bge (200Mo) en version locale, gratuite, illimitée / GPT en version payante cloud. + 100 messages GPT 3.5 et 20 GPT 4 gratuits par mois sur la version cloud avec 1 chat […]</text:p>
          </table:table-cell>
          <table:table-cell table:style-name="DataCell">
            <text:p>https://www.uneiaparjour.fr/6854-2/</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5/2024</text:p>
          </table:table-cell>
        </table:table-row>
        <table:table-row>
          <table:table-cell table:style-name="EvenCell">
            <text:p>Quicksight</text:p>
          </table:table-cell>
          <table:table-cell table:style-name="EvenCell">
            <text:p>Quicksight (https://quicksight.ai) permet la recherche d’objets, de texte ou d’audio dans des vidéos téléchargées. Pointe le passage précis. Version beta, 200 min gratuites. Test depuis https://pexels.com/fr-fr/videos/, https://archive.org/details/movies et exemple.</text:p>
          </table:table-cell>
          <table:table-cell table:style-name="EvenCell">
            <text:p>https://www.uneiaparjour.fr/quicksight/</text:p>
          </table:table-cell>
          <table:table-cell table:style-name="EvenCatCell">
            <text:p>document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5/2024</text:p>
          </table:table-cell>
        </table:table-row>
        <table:table-row>
          <table:table-cell table:style-name="DataCell">
            <text:p>Gizmo</text:p>
          </table:table-cell>
          <table:table-cell table:style-name="DataCell">
            <text:p>Gizmo (https://gizmo.ai) accompagne les révisions avec flashcards et QCM créés depuis des documents, url, vidéos, photos, notes. Suivi en 3 paliers: découverte, apprentissage et maîtrise. Chatbot, équipes possibles, cartes et QCM illimités, appli.</text:p>
          </table:table-cell>
          <table:table-cell table:style-name="DataCell">
            <text:p>https://www.uneiaparjour.fr/gizmo/</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5/2024</text:p>
          </table:table-cell>
        </table:table-row>
        <table:table-row>
          <table:table-cell table:style-name="EvenCell">
            <text:p>Twelve Labs</text:p>
          </table:table-cell>
          <table:table-cell table:style-name="EvenCell">
            <text:p>Twelve Labs (http://twelvelabs.io) indexe des vidéos (chargées ou youtube) puis permet de les classer, de rechercher des termes précis et de générer résumés, moments importants et chapitres. V. beta, 10h de vidéos gratuitement. FR si spécifié.</text:p>
          </table:table-cell>
          <table:table-cell table:style-name="EvenCell">
            <text:p>https://www.uneiaparjour.fr/twelve-labs/</text:p>
          </table:table-cell>
          <table:table-cell table:style-name="EvenCatCell">
            <text:p>document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5/2024</text:p>
          </table:table-cell>
        </table:table-row>
        <table:table-row>
          <table:table-cell table:style-name="DataCell">
            <text:p>Vivago</text:p>
          </table:table-cell>
          <table:table-cell table:style-name="DataCell">
            <text:p>Vivago (https://vivago.ai) génère images et vidéos à partir d’une requête. Réglages images et vidéos proposés (prompt négatif, format, image to image, image to text, couleur, agrandissement, gomme, mouvement…). Galerie et partage. Gratuit (et illimité ?).</text:p>
          </table:table-cell>
          <table:table-cell table:style-name="DataCell">
            <text:p>https://www.uneiaparjour.fr/vivago/</text:p>
          </table:table-cell>
          <table:table-cell table:style-name="CatCell">
            <text:p>images</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5/05/2024</text:p>
          </table:table-cell>
        </table:table-row>
        <table:table-row>
          <table:table-cell table:style-name="EvenCell">
            <text:p>Relume</text:p>
          </table:table-cell>
          <table:table-cell table:style-name="EvenCell">
            <text:p>Relume (https://relume.io) génère des plans de site web complets et éditables à partir d’une requête. Collaboratif et avec url partageable.Plusieurs exports possibles dont figma et csv. 1 projet gratuit.</text:p>
          </table:table-cell>
          <table:table-cell table:style-name="EvenCell">
            <text:p>https://www.uneiaparjour.fr/relume/</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5/2024</text:p>
          </table:table-cell>
        </table:table-row>
        <table:table-row>
          <table:table-cell table:style-name="DataCell">
            <text:p>Tengr</text:p>
          </table:table-cell>
          <table:table-cell table:style-name="DataCell">
            <text:p>Tengr (https://tengr.ai) génère des images à partir de deux modes « Seer », créatif, et « Servitor », plus fidèle à la requête initiale. 19 styles, plusieurs formats, degrés de créativité et de détails. Image to image. 100 images gratuites par jour.</text:p>
          </table:table-cell>
          <table:table-cell table:style-name="DataCell">
            <text:p>https://www.uneiaparjour.fr/tengr/</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5/2024</text:p>
          </table:table-cell>
        </table:table-row>
        <table:table-row>
          <table:table-cell table:style-name="EvenCell">
            <text:p>AgentGPT</text:p>
          </table:table-cell>
          <table:table-cell table:style-name="EvenCell">
            <text:p>AgentGPT (https://agentgpt.reworkd.ai/fr) crée des agents « autonomes » (chatGPT 3.5 + Stable Diffusion), connectés au web. L’agent sépare la requête en tâches progressives. 5 agents gratuits/ jour, open source, partage. Test : https://agentgpt.reworkd.ai/agent?id=clw3xxjrk012tks09wj3f430s…</text:p>
          </table:table-cell>
          <table:table-cell table:style-name="EvenCell">
            <text:p>https://www.uneiaparjour.fr/agentgpt/</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2/05/2024</text:p>
          </table:table-cell>
        </table:table-row>
        <table:table-row>
          <table:table-cell table:style-name="DataCell">
            <text:p>Text 2 multimedia</text:p>
          </table:table-cell>
          <table:table-cell table:style-name="DataCell">
            <text:p>Text 2 multimedia (https://text2multimedia.com) propose génération d’images (jusqu’à 10 images pour un prompt, semble basé sur Stable diffusion) et transcription de texte en audio (90 voix disponibles). Illimité avec compte.</text:p>
          </table:table-cell>
          <table:table-cell table:style-name="DataCell">
            <text:p>https://www.uneiaparjour.fr/text-2-multimedia/</text:p>
          </table:table-cell>
          <table:table-cell table:style-name="CatCell">
            <text:p>images</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1/05/2024</text:p>
          </table:table-cell>
        </table:table-row>
        <table:table-row>
          <table:table-cell table:style-name="EvenCell">
            <text:p>Magickpen</text:p>
          </table:table-cell>
          <table:table-cell table:style-name="EvenCell">
            <text:p>Magickpen (http://magickpen.com) propose plus de 140 modèles de rédaction dont 12 orientés éducation. Possibilité d’assigner un rôle pour la génération. 50 langues possibles. Basé sur ChatGPT (3.5 dans la version gratuite), 10 crédits gratuits / jour.</text:p>
          </table:table-cell>
          <table:table-cell table:style-name="EvenCell">
            <text:p>https://www.uneiaparjour.fr/magickpe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5/2024</text:p>
          </table:table-cell>
        </table:table-row>
        <table:table-row>
          <table:table-cell table:style-name="DataCell">
            <text:p>Wegic</text:p>
          </table:table-cell>
          <table:table-cell table:style-name="DataCell">
            <text:p>Wegic (https://wegic.ai) génère des pages web à partir d’une conversation, éditables en direct ou via le chatbot. 120 crédits gratuits (un site = 40 crédits, 1 modification 10 crédits). Site hébergé sur Wegic. Test : http://les-iageneratives-en-education-usages-et-limites.wegic.app</text:p>
          </table:table-cell>
          <table:table-cell table:style-name="DataCell">
            <text:p>https://www.uneiaparjour.fr/wegic/</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5/2024</text:p>
          </table:table-cell>
        </table:table-row>
        <table:table-row>
          <table:table-cell table:style-name="EvenCell">
            <text:p>AI Story generator</text:p>
          </table:table-cell>
          <table:table-cell table:style-name="EvenCell">
            <text:p>AI Story generator (https://storygenerate.io) génère de courts textes à partir du choix d’une langue (EN, SP et FR), d’un ton (formel, informel, amical), d’un genre (9 proposés) et d’une idée. Version texte ou html, à copier ou export pdf. Gratuit et illimité.</text:p>
          </table:table-cell>
          <table:table-cell table:style-name="EvenCell">
            <text:p>https://www.uneiaparjour.fr/ai-story-generator-2/</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5/2024</text:p>
          </table:table-cell>
        </table:table-row>
        <table:table-row>
          <table:table-cell table:style-name="DataCell">
            <text:p>Automateed</text:p>
          </table:table-cell>
          <table:table-cell table:style-name="DataCell">
            <text:p>Automateed (https://ai.automateed.com) génère des livres numériques modifiables (export doc et pdf) à partir d’un sujet et propose une centaine d’outils spécialisés. Fr ok si spécifié. 2 chapitres d’un livre gratuits, usage des outils illimité ?</text:p>
          </table:table-cell>
          <table:table-cell table:style-name="DataCell">
            <text:p>https://www.uneiaparjour.fr/automateed/</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5/2024</text:p>
          </table:table-cell>
        </table:table-row>
        <table:table-row>
          <table:table-cell table:style-name="EvenCell">
            <text:p>Retinello</text:p>
          </table:table-cell>
          <table:table-cell table:style-name="EvenCell">
            <text:p>Retinello (https://retinello.com) crée des flashcards et des questionnaires ouverts à partir d’un sujet, d’un pdf ou d’un texte transmis. Chatbot et tableau de suivi inclus. FR ok en génération directe, pas pour pdf. Crédits gratuits semblent figés ?</text:p>
          </table:table-cell>
          <table:table-cell table:style-name="EvenCell">
            <text:p>https://www.uneiaparjour.fr/retinello/</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5/2024</text:p>
          </table:table-cell>
        </table:table-row>
        <table:table-row>
          <table:table-cell table:style-name="DataCell">
            <text:p>AiGPT</text:p>
          </table:table-cell>
          <table:table-cell table:style-name="DataCell">
            <text:p>AiGPT (http://aigptfree.com) est un chatbot texte et images sur Télégram avec plusieurs modèles (GPT 3.5 et 4, llama, mistral, dall-e, SDXL). Des fonctionnalités HS lors du test (fichiers pdf et url, aide au prompt). En EN, FR ok. Gratuit et illimité.</text:p>
          </table:table-cell>
          <table:table-cell table:style-name="DataCell">
            <text:p>https://www.uneiaparjour.fr/aigpt/</text:p>
          </table:table-cell>
          <table:table-cell table:style-name="CatCell">
            <text:p>chatbot</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5/2024</text:p>
          </table:table-cell>
        </table:table-row>
        <table:table-row>
          <table:table-cell table:style-name="EvenCell">
            <text:p>Summate</text:p>
          </table:table-cell>
          <table:table-cell table:style-name="EvenCell">
            <text:p>Summate (https://summate.it) résume les pages web dans la langue du navigateur. Formats court et long. 10 résumés gratuits sans compte puis 10/mois avec compte.Sources :– https://bienvenue.reseau-canope.fr/ia-en-classe– https://edunumrech.hypotheses.org/10764– https://chaireunescorelia.univ-nantes.fr/2024/04/11/lancement-du-gtnum-genial/…</text:p>
          </table:table-cell>
          <table:table-cell table:style-name="EvenCell">
            <text:p>https://www.uneiaparjour.fr/summate/</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5/2024</text:p>
          </table:table-cell>
        </table:table-row>
        <table:table-row>
          <table:table-cell table:style-name="DataCell">
            <text:p>Instaclass</text:p>
          </table:table-cell>
          <table:table-cell table:style-name="DataCell">
            <text:p>Instaclass (https://myinstaclass.com) génère des cours à partir d’une conversation. Chapitres avec vidéo YouTube, liens vers des articles, image, quiz et mots croisés. FR ok avec encore un peu d’EN. Beta, 1 cours gratuit généré, accès aux cours existants.</text:p>
          </table:table-cell>
          <table:table-cell table:style-name="DataCell">
            <text:p>https://www.uneiaparjour.fr/instaclass/</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5/2024</text:p>
          </table:table-cell>
        </table:table-row>
        <table:table-row>
          <table:table-cell table:style-name="EvenCell">
            <text:p>Midreal</text:p>
          </table:table-cell>
          <table:table-cell table:style-name="EvenCell">
            <text:p>Midreal (https://midreal.ai) génère des récits longs à partir d’un prompt. Chaque partie est illustrée, des pistes sont alors suggérées ou une nouvelle requête est ajoutée pour continuer l’histoire. FR si spécifié. 10 crédits à l’ouverture et 10 /mois.</text:p>
          </table:table-cell>
          <table:table-cell table:style-name="EvenCell">
            <text:p>https://www.uneiaparjour.fr/midreal/</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5/2024</text:p>
          </table:table-cell>
        </table:table-row>
        <table:table-row>
          <table:table-cell table:style-name="DataCell">
            <text:p>Ohai</text:p>
          </table:table-cell>
          <table:table-cell table:style-name="DataCell">
            <text:p>Ohai (https://beta.ohai.bot) permet de dialoguer librement avec des personnages partagés ou dans des histoires disponibles dans la galerie. Même si orienté films, séries et mangas, tout type de personnages peut être créé. FR accepté, beta illimitée.</text:p>
          </table:table-cell>
          <table:table-cell table:style-name="DataCell">
            <text:p>https://www.uneiaparjour.fr/ohai/</text:p>
          </table:table-cell>
          <table:table-cell table:style-name="CatCell">
            <text:p>chatbot</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5/2024</text:p>
          </table:table-cell>
        </table:table-row>
        <table:table-row>
          <table:table-cell table:style-name="EvenCell">
            <text:p>B discover</text:p>
          </table:table-cell>
          <table:table-cell table:style-name="EvenCell">
            <text:p>B discover (https://bdiscover.kakaobrain.com) génère des images et peut les animer. Mode portrait, galerie et remix possible.Génération d’images en 1:1 gratuite, pour iOS et Android. Images illimitées et 5 vidéos gratuites.</text:p>
          </table:table-cell>
          <table:table-cell table:style-name="EvenCell">
            <text:p>https://www.uneiaparjour.fr/b-discove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4/2024</text:p>
          </table:table-cell>
        </table:table-row>
        <table:table-row>
          <table:table-cell table:style-name="DataCell">
            <text:p>Inspir</text:p>
          </table:table-cell>
          <table:table-cell table:style-name="DataCell">
            <text:p>Inspir (https://inspir.app) propose plusieurs chatbots orientés apprentissage, plusieurs orientés compétences numériques, un pour converser avec des « personnalités » et un plus neutre. LLM non spécifié. FR si demandé. Gratuit avec compte et illimité.</text:p>
          </table:table-cell>
          <table:table-cell table:style-name="DataCell">
            <text:p>https://www.uneiaparjour.fr/inspir/</text:p>
          </table:table-cell>
          <table:table-cell table:style-name="CatCell">
            <text:p>chatbot</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4/2024</text:p>
          </table:table-cell>
        </table:table-row>
        <table:table-row>
          <table:table-cell table:style-name="EvenCell">
            <text:p>Brickcenter</text:p>
          </table:table-cell>
          <table:table-cell table:style-name="EvenCell">
            <text:p>Bonus #uneIAparjour : Brickcenter (https://brickcenter.net) pour créer des images en célèbres briques de constructions (avec un module « portrait » HS au moment du test). Galerie, compte optionnel, illimité.</text:p>
          </table:table-cell>
          <table:table-cell table:style-name="EvenCell">
            <text:p>https://www.uneiaparjour.fr/brickcenter/</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4/2024</text:p>
          </table:table-cell>
        </table:table-row>
        <table:table-row>
          <table:table-cell table:style-name="DataCell">
            <text:p>Teach w/ AI</text:p>
          </table:table-cell>
          <table:table-cell table:style-name="DataCell">
            <text:p>Teach w/ AI (https://teach-with-ai.com) propose un chatbot et 8 modules orientés enseignement : séances, séquences, évaluations, contenus, activités, différenciation. Extension chrome, sauvegarde, export Gdocs, partage par url. 1 mois accès complet gratuit.</text:p>
          </table:table-cell>
          <table:table-cell table:style-name="DataCell">
            <text:p>https://www.uneiaparjour.fr/teach-w-ai/</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4/2024</text:p>
          </table:table-cell>
        </table:table-row>
        <table:table-row>
          <table:table-cell table:style-name="EvenCell">
            <text:p>Arti</text:p>
          </table:table-cell>
          <table:table-cell table:style-name="EvenCell">
            <text:p>Après avoir choisi un personnage et/ou une action et/ou un lieu, Arti (https://playarti.com) génère une image à partir des critères et du style choisis. Une bonne entrée pour la découverte de la génération d’images ? Sans compte.</text:p>
          </table:table-cell>
          <table:table-cell table:style-name="EvenCell">
            <text:p>https://www.uneiaparjour.fr/arti/</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4/2024</text:p>
          </table:table-cell>
        </table:table-row>
        <table:table-row>
          <table:table-cell table:style-name="DataCell">
            <text:p>Anakin</text:p>
          </table:table-cell>
          <table:table-cell table:style-name="DataCell">
            <text:p>Anakin (http://anakin.ai) : plateforme regroupant + de 1000 apps basées sur des IA génératives dont les principaux modèles de langage et d’images. Possibilité de créer ses propres apps. 300 crédits à l’ouverture puis 30 gratuits/ jour.</text:p>
          </table:table-cell>
          <table:table-cell table:style-name="DataCell">
            <text:p>https://www.uneiaparjour.fr/anakin/</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6/04/2024</text:p>
          </table:table-cell>
        </table:table-row>
        <table:table-row>
          <table:table-cell table:style-name="EvenCell">
            <text:p>Artic LLM</text:p>
          </table:table-cell>
          <table:table-cell table:style-name="EvenCell">
            <text:p>Artic LLM (https://snowflake.com/blog/arctic-open-efficient-foundation-language-models-snowflake…): un modèle de langage open source orienté code et entreprise mais qui reste polyvalent. Chatbots sans compte avec réglages (réponses courtes, demander de continuer): https://arctic.streamlit.app et https://huggingface.co/spaces/Snowflake/snowflake-arctic-st-demo…</text:p>
          </table:table-cell>
          <table:table-cell table:style-name="EvenCell">
            <text:p>https://www.uneiaparjour.fr/artic-llm/</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4/2024</text:p>
          </table:table-cell>
        </table:table-row>
        <table:table-row>
          <table:table-cell table:style-name="DataCell">
            <text:p>Once upon a bot</text:p>
          </table:table-cell>
          <table:table-cell table:style-name="DataCell">
            <text:p>Once upon a bot (https://onceuponabot.com) génère des histoires pour enfants avec texte, images et audio. FR ok si précisé. Partage url et pdf (hs lors des tests), 3 gratuites /semaine.Tests :– https://onceuponabot.com/story/acd9b0c2-4490-402d-8f6c-5feab929f52a…– https://onceuponabot.com/story/d4c8b81c-a75b-471a-b8f8-cd97aeee264e…</text:p>
          </table:table-cell>
          <table:table-cell table:style-name="DataCell">
            <text:p>https://www.uneiaparjour.fr/once-upon-a-bot/</text:p>
          </table:table-cell>
          <table:table-cell table:style-name="CatCell">
            <text:p>histoires enfants</text:p>
          </table:table-cell>
          <table:table-cell table:style-name="CatCell">
            <text:p>image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DataCell">
            <text:p>24/04/2024</text:p>
          </table:table-cell>
        </table:table-row>
        <table:table-row>
          <table:table-cell table:style-name="EvenCell">
            <text:p>Ai image generator</text:p>
          </table:table-cell>
          <table:table-cell table:style-name="EvenCell">
            <text:p>Ai image generator (https://aiimagegenerator.io) génère des images à partir d’un prompt, un style, un format et un prompt négatif en « améliorant » le prompt initial. Prompts simples plus efficaces.Pas d’historique. Version beta, sans compte et illimitée.</text:p>
          </table:table-cell>
          <table:table-cell table:style-name="EvenCell">
            <text:p>https://www.uneiaparjour.fr/ai-image-generator-2/</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4/2024</text:p>
          </table:table-cell>
        </table:table-row>
        <table:table-row>
          <table:table-cell table:style-name="DataCell">
            <text:p>Recall</text:p>
          </table:table-cell>
          <table:table-cell table:style-name="DataCell">
            <text:p>Recall (https://getrecall.ai) résume des pages web (+ pdf en ligne) et établit des liens via des mots clés. Propose également des quiz pour chacune. FR ok si spécifié dans les paramètres. Web, app et extension. 10 résumés éditables gratuits.</text:p>
          </table:table-cell>
          <table:table-cell table:style-name="DataCell">
            <text:p>https://www.uneiaparjour.fr/recall/</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4/2024</text:p>
          </table:table-cell>
        </table:table-row>
        <table:table-row>
          <table:table-cell table:style-name="EvenCell">
            <text:p>Visla</text:p>
          </table:table-cell>
          <table:table-cell table:style-name="EvenCell">
            <text:p>Visla (http://visla.us) génère des vidéos à partir de prompt, texte, url, image ou vidéo. Avec outil de montage.Tests : https://app.visla.us/project/view/1231801848579514368… / https://app.visla.us/project/view/1231804256869171200… / https://app.visla.us/project/view/1231803024557498368… / https://app.visla.us/project/view/1231805351905484800… Web et iOS – 50 min /mois</text:p>
          </table:table-cell>
          <table:table-cell table:style-name="EvenCell">
            <text:p>https://www.uneiaparjour.fr/visla/</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4/2024</text:p>
          </table:table-cell>
        </table:table-row>
        <table:table-row>
          <table:table-cell table:style-name="DataCell">
            <text:p>Q by Vemo</text:p>
          </table:table-cell>
          <table:table-cell table:style-name="DataCell">
            <text:p>Q by Vemo (https://apps.apple.com/us/app/q-by-vemo-ai/id6497067239…) : un chatbot épuré basé sur des requêtes exprimées à l’oral et des réponses textuelles. LLM GPT3 (base figée en 2022). Français ok et itération possible, sans d’historique. Gratuit et illimité, sur iOS.</text:p>
          </table:table-cell>
          <table:table-cell table:style-name="DataCell">
            <text:p>https://www.uneiaparjour.fr/q-by-vemo/</text:p>
          </table:table-cell>
          <table:table-cell table:style-name="CatCell">
            <text:p>chatbot</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0/04/2024</text:p>
          </table:table-cell>
        </table:table-row>
        <table:table-row>
          <table:table-cell table:style-name="EvenCell">
            <text:p>Smmry</text:p>
          </table:table-cell>
          <table:table-cell table:style-name="EvenCell">
            <text:p>Smmry (https://smmry.com) résume textes, documents txt ou pdf et via une URL. Accepte les textes longs (test avec 7 chapitres Guerre des boutons), affinage avec mots clés, plusieurs options. Compte possible mais semble illimité sans. Sources tests Smmry :– texte Guerre de boutons : https://gutenberg.org/files/56646/56646-0.txt…– url : https://bienvenue.reseau-canope.fr/ia-en-classe– pdf : infographie prompt</text:p>
          </table:table-cell>
          <table:table-cell table:style-name="EvenCell">
            <text:p>https://www.uneiaparjour.fr/smmry/</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04/2024</text:p>
          </table:table-cell>
        </table:table-row>
        <table:table-row>
          <table:table-cell table:style-name="DataCell">
            <text:p>Picurious</text:p>
          </table:table-cell>
          <table:table-cell table:style-name="DataCell">
            <text:p>Picurious (http://picurious.ai) analyse des images, propose des questions liées et un chatbot. Traduis, résous des problèmes, identifie. Tests depuis https://academie-francaise.fr/petite-poucette-les-nouveaux-defis-de-leducation…, https://apmep.fr/Annee-2023 et photo perso. 13 requêtes gratuites.</text:p>
          </table:table-cell>
          <table:table-cell table:style-name="DataCell">
            <text:p>https://www.uneiaparjour.fr/picurious/</text:p>
          </table:table-cell>
          <table:table-cell table:style-name="CatCell">
            <text:p>chatbot</text:p>
          </table:table-cell>
          <table:table-cell table:style-name="CatCell">
            <text:p>éducation</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DataCell">
            <text:p>18/04/2024</text:p>
          </table:table-cell>
        </table:table-row>
        <table:table-row>
          <table:table-cell table:style-name="EvenCell">
            <text:p>Owlift</text:p>
          </table:table-cell>
          <table:table-cell table:style-name="EvenCell">
            <text:p>Owlift (https://owlift.com) : – répond aux questions posées en plusieurs langues et niveaux– propose des outils de génération pour étudiants et enseignants (flashcards, quizz, questions…) 3 crédits gratuits /jour sans compte, +10 par semaine avec.</text:p>
          </table:table-cell>
          <table:table-cell table:style-name="EvenCell">
            <text:p>https://www.uneiaparjour.fr/owlift/</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4/2024</text:p>
          </table:table-cell>
        </table:table-row>
        <table:table-row>
          <table:table-cell table:style-name="DataCell">
            <text:p>Speechmatics</text:p>
          </table:table-cell>
          <table:table-cell table:style-name="DataCell">
            <text:p>Speechmatics (http://speechmatics.com) transcrit l’audio en texte, d’un fichier audio chargé ou en temps réel. Traduit, résume, chapitre, transforme en sous-titres… 9 formats de fichiers audio acceptés, 40 langues disponibles, 8h gratuites par mois.Tests depuis : – 4ème de couverture de « C’était mieux avant » de M. Serres – http://archive.org/details/coarlt…– http://audiocite.net/livres-audio-g…</text:p>
          </table:table-cell>
          <table:table-cell table:style-name="DataCell">
            <text:p>https://www.uneiaparjour.fr/speechmatic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4/2024</text:p>
          </table:table-cell>
        </table:table-row>
        <table:table-row>
          <table:table-cell table:style-name="EvenCell">
            <text:p>Question AI</text:p>
          </table:table-cell>
          <table:table-cell table:style-name="EvenCell">
            <text:p>Question AI (https://questionai.com +extensions) se définit comme assistant pour les devoirs : un chatbot avec analyse images, captures ou pdf et calculatrice scientifique avec explication des calculs. Utilisable par tous, illimité avec compte.Tests Question AI depuis :– schéma prompt https://edunumrech.hypotheses.org– infographie pdf https://reseau-canope.fr/agence-des-usages/intelligence-artificielle.html…– capture directe http://uneiaparjour.fr</text:p>
          </table:table-cell>
          <table:table-cell table:style-name="EvenCell">
            <text:p>https://www.uneiaparjour.fr/question-ai/</text:p>
          </table:table-cell>
          <table:table-cell table:style-name="EvenCatCell">
            <text:p>document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4/2024</text:p>
          </table:table-cell>
        </table:table-row>
        <table:table-row>
          <table:table-cell table:style-name="DataCell">
            <text:p>Class Companion</text:p>
          </table:table-cell>
          <table:table-cell table:style-name="DataCell">
            <text:p>Class Companion (http://classcompanion.com) génère des évaluations à partir d’une requête sous forme de quiz ou questions à réponses rédigées. Création de classes avec suivi (législation US pas RGPD). FR si spécifié. Gratuit pour les enseignants.</text:p>
          </table:table-cell>
          <table:table-cell table:style-name="DataCell">
            <text:p>https://www.uneiaparjour.fr/class-companion/</text:p>
          </table:table-cell>
          <table:table-cell table:style-name="CatCell">
            <text:p>éducation</text:p>
          </table:table-cell>
          <table:table-cell table:style-name="CatCell">
            <text:p>quiz et flashcard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4/04/2024</text:p>
          </table:table-cell>
        </table:table-row>
        <table:table-row>
          <table:table-cell table:style-name="EvenCell">
            <text:p>Chatcsv</text:p>
          </table:table-cell>
          <table:table-cell table:style-name="EvenCell">
            <text:p>Chatcsv (https://chatcsv.co) analyse les fichiers csv comportant un grand nombre de données via un chatbot. Plusieurs fichiers peuvent être chargés et comparés, des visualisations sont proposés. Gratuit et illimité. Tests depuis https://meteo.data.gouv.fr</text:p>
          </table:table-cell>
          <table:table-cell table:style-name="EvenCell">
            <text:p>https://www.uneiaparjour.fr/chatcsv/</text:p>
          </table:table-cell>
          <table:table-cell table:style-name="EvenCatCell">
            <text:p>donné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4/2024</text:p>
          </table:table-cell>
        </table:table-row>
        <table:table-row>
          <table:table-cell table:style-name="DataCell">
            <text:p>Udio</text:p>
          </table:table-cell>
          <table:table-cell table:style-name="DataCell">
            <text:p>Udio (https://udio.com) génère des morceaux de musique avec paroles. Morceaux de 30 sec. Galerie, playlist, téléchargement, partage et FR ok. 1200 morceaux gratuits/ mois 1à crédits possibles par jour, 100 par mois gratuits.Tests :– https://udio.com/songs/hiYZkuo6yoVWfe3FP4g6cy…– https://udio.com/songs/7dhxDpQbz18FEhURDUUaVr…</text:p>
          </table:table-cell>
          <table:table-cell table:style-name="DataCell">
            <text:p>https://www.uneiaparjour.fr/udio/</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4/2024</text:p>
          </table:table-cell>
        </table:table-row>
        <table:table-row>
          <table:table-cell table:style-name="EvenCell">
            <text:p>Kognitium</text:p>
          </table:table-cell>
          <table:table-cell table:style-name="EvenCell">
            <text:p>Kognitium (https://kognitium.com) est présenté comme un agent conversationnel + précis et qui « apprend » des échanges (LLM non cité). Suivi de la progression et partage. Accès sans compte possible, beta gratuite. Exemple: https://kognitium.com/thread/2aa8b132-58da-4890-acd4-cda795b46a8e…</text:p>
          </table:table-cell>
          <table:table-cell table:style-name="EvenCell">
            <text:p>https://www.uneiaparjour.fr/kognitium/</text:p>
          </table:table-cell>
          <table:table-cell table:style-name="EvenCatCell">
            <text:p>chatbot</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0/04/2024</text:p>
          </table:table-cell>
        </table:table-row>
        <table:table-row>
          <table:table-cell table:style-name="DataCell">
            <text:p>Pdf to chat</text:p>
          </table:table-cell>
          <table:table-cell table:style-name="DataCell">
            <text:p>Pdf to chat (http://pdftochat.com) propose l’analyse de documents pdf via un chatbot avec des outils de lecteur pdf. Itération et références internes au document. Basé sur Mixtral, illimité et open source, github : https://github.com/Nutlope/pdftochat…via @Korben</text:p>
          </table:table-cell>
          <table:table-cell table:style-name="DataCell">
            <text:p>https://www.uneiaparjour.fr/pdf-to-chat/</text:p>
          </table:table-cell>
          <table:table-cell table:style-name="CatCell">
            <text:p>documents</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0/04/2024</text:p>
          </table:table-cell>
        </table:table-row>
        <table:table-row>
          <table:table-cell table:style-name="EvenCell">
            <text:p>Morphic</text:p>
          </table:table-cell>
          <table:table-cell table:style-name="EvenCell">
            <text:p>Morphic (http://morphic.sh) : moteur de recherche open source couplé à une IA générative texte. Réponse avec demande de précision, sources, images, génération et sujets associés. Itération possible. Beta sans compte. Github: https://github.com/miurla/morphic</text:p>
          </table:table-cell>
          <table:table-cell table:style-name="EvenCell">
            <text:p>https://www.uneiaparjour.fr/morphic/</text:p>
          </table:table-cell>
          <table:table-cell table:style-name="EvenCatCell">
            <text:p>open source</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9/04/2024</text:p>
          </table:table-cell>
        </table:table-row>
        <table:table-row>
          <table:table-cell table:style-name="DataCell">
            <text:p>Clee</text:p>
          </table:table-cell>
          <table:table-cell table:style-name="DataCell">
            <text:p>Clee (http://cleeai.com) est un moteur de recherche couplé à une IA générative de texte : réponse générée avec sources véritables, choix des sources, accès à des sujets d’actu (EN). FR accepté, partage possible. Compte requis, gratuit et illimité.</text:p>
          </table:table-cell>
          <table:table-cell table:style-name="DataCell">
            <text:p>https://www.uneiaparjour.fr/clee/</text:p>
          </table:table-cell>
          <table:table-cell table:style-name="CatCell">
            <text:p>recherch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4/2024</text:p>
          </table:table-cell>
        </table:table-row>
        <table:table-row>
          <table:table-cell table:style-name="EvenCell">
            <text:p>Mapmind</text:p>
          </table:table-cell>
          <table:table-cell table:style-name="EvenCell">
            <text:p>Mapminp (https://mapmindai.com) génère des cartes mentales simples à partir d’un prompt. Génération globale (possible de préciser le niveau de détail, pas toujours respecté) puis édition possible. Import json, export json png. FR accepté, semble illimité.</text:p>
          </table:table-cell>
          <table:table-cell table:style-name="EvenCell">
            <text:p>https://www.uneiaparjour.fr/mapmind/</text:p>
          </table:table-cell>
          <table:table-cell table:style-name="EvenCatCell">
            <text:p>mindmap</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4/2024</text:p>
          </table:table-cell>
        </table:table-row>
        <table:table-row>
          <table:table-cell table:style-name="DataCell">
            <text:p>Gatekeep</text:p>
          </table:table-cell>
          <table:table-cell table:style-name="DataCell">
            <text:p>Gatekeep (http://gatekeep.ai) génère des vidéos explicatives à partir d’un prompt. Vidéos avec texte, voix et illustrations. Résumé et chat. FR accepté, aléatoire dans les générations, ok dans le chat. , V. beta ? illimité ? Extraits dans la vidéo. Via @batier</text:p>
          </table:table-cell>
          <table:table-cell table:style-name="DataCell">
            <text:p>https://www.uneiaparjour.fr/gatekeep/</text:p>
          </table:table-cell>
          <table:table-cell table:style-name="CatCell">
            <text:p>éducation</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06/04/2024</text:p>
          </table:table-cell>
        </table:table-row>
        <table:table-row>
          <table:table-cell table:style-name="EvenCell">
            <text:p>Lazy</text:p>
          </table:table-cell>
          <table:table-cell table:style-name="EvenCell">
            <text:p>Lazy (http://getlazy.ai) crée des applications à partir d’un prompt. L’outil teste, débugue et corrige les erreurs, propose des suggestions, itération possible. En EN, FR accepté. Créations, code accessible et accès web en mode privé gratuits.</text:p>
          </table:table-cell>
          <table:table-cell table:style-name="EvenCell">
            <text:p>https://www.uneiaparjour.fr/lazy/</text:p>
          </table:table-cell>
          <table:table-cell table:style-name="EvenCatCell">
            <text:p>appli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4/2024</text:p>
          </table:table-cell>
        </table:table-row>
        <table:table-row>
          <table:table-cell table:style-name="DataCell">
            <text:p>Shortvideosapp</text:p>
          </table:table-cell>
          <table:table-cell table:style-name="DataCell">
            <text:p>Shortvideosapp (https://shortvideosapp.com) génère des vidéos en format vertical avec images fixes et voix à partir d’un prompt. Choix du style et choix de la voix, génération de l’audio puis choix des images proposées. FR accepté et surtitrage en EN. Illimité ?</text:p>
          </table:table-cell>
          <table:table-cell table:style-name="DataCell">
            <text:p>https://www.uneiaparjour.fr/shortvideosapp/</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4/2024</text:p>
          </table:table-cell>
        </table:table-row>
        <table:table-row>
          <table:table-cell table:style-name="EvenCell">
            <text:p>Illumidesk</text:p>
          </table:table-cell>
          <table:table-cell table:style-name="EvenCell">
            <text:p>Illumidesk (http://illumidesk.com) génère des cours en ligne avec quiz, entièrement éditables avec outils nombreux. Suivi des étudiants, FR accepté, génère en EN ou FR. 15 jours complet puis version limitée à 10 étudiants. Test : https://bfbfbf.illumidesk.com/courses/les-ia-generatives-en-education-usages-et-limites-2</text:p>
          </table:table-cell>
          <table:table-cell table:style-name="EvenCell">
            <text:p>https://www.uneiaparjour.fr/illumidesk/</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4/2024</text:p>
          </table:table-cell>
        </table:table-row>
        <table:table-row>
          <table:table-cell table:style-name="DataCell">
            <text:p>Makingprogress</text:p>
          </table:table-cell>
          <table:table-cell table:style-name="DataCell">
            <text:p>Makingprogress (https://makingprogressai.com) génère des appréciations à partir d’un formulaire rempli, d’une photo ou d’un enregistrement audio. En EN mais accepte le FR – même si texte généré pas toujours en FR, une source d’idées ? Gratuit et illimité.</text:p>
          </table:table-cell>
          <table:table-cell table:style-name="DataCell">
            <text:p>https://www.uneiaparjour.fr/makingprogress/</text:p>
          </table:table-cell>
          <table:table-cell table:style-name="CatCell">
            <text:p>édu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4/2024</text:p>
          </table:table-cell>
        </table:table-row>
        <table:table-row>
          <table:table-cell table:style-name="EvenCell">
            <text:p>Globe translator</text:p>
          </table:table-cell>
          <table:table-cell table:style-name="EvenCell">
            <text:p>Globe translator (https://translator.globe.engineer) transforme un prompt en représentation graphique (3d en beta), arbre de décision ou tableau. Chiffres pendant les tests semblent ok mais sources et générations sont bien sûr à vérifier 😉 Sans compte et illimité.</text:p>
          </table:table-cell>
          <table:table-cell table:style-name="EvenCell">
            <text:p>https://www.uneiaparjour.fr/globe-translator/</text:p>
          </table:table-cell>
          <table:table-cell table:style-name="EvenCatCell">
            <text:p>donné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1/04/2024</text:p>
          </table:table-cell>
        </table:table-row>
        <table:table-row>
          <table:table-cell table:style-name="DataCell">
            <text:p>Bria</text:p>
          </table:table-cell>
          <table:table-cell table:style-name="DataCell">
            <text:p>Bria (http://labs.bria.ai) : génération d’images avec 4 modèles « éthiques » (capture 1). Outils d’édition pour les images générées (modification des expressions, objets, fond, taille…). Images de la garlerie modifiables. 1000 images gratuites par mois.</text:p>
          </table:table-cell>
          <table:table-cell table:style-name="DataCell">
            <text:p>https://www.uneiaparjour.fr/bria/</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1/03/2024</text:p>
          </table:table-cell>
        </table:table-row>
        <table:table-row>
          <table:table-cell table:style-name="EvenCell">
            <text:p>Gencraft</text:p>
          </table:table-cell>
          <table:table-cell table:style-name="EvenCell">
            <text:p>Gencraft (https://gencraft.com) : génération d’images avec 30 styles et 40 modèles (5 gratuits), image to image, aide au prompt, prompts négatifs et galerie. iOS et Android. 5×2 générations /jour gratuites (video et modèle propre en version payante).</text:p>
          </table:table-cell>
          <table:table-cell table:style-name="EvenCell">
            <text:p>https://www.uneiaparjour.fr/gencraft/</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3/2024</text:p>
          </table:table-cell>
        </table:table-row>
        <table:table-row>
          <table:table-cell table:style-name="DataCell">
            <text:p>Ownai</text:p>
          </table:table-cell>
          <table:table-cell table:style-name="DataCell">
            <text:p>Ownai (http://ownai.com) : création de chatbots personnalisés basés sur Mistral. URL personnalisable, 3 gratuits, interactions illimitées et accès utilisateur sans compte. Test avec aide à la création de séance pédagogique : https://creation-seance.ownai.com</text:p>
          </table:table-cell>
          <table:table-cell table:style-name="DataCell">
            <text:p>https://www.uneiaparjour.fr/ownai/</text:p>
          </table:table-cell>
          <table:table-cell table:style-name="CatCell">
            <text:p>chatbot</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3/2024</text:p>
          </table:table-cell>
        </table:table-row>
        <table:table-row>
          <table:table-cell table:style-name="EvenCell">
            <text:p>Text to video de Typeframes</text:p>
          </table:table-cell>
          <table:table-cell table:style-name="EvenCell">
            <text:p>Text to video de Typeframes (https://typeframes.com/tools/text-to-video…) convertit un texte en une vidéo animée avec musique. Édition complète possible (groupes de mots, musique, fonds…), partage en ligne ou export mp4. D’autres outils disponibles avec voix en EN.</text:p>
          </table:table-cell>
          <table:table-cell table:style-name="EvenCell">
            <text:p>https://www.uneiaparjour.fr/text-to-video-de-typeframes/</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8/03/2024</text:p>
          </table:table-cell>
        </table:table-row>
        <table:table-row>
          <table:table-cell table:style-name="DataCell">
            <text:p>Brisk Teaching</text:p>
          </table:table-cell>
          <table:table-cell table:style-name="DataCell">
            <text:p>Brisk Teaching (http://briskteaching.com) : extension Chrome intègrant des outils de génération orientés éducation : séances, quiz, présentations, mails, articles… Générations directes dans la suite Google. Fonctions avancées pour les étab. Tests : Quiz à partir dans Forms de « Que dit la recherche » @reseau_canope :https://reseau-canope.fr/agence-des-usages/comment-lintelligence-artificielle-peut-elle-soutenir-lapprentissage-de-lecrit.html : Plan de séance dans Docs à partir de la vidéo […]</text:p>
          </table:table-cell>
          <table:table-cell table:style-name="DataCell">
            <text:p>https://www.uneiaparjour.fr/brisk-teaching/</text:p>
          </table:table-cell>
          <table:table-cell table:style-name="CatCell">
            <text:p>éducation</text:p>
          </table:table-cell>
          <table:table-cell table:style-name="CatCell">
            <text:p>présent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DataCell">
            <text:p>27/03/2024</text:p>
          </table:table-cell>
        </table:table-row>
        <table:table-row>
          <table:table-cell table:style-name="EvenCell">
            <text:p>Slidesgo</text:p>
          </table:table-cell>
          <table:table-cell table:style-name="EvenCell">
            <text:p>Slidesgo de Freepix (https://slidesgo.com) génère des présentations, des idées de brise-glace et de questionnaire de fin de séance / de formation (choix éducation à la connexion). Via @YannPoirson. Slidesgo génère des présentations texte et images à partir d’un prompt. Modèles, tons, édition, partage et export. Gratuit avec 14 diapositives par présentation. Test : https://slidesgo.com/editor/share/9ba84ea6-a257-4385-b913-c1a22ec106b4#rs=link… Slidesgo […]</text:p>
          </table:table-cell>
          <table:table-cell table:style-name="EvenCell">
            <text:p>https://www.uneiaparjour.fr/slidesgo/</text:p>
          </table:table-cell>
          <table:table-cell table:style-name="EvenCatCell">
            <text:p>éducation</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3/2024</text:p>
          </table:table-cell>
        </table:table-row>
        <table:table-row>
          <table:table-cell table:style-name="DataCell">
            <text:p>Talk me</text:p>
          </table:table-cell>
          <table:table-cell table:style-name="DataCell">
            <text:p>Talk me (https://talkme.ai) propose l’apprentissage de 5 langues : reconnaissance vocale, mises en situation existantes ou à créer, traduction, grammaire, définition et tableau de bord. En ligne ou appli. 5 activités gratuites par jour.</text:p>
          </table:table-cell>
          <table:table-cell table:style-name="DataCell">
            <text:p>https://www.uneiaparjour.fr/talk-me/</text:p>
          </table:table-cell>
          <table:table-cell table:style-name="CatCell">
            <text:p>langu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3/2024</text:p>
          </table:table-cell>
        </table:table-row>
        <table:table-row>
          <table:table-cell table:style-name="EvenCell">
            <text:p>Sonauto</text:p>
          </table:table-cell>
          <table:table-cell table:style-name="EvenCell">
            <text:p>Sonauto (http://sonauto.ai) : des morceaux de musique à partir d’un prompt. Édition avec nouvelle génération ciblée. Export mp3 ou vidéo type karaoke. Gratuit et illimité. Tests: https://sonauto.ai/songs/D3XMq3Ki9pBIe0C5aHyf… et https://sonauto.ai/songs/z1gB330XmslyyZ26kcxs… (prompt via chatGPT)</text:p>
          </table:table-cell>
          <table:table-cell table:style-name="EvenCell">
            <text:p>https://www.uneiaparjour.fr/sonauto/</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3/2024</text:p>
          </table:table-cell>
        </table:table-row>
        <table:table-row>
          <table:table-cell table:style-name="DataCell">
            <text:p>Kards AI</text:p>
          </table:table-cell>
          <table:table-cell table:style-name="DataCell">
            <text:p>Kards AI (https://kardsai.app) : appli iOS et Android qui génère des flashcards à partir d’un texte, d’un pdf, d’un prompt ou d’un csv. Sytème de « récompense », suivi de progression, export image. Gratuit avec bandeau pub à l’accueil, fonctions « pro ».</text:p>
          </table:table-cell>
          <table:table-cell table:style-name="DataCell">
            <text:p>https://www.uneiaparjour.fr/kards-ai/</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3/2024</text:p>
          </table:table-cell>
        </table:table-row>
        <table:table-row>
          <table:table-cell table:style-name="EvenCell">
            <text:p>Boords</text:p>
          </table:table-cell>
          <table:table-cell table:style-name="EvenCell">
            <text:p>Boords (http://boords.com) génère des storyboards éditables et personnalisables avec génération des textes et des images. Exports dans version payante, partage url, animation. Crédits pour 1 storyboard gratuit. Test https://app.boords.com/s/mlv3lo</text:p>
          </table:table-cell>
          <table:table-cell table:style-name="EvenCell">
            <text:p>https://www.uneiaparjour.fr/boords/</text:p>
          </table:table-cell>
          <table:table-cell table:style-name="EvenCatCell">
            <text:p>images</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22/03/2024</text:p>
          </table:table-cell>
        </table:table-row>
        <table:table-row>
          <table:table-cell table:style-name="DataCell">
            <text:p>Clipfy</text:p>
          </table:table-cell>
          <table:table-cell table:style-name="DataCell">
            <text:p>Clipfy (http://clipfly.ai) regroupe plusieurs outils dédiés à la vidéo dont plusieurs IA : génération depuis un prompt, animation d’images ou amélioration. 50 crédits gratuits (environ 5 vidéos générées).</text:p>
          </table:table-cell>
          <table:table-cell table:style-name="DataCell">
            <text:p>https://www.uneiaparjour.fr/clipfy/</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3/2024</text:p>
          </table:table-cell>
        </table:table-row>
        <table:table-row>
          <table:table-cell table:style-name="EvenCell">
            <text:p>Learning studio</text:p>
          </table:table-cell>
          <table:table-cell table:style-name="EvenCell">
            <text:p>Learning studio (http://learningstudioai.com) génère des cours chapitrés avec activités et quiz. Modifiables, export pdf ou scorm. 3 cours gratuits.Tests :– IA seule : https://learningstudioai.com/go/m70YaqWqN8yx6MAiFaXL…– IA avec doc : https://learningstudioai.com/go/67nOGFADEbRa9CnlduFe…</text:p>
          </table:table-cell>
          <table:table-cell table:style-name="EvenCell">
            <text:p>https://www.uneiaparjour.fr/learning-studio/</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3/2024</text:p>
          </table:table-cell>
        </table:table-row>
        <table:table-row>
          <table:table-cell table:style-name="DataCell">
            <text:p>Zerobot</text:p>
          </table:table-cell>
          <table:table-cell table:style-name="DataCell">
            <text:p>Zerobot (https://zerobot.ai) permet l’interaction avec des agents et leur création en utilisant chatGPT 3.5 ou Groq en version gratuite (GPT 4 en version payante) avec messages illimités et partage par URL. Voix pour requête et réponse (en FR). Test (compte requis) : – « enseignant assistant » : https://chat.zerobot.ai/a/a-pdsoEVaBu-assistant… – « compagnon idées » : https://chat.zerobot.ai/a/a-N1YTEkUBQ-compagnon-id%C3%A9es</text:p>
          </table:table-cell>
          <table:table-cell table:style-name="DataCell">
            <text:p>https://www.uneiaparjour.fr/zerobot/</text:p>
          </table:table-cell>
          <table:table-cell table:style-name="CatCell">
            <text:p>chatbot</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9/03/2024</text:p>
          </table:table-cell>
        </table:table-row>
        <table:table-row>
          <table:table-cell table:style-name="EvenCell">
            <text:p>Tammy</text:p>
          </table:table-cell>
          <table:table-cell table:style-name="EvenCell">
            <text:p>Tammy (https://tammy.ai) résume des vidéos youtube et génére des Q/R. Français à choisir dans les menus. Quelques erreurs. Gratuits : 1 résumé « pro », 5 « basiques » et 10 Q/R avec repères par jour. Source vidéo CC @recitqc : https://youtu.be/Hb5no9wImmY?si=mOO6t9JvYN3ryJAA</text:p>
          </table:table-cell>
          <table:table-cell table:style-name="EvenCell">
            <text:p>https://www.uneiaparjour.fr/tammy/</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3/2024</text:p>
          </table:table-cell>
        </table:table-row>
        <table:table-row>
          <table:table-cell table:style-name="DataCell">
            <text:p>Make real polls</text:p>
          </table:table-cell>
          <table:table-cell table:style-name="DataCell">
            <text:p>Make real polls (https://make-real-polls.vercel.app) génère des sondages live à partir des éléments d’un tableau blanc avec outils texte, image et dessin et visioconférence possible. Tableau partageable, accès enseignant ou étudiant. Sans compte et illimité.</text:p>
          </table:table-cell>
          <table:table-cell table:style-name="DataCell">
            <text:p>https://www.uneiaparjour.fr/make-real-polls/</text:p>
          </table:table-cell>
          <table:table-cell table:style-name="CatCell">
            <text:p>quiz et flashcard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03/2024</text:p>
          </table:table-cell>
        </table:table-row>
        <table:table-row>
          <table:table-cell table:style-name="EvenCell">
            <text:p>Tune</text:p>
          </table:table-cell>
          <table:table-cell table:style-name="EvenCell">
            <text:p>Tune (https://tunehq.ai) donne accès à plusieurs modèles de langage via son Chatbot. Modèles et amélioration de prompt, document, connexion internet… Gratuit et au début sans compte. Une autre appli, « studio », permet de déployer ses propres bots.</text:p>
          </table:table-cell>
          <table:table-cell table:style-name="EvenCell">
            <text:p>https://www.uneiaparjour.fr/tune/</text:p>
          </table:table-cell>
          <table:table-cell table:style-name="EvenCatCell">
            <text:p>chatbot</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3/2024</text:p>
          </table:table-cell>
        </table:table-row>
        <table:table-row>
          <table:table-cell table:style-name="DataCell">
            <text:p>Pngmaker</text:p>
          </table:table-cell>
          <table:table-cell table:style-name="DataCell">
            <text:p>Pngmaker (https://pngmaker.ai) génère des images au format png (avec possible transparence du fond de l’image) à partir d’un prompt. Gratuit, sans compte et semble illimité.</text:p>
          </table:table-cell>
          <table:table-cell table:style-name="DataCell">
            <text:p>https://www.uneiaparjour.fr/pngmaker/</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5/03/2024</text:p>
          </table:table-cell>
        </table:table-row>
        <table:table-row>
          <table:table-cell table:style-name="EvenCell">
            <text:p>Visual electric</text:p>
          </table:table-cell>
          <table:table-cell table:style-name="EvenCell">
            <text:p>Visual electric (https://visualelectric.com) outil de génération d’images avec de nombreux styles, formats et options. Galerie pour inspiration, outils de retouche et remix, styles personnalisables. 40 images gratuites par jour pour usage personnel.</text:p>
          </table:table-cell>
          <table:table-cell table:style-name="EvenCell">
            <text:p>https://www.uneiaparjour.fr/visual-electric/</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3/2024</text:p>
          </table:table-cell>
        </table:table-row>
        <table:table-row>
          <table:table-cell table:style-name="DataCell">
            <text:p>Notes GPT</text:p>
          </table:table-cell>
          <table:table-cell table:style-name="DataCell">
            <text:p>Notes GPT (http://usenotesgpt.com) retranscrit les notes audio en éléments d’une liste à cocher et en propose le résumé. Génération via Mistral ai. Préciser que la génération doit se faire en français en fin d’enregistrement. Open source et illimité.</text:p>
          </table:table-cell>
          <table:table-cell table:style-name="DataCell">
            <text:p>https://www.uneiaparjour.fr/notes-gpt/</text:p>
          </table:table-cell>
          <table:table-cell table:style-name="CatCell">
            <text:p>open source</text:p>
          </table:table-cell>
          <table:table-cell table:style-name="CatCell">
            <text:p>texte</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DataCell">
            <text:p>13/03/2024</text:p>
          </table:table-cell>
        </table:table-row>
        <table:table-row>
          <table:table-cell table:style-name="EvenCell">
            <text:p>Navi</text:p>
          </table:table-cell>
          <table:table-cell table:style-name="EvenCell">
            <text:p>Navi (https://eduplay.ai/navi) est un chatbot assistant personnel orienté apprentissages avec 40 « plugins » regroupant outils texte, document, image, quiz, productivité, conseils…Personnalisable et connecté. Gratuit, en version bêta, semble illimité.Document pour le test pdf : infographie https://www.reseau-canope.fr/agence-des-usages/intelligence-artificielle.html</text:p>
          </table:table-cell>
          <table:table-cell table:style-name="EvenCell">
            <text:p>https://www.uneiaparjour.fr/navi/</text:p>
          </table:table-cell>
          <table:table-cell table:style-name="EvenCatCell">
            <text:p>chatbot</text:p>
          </table:table-cell>
          <table:table-cell table:style-name="EvenCatCell">
            <text:p>documents</text:p>
          </table:table-cell>
          <table:table-cell table:style-name="EvenCatCell">
            <text:p>quiz et flashcards</text:p>
          </table:table-cell>
          <table:table-cell table:style-name="EvenCatCell">
            <text:p>texte</text:p>
          </table:table-cell>
          <table:table-cell table:style-name="EvenCatCell">
            <text:p>usage illimité</text:p>
          </table:table-cell>
          <table:table-cell table:style-name="EvenCatCell">
            <text:p/>
          </table:table-cell>
          <table:table-cell table:style-name="EvenCell">
            <text:p>12/03/2024</text:p>
          </table:table-cell>
        </table:table-row>
        <table:table-row>
          <table:table-cell table:style-name="DataCell">
            <text:p>AnimateLCM</text:p>
          </table:table-cell>
          <table:table-cell table:style-name="DataCell">
            <text:p>AnimateLCM (https://huggingface.co/spaces/wangfuyun/AnimateLCM-SVD…) transforme des images fixes en courtes images animées. Options avancées. Open source et illimité. Images Wikimedia commons : https://commons.wikimedia.org/wiki/Template:Potd/2024-04#/media/File:Ratargul-02.jpg… / https://commons.wikimedia.org/wiki/File:Sunset_at_Noronhas%27_beach.jpg… / https://commons.wikimedia.org/wiki/Template:Potd/2024-04#/media/File:Yellowstone_National_Park_(WY,_USA),_Old_Faithful_Geyser_–_2022_–_2599.jpg… Tests :</text:p>
          </table:table-cell>
          <table:table-cell table:style-name="DataCell">
            <text:p>https://www.uneiaparjour.fr/animatelcm/</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11/03/2024</text:p>
          </table:table-cell>
        </table:table-row>
        <table:table-row>
          <table:table-cell table:style-name="EvenCell">
            <text:p>Ai Story Generator</text:p>
          </table:table-cell>
          <table:table-cell table:style-name="EvenCell">
            <text:p>Ai Story Generator (https://datanumen.com/ai-story-generator…) génère des textes longs avec illustrations à partir d’un prompt (tous sujets). Préciser FR. Partage par url. Gratuit et sans compte. Tests :– https://datanumen.com/ai-story-generator/a-fox-named-rusard/…– https://datanumen.com/ai-story-generator/the-generative-ai-in-education-uses-and-limitations/…</text:p>
          </table:table-cell>
          <table:table-cell table:style-name="EvenCell">
            <text:p>https://www.uneiaparjour.fr/ai-story-generator/</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10/03/2024</text:p>
          </table:table-cell>
        </table:table-row>
        <table:table-row>
          <table:table-cell table:style-name="DataCell">
            <text:p>Colorin</text:p>
          </table:table-cell>
          <table:table-cell table:style-name="DataCell">
            <text:p>Colorin (http://colorin.ai) génère des dessins à colorier. Outils d’édition et de remplissage couleur avec possible compilation dans un livre de coloriage. 5 styles différents. Aide au prompt, 30 crédits gratuits.</text:p>
          </table:table-cell>
          <table:table-cell table:style-name="DataCell">
            <text:p>https://www.uneiaparjour.fr/colorin/</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3/2024</text:p>
          </table:table-cell>
        </table:table-row>
        <table:table-row>
          <table:table-cell table:style-name="EvenCell">
            <text:p>Reading club</text:p>
          </table:table-cell>
          <table:table-cell table:style-name="EvenCell">
            <text:p>Reading club (https://readingclub.ai) génère des histoires éditables, texte et images. Version gratuite limitée en nombre de générations par jour (limite atteinte pour le test). Partage en ligne. Test : https://readingclub.ai/preview/j571vhtn2he2ddr8sscqkkrc8n6mxj4a…</text:p>
          </table:table-cell>
          <table:table-cell table:style-name="EvenCell">
            <text:p>https://www.uneiaparjour.fr/reading-club/</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8/03/2024</text:p>
          </table:table-cell>
        </table:table-row>
        <table:table-row>
          <table:table-cell table:style-name="DataCell">
            <text:p>Sticker baker</text:p>
          </table:table-cell>
          <table:table-cell table:style-name="DataCell">
            <text:p>Sticker baker (http://stickerbaker.com) génère des images de style autocollants à partir d’un prompt. Possibilité d’obtenir des planches de stickers et chargement de ses propres images proposé. Moteur de recherche d’images créés. Sans compte et illimité.</text:p>
          </table:table-cell>
          <table:table-cell table:style-name="DataCell">
            <text:p>https://www.uneiaparjour.fr/sticker-baker/</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7/03/2024</text:p>
          </table:table-cell>
        </table:table-row>
        <table:table-row>
          <table:table-cell table:style-name="EvenCell">
            <text:p>Le chat</text:p>
          </table:table-cell>
          <table:table-cell table:style-name="EvenCell">
            <text:p>Le chat (https://chat.mistral.ai) met à disposition 3 modèles de langage de @MistralAI, large, next, small. Rapide, efficace mais avec beaucoup d’hallucinations (img 4). Tests : https://codimd.apps.education.fr/s/mwq0IN5m8 (formation) et https://codimd.apps.education.fr/s/gVEx6MgJ5 (html). Vérification code html généré par « Le chat » :</text:p>
          </table:table-cell>
          <table:table-cell table:style-name="EvenCell">
            <text:p>https://www.uneiaparjour.fr/le-chat/</text:p>
          </table:table-cell>
          <table:table-cell table:style-name="EvenCatCell">
            <text:p>chatbot</text:p>
          </table:table-cell>
          <table:table-cell table:style-name="EvenCatCell">
            <text:p>LLM</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6/03/2024</text:p>
          </table:table-cell>
        </table:table-row>
        <table:table-row>
          <table:table-cell table:style-name="DataCell">
            <text:p>Claude 3</text:p>
          </table:table-cell>
          <table:table-cell table:style-name="DataCell">
            <text:p>Claude 3 (https://claude.ai) : nouvelle version par @AnthropicAI avec 3 nouveaux LLM dont « Sonnet », modèle intermédiaire, est gratuit. La lecture d’images et de documents (5 max de 10 mo) est désormais possible. Sources pour les tests :– manuscrit d’Eviradnus, La Légende des siècles, Victor Hugo, @GallicaBnF : http://expositions.bnf.fr/hugo/grands/191.htm… – infographies IA @reseau_canope : https://www.reseau-canope.fr/agence-des-usages/intelligence-artificielle.html</text:p>
          </table:table-cell>
          <table:table-cell table:style-name="DataCell">
            <text:p>https://www.uneiaparjour.fr/claude-3/</text:p>
          </table:table-cell>
          <table:table-cell table:style-name="CatCell">
            <text:p>chatbot</text:p>
          </table:table-cell>
          <table:table-cell table:style-name="CatCell">
            <text:p>documents</text:p>
          </table:table-cell>
          <table:table-cell table:style-name="CatCell">
            <text:p>LLM</text:p>
          </table:table-cell>
          <table:table-cell table:style-name="CatCell">
            <text:p>texte</text:p>
          </table:table-cell>
          <table:table-cell table:style-name="CatCell">
            <text:p/>
          </table:table-cell>
          <table:table-cell table:style-name="CatCell">
            <text:p/>
          </table:table-cell>
          <table:table-cell table:style-name="DataCell">
            <text:p>05/03/2024</text:p>
          </table:table-cell>
        </table:table-row>
        <table:table-row>
          <table:table-cell table:style-name="EvenCell">
            <text:p>Gamma sites</text:p>
          </table:table-cell>
          <table:table-cell table:style-name="EvenCell">
            <text:p>Gamma, outil de présentation (testé ici : https://www.uneiaparjour.fr/gamma/), propose en version bêta la génération de sites web (https://gamma.app/#sites). 50 modèles, génération texte et image, export, commentaires, collaboration et suivi. 40 crédits par génération.Tests : – https://gamma.app/docs/Introduction-gjpje1o8cu81s21…– https://gamma.app/docs/Introduction-aux-IA-generatives-en-education-umsyl91a5xq3pry</text:p>
          </table:table-cell>
          <table:table-cell table:style-name="EvenCell">
            <text:p>https://www.uneiaparjour.fr/gamma-sites/</text:p>
          </table:table-cell>
          <table:table-cell table:style-name="EvenCatCell">
            <text:p>images</text:p>
          </table:table-cell>
          <table:table-cell table:style-name="EvenCatCell">
            <text:p>site web</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4/03/2024</text:p>
          </table:table-cell>
        </table:table-row>
        <table:table-row>
          <table:table-cell table:style-name="DataCell">
            <text:p>Morpheeus</text:p>
          </table:table-cell>
          <table:table-cell table:style-name="DataCell">
            <text:p>Morpheeus (http://morpheeus.com) génère des histoires et propose leur lecture depuis une voix clonée après choix du thème, de l’âge et d’un prompt. iOS et Android, 1 histoire gratuite. Test avec voix clonée : https://app.morpheeus.com/ShareStory/112</text:p>
          </table:table-cell>
          <table:table-cell table:style-name="DataCell">
            <text:p>https://www.uneiaparjour.fr/morpheeus/</text:p>
          </table:table-cell>
          <table:table-cell table:style-name="CatCell">
            <text:p>histoires enfant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03/03/2024</text:p>
          </table:table-cell>
        </table:table-row>
        <table:table-row>
          <table:table-cell table:style-name="EvenCell">
            <text:p>Hey Pat</text:p>
          </table:table-cell>
          <table:table-cell table:style-name="EvenCell">
            <text:p>Hey Pat (https://heypat.ai) est un chatbot basé sur OpenAI et Dappier avec des données actualisées «régulièrement» (après test, dépend du type de données, pas de sources). Disponible en ligne sans compte ou sur WhatsApp / Telegram. Illimité.</text:p>
          </table:table-cell>
          <table:table-cell table:style-name="EvenCell">
            <text:p>https://www.uneiaparjour.fr/hey-pat/</text:p>
          </table:table-cell>
          <table:table-cell table:style-name="EvenCatCell">
            <text:p>chatbot</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2/03/2024</text:p>
          </table:table-cell>
        </table:table-row>
        <table:table-row>
          <table:table-cell table:style-name="DataCell">
            <text:p>Summarize</text:p>
          </table:table-cell>
          <table:table-cell table:style-name="DataCell">
            <text:p>Summarize (https://summarize.ing) résume une vidéo YouTube avec questions/réponses, passages importants, mots-clés, citations et carte mentale. 20 vidéos gratuites de -1h par jour. Test depuis https://youtu.be/E2hPk3adUlI @FlowersINRIA</text:p>
          </table:table-cell>
          <table:table-cell table:style-name="DataCell">
            <text:p>https://www.uneiaparjour.fr/summarize/</text:p>
          </table:table-cell>
          <table:table-cell table:style-name="CatCell">
            <text:p>mindmap</text:p>
          </table:table-cell>
          <table:table-cell table:style-name="CatCell">
            <text:p>texte</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01/03/2024</text:p>
          </table:table-cell>
        </table:table-row>
        <table:table-row>
          <table:table-cell table:style-name="EvenCell">
            <text:p>Project FTK</text:p>
          </table:table-cell>
          <table:table-cell table:style-name="EvenCell">
            <text:p>Project FTK (https://projectftk.com) permet de créer des chatbots personnalisés « assistants de l’enseignant » avec un zip de pdf, doc ou ppt. Configurable, accès web, instructions. Beta gratuite. Test (compte requis) : https://projectftk.com/beta/uneiaparjour?repo=ia-education…</text:p>
          </table:table-cell>
          <table:table-cell table:style-name="EvenCell">
            <text:p>https://www.uneiaparjour.fr/project-ftk/</text:p>
          </table:table-cell>
          <table:table-cell table:style-name="EvenCatCell">
            <text:p>chatbot</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2/2024</text:p>
          </table:table-cell>
        </table:table-row>
        <table:table-row>
          <table:table-cell table:style-name="DataCell">
            <text:p>Phind</text:p>
          </table:table-cell>
          <table:table-cell table:style-name="DataCell">
            <text:p>Phind (https://phind.com/search), LLM pour les développeurs, propose pour tous un chatbot connecté à internet. Phind-34 B gratuit, illimité, possible sans compte, Phind-70B/GPT4 en version pro. Tests : https://phind.com/search?cache=s9z8myyni96snnvaz6znijjq… – https://phind.com/search?cache=wj1po2y6ukjim8ili8slx79u…</text:p>
          </table:table-cell>
          <table:table-cell table:style-name="DataCell">
            <text:p>https://www.uneiaparjour.fr/phind/</text:p>
          </table:table-cell>
          <table:table-cell table:style-name="CatCell">
            <text:p>chatbot</text:p>
          </table:table-cell>
          <table:table-cell table:style-name="CatCell">
            <text:p>LLM</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8/02/2024</text:p>
          </table:table-cell>
        </table:table-row>
        <table:table-row>
          <table:table-cell table:style-name="EvenCell">
            <text:p>Image to music</text:p>
          </table:table-cell>
          <table:table-cell table:style-name="EvenCell">
            <text:p>Image to music (https://imagetomusic.top) génère une musique avec une image. Sans compte et open sourceTests (img wikimedia): – Goéland : https://cdn-uploads.huggingface.co/production/uploads/noauth/5Ie6bRDNcgJUbZ1lghfHc.wav… – Nuit étoilée : https://cdn-uploads.huggingface.co/production/uploads/noauth/uyzACujyIZH0te0ROrpcQ.wav… – His Eyes Have Fangs : https://cdn-uploads.huggingface.co/production/uploads/noauth/8UFgz0lECYsuTswzt8wxs.wav…</text:p>
          </table:table-cell>
          <table:table-cell table:style-name="EvenCell">
            <text:p>https://www.uneiaparjour.fr/image-to-music/</text:p>
          </table:table-cell>
          <table:table-cell table:style-name="EvenCatCell">
            <text:p>images</text:p>
          </table:table-cell>
          <table:table-cell table:style-name="EvenCatCell">
            <text:p>musique</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27/02/2024</text:p>
          </table:table-cell>
        </table:table-row>
        <table:table-row>
          <table:table-cell table:style-name="DataCell">
            <text:p>Oso</text:p>
          </table:table-cell>
          <table:table-cell table:style-name="DataCell">
            <text:p>Oso (https://web.oso.ai) regroupe moteur de recherche qui produit une synthèse, chatbot avec Mixtral + LLM « non censuré » et actualités. Test :– chatbot https://codimd.apps.education.fr/p427V28URSytmMF2ssKYzg?view…– chatbot depuis News https://codimd.apps.education.fr/MEvNfCBCRyytDYEl2WpnEQ?view…Gratuit avec version pro</text:p>
          </table:table-cell>
          <table:table-cell table:style-name="DataCell">
            <text:p>https://www.uneiaparjour.fr/oso/</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2/2024</text:p>
          </table:table-cell>
        </table:table-row>
        <table:table-row>
          <table:table-cell table:style-name="EvenCell">
            <text:p>Gligen</text:p>
          </table:table-cell>
          <table:table-cell table:style-name="EvenCell">
            <text:p>Gligen (projet : https://gligen.github.io et démo : https://huggingface.co/spaces/gligen/demo…) : un outil de génération d’images qui permet la composition de la future image en positionnant les éléments du prompt par « zones » définies. Options avancées. Open source et illimité.</text:p>
          </table:table-cell>
          <table:table-cell table:style-name="EvenCell">
            <text:p>https://www.uneiaparjour.fr/gligen/</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5/02/2024</text:p>
          </table:table-cell>
        </table:table-row>
        <table:table-row>
          <table:table-cell table:style-name="DataCell">
            <text:p>Schemely</text:p>
          </table:table-cell>
          <table:table-cell table:style-name="DataCell">
            <text:p>Schemely (https://schemely.app) génère plans de séances et cours à partir d’un sujet, avec objectifs, activités, plusieurs quiz, vidéo et présentation. Spécifier FR. Galerie dispo, 1 plan gratuit / mois. Test : https://schemely.app/courses/explore?lesson=les-ia-g%C3%A9n%C3%A9ratives-en-%C3%A9ducation-usages-et-limites-%C3%A9cris-en-fran%C3%A7ais… Via @roac61</text:p>
          </table:table-cell>
          <table:table-cell table:style-name="DataCell">
            <text:p>https://www.uneiaparjour.fr/schemely/</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02/2024</text:p>
          </table:table-cell>
        </table:table-row>
        <table:table-row>
          <table:table-cell table:style-name="EvenCell">
            <text:p>WisdomPlan</text:p>
          </table:table-cell>
          <table:table-cell table:style-name="EvenCell">
            <text:p>WisdomPlan (https://wisdomplan.ai) génère des cours personnalisés à partir d’un sujet, avec planning et suivi. Chaque cours est constitué de vidéos, activités ou sites sélectionnés. FR accepté mais génère en EN. 50 cours gratuits partageables. Tests :– Test IA éducation : https://app.wisdomplan.ai/plan/share/IA-educ-65d8fca75d314e46f9351ce6… – Test participe passé : https://app.wisdomplan.ai/plan/share/PP-65d901575d314e46f9351dac…</text:p>
          </table:table-cell>
          <table:table-cell table:style-name="EvenCell">
            <text:p>https://www.uneiaparjour.fr/wisdomplan/</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2/2024</text:p>
          </table:table-cell>
        </table:table-row>
        <table:table-row>
          <table:table-cell table:style-name="DataCell">
            <text:p>SDXL Lightning</text:p>
          </table:table-cell>
          <table:table-cell table:style-name="DataCell">
            <text:p>SDXL Lightning (https://fastsdxl.ai), basé sur Stable Diffusion XL, génère des images en temps réel. « Seed » disponible. Gratuit, sans compte, illimité et open source.</text:p>
          </table:table-cell>
          <table:table-cell table:style-name="DataCell">
            <text:p>https://www.uneiaparjour.fr/sdxl-lightning/</text:p>
          </table:table-cell>
          <table:table-cell table:style-name="CatCell">
            <text:p>images</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22/02/2024</text:p>
          </table:table-cell>
        </table:table-row>
        <table:table-row>
          <table:table-cell table:style-name="EvenCell">
            <text:p>Dashtoon</text:p>
          </table:table-cell>
          <table:table-cell table:style-name="EvenCell">
            <text:p>Dashtoon, lecteur de webtoons, propose son outil de génération en beta gratuite (https://dashtoon.com/create) après écriture de l’histoire, choix du style et des personnages. Édition complète. FR si spécifié. Série possible. Test : https://dashtoon.com/show/SHO5J6TRAcosmhZSm0M…</text:p>
          </table:table-cell>
          <table:table-cell table:style-name="EvenCell">
            <text:p>https://www.uneiaparjour.fr/dashtoon/</text:p>
          </table:table-cell>
          <table:table-cell table:style-name="EvenCatCell">
            <text:p>bande dessinée</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1/02/2024</text:p>
          </table:table-cell>
        </table:table-row>
        <table:table-row>
          <table:table-cell table:style-name="DataCell">
            <text:p>LMSYS</text:p>
          </table:table-cell>
          <table:table-cell table:style-name="DataCell">
            <text:p>LMSYS (https://chat.lmsys.org) compare 35 modèles de langage, les plus répandus et le dernier de @MistralAI « Next ». Vote possible pour celui considéré comme le meilleur (battle ou side-to-side) ou d’en tester un seul. Un module « image to text ».</text:p>
          </table:table-cell>
          <table:table-cell table:style-name="DataCell">
            <text:p>https://www.uneiaparjour.fr/lmsys/</text:p>
          </table:table-cell>
          <table:table-cell table:style-name="CatCell">
            <text:p>LLM</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2/2024</text:p>
          </table:table-cell>
        </table:table-row>
        <table:table-row>
          <table:table-cell table:style-name="EvenCell">
            <text:p>Stable Cascade</text:p>
          </table:table-cell>
          <table:table-cell table:style-name="EvenCell">
            <text:p>Stable Cascade (https://stability.ai/news/introducing-stable-cascade…) est le nouveau modèle de génération d’images de @StabilityAI, plus rapide et moins gourmand en ressources. En démo sur HugginFace : https://huggingface.co/spaces/multimodalart/stable-cascade…. Assez bonne qualité d’images (reste le pb sur les visages).</text:p>
          </table:table-cell>
          <table:table-cell table:style-name="EvenCell">
            <text:p>https://www.uneiaparjour.fr/stable-cascade/</text:p>
          </table:table-cell>
          <table:table-cell table:style-name="EvenCatCell">
            <text:p>images</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9/02/2024</text:p>
          </table:table-cell>
        </table:table-row>
        <table:table-row>
          <table:table-cell table:style-name="DataCell">
            <text:p>Reka</text:p>
          </table:table-cell>
          <table:table-cell table:style-name="DataCell">
            <text:p>Reka (https://reka.ai) propose 2 modèles de langage, Edge – modèle « léger » – et Flash – proche des modèles actuels. Disponibles via https://chat.reka.ai/chat. Analyse images et vidéos. Requêtes audio. Réponses parfois en EN. Semble « connecté » et illimité. Edit au 12/03/2025 : 4 modèles sont désormais disponibles ainsi qu’une API qui peut être mise à disposition gratuitement […]</text:p>
          </table:table-cell>
          <table:table-cell table:style-name="DataCell">
            <text:p>https://www.uneiaparjour.fr/reka/</text:p>
          </table:table-cell>
          <table:table-cell table:style-name="CatCell">
            <text:p>chatbot</text:p>
          </table:table-cell>
          <table:table-cell table:style-name="CatCell">
            <text:p>LLM</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8/02/2024</text:p>
          </table:table-cell>
        </table:table-row>
        <table:table-row>
          <table:table-cell table:style-name="EvenCell">
            <text:p>Clip Panda</text:p>
          </table:table-cell>
          <table:table-cell table:style-name="EvenCell">
            <text:p>Clip Panda (https://clippanda.com) crée des clips de 20/30 secondes avec voix (en EN) et musique à partir d’un prompt. Musiques et vidéos sont issues de banques de sources libres (dans les tests musiques libres youtube et vidéos pexels). 5 vidéos gratuites.</text:p>
          </table:table-cell>
          <table:table-cell table:style-name="EvenCell">
            <text:p>https://www.uneiaparjour.fr/clip-panda/</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2/2024</text:p>
          </table:table-cell>
        </table:table-row>
        <table:table-row>
          <table:table-cell table:style-name="DataCell">
            <text:p>Capitol</text:p>
          </table:table-cell>
          <table:table-cell table:style-name="DataCell">
            <text:p>Capitol (https://capitol.ai) : un outil proposant des modules de rédaction, de l’image à la narration en passant par un personnage d’animé avec édition et remix. Analyse de docs. Partage et export possibles. En beta avec 20000 tokens par jour.</text:p>
          </table:table-cell>
          <table:table-cell table:style-name="DataCell">
            <text:p>https://www.uneiaparjour.fr/capitol/</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02/2024</text:p>
          </table:table-cell>
        </table:table-row>
        <table:table-row>
          <table:table-cell table:style-name="EvenCell">
            <text:p>AI Chatsy</text:p>
          </table:table-cell>
          <table:table-cell table:style-name="EvenCell">
            <text:p>AI Chatsy (https://aichatsy.com) propose un chatbot basé sur ChatGPT ou GPT4 et un ensemble de modules pré-configurés dont certains pour l’éducation. En EN, spécifier FR. Documents HS lors des tests. iOS et Android. 300 crédits gratuits. Edit du 16/02/23 : les modules dédiés à l’image fonctionnent à nouveau. Une erreur reste présente pour les documents.</text:p>
          </table:table-cell>
          <table:table-cell table:style-name="EvenCell">
            <text:p>https://www.uneiaparjour.fr/ai-chatsy/</text:p>
          </table:table-cell>
          <table:table-cell table:style-name="EvenCatCell">
            <text:p>chatbot</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2/2024</text:p>
          </table:table-cell>
        </table:table-row>
        <table:table-row>
          <table:table-cell table:style-name="DataCell">
            <text:p>Any summary</text:p>
          </table:table-cell>
          <table:table-cell table:style-name="DataCell">
            <text:p>Any summary (https://anysummary.app) résume document ou URL avec plusieurs entrées possibles : résumé simple ou élaboré avec prompt, chatbot… 7 langues disponibles. Test depuis https://unesdoc.unesco.org/ark:/48223/pf0000386693… et https://bienvenue.reseau-canope.fr/ia-en-classeChaque mois : 3 documents par jour, 15 min vidéo et audo, 15 min audio/video, 100 pages dans la version gratuite.</text:p>
          </table:table-cell>
          <table:table-cell table:style-name="DataCell">
            <text:p>https://www.uneiaparjour.fr/any-summary/</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2/2024</text:p>
          </table:table-cell>
        </table:table-row>
        <table:table-row>
          <table:table-cell table:style-name="EvenCell">
            <text:p>Grapha</text:p>
          </table:table-cell>
          <table:table-cell table:style-name="EvenCell">
            <text:p>Grapha (https://grapha.ai) propose de dialoguer avec les données fournies (csv, xls ou Gsheets) et documentées. Analyses textes ou graphiques. 2 jeux et 20 questions gratuites par mois. Test depuis https://meteo.data.gouv.fr ville de Besançon 2023/24.</text:p>
          </table:table-cell>
          <table:table-cell table:style-name="EvenCell">
            <text:p>https://www.uneiaparjour.fr/grapha/</text:p>
          </table:table-cell>
          <table:table-cell table:style-name="EvenCatCell">
            <text:p>donné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2/2024</text:p>
          </table:table-cell>
        </table:table-row>
        <table:table-row>
          <table:table-cell table:style-name="DataCell">
            <text:p>OpenGPTs</text:p>
          </table:table-cell>
          <table:table-cell table:style-name="DataCell">
            <text:p>Les OpenGPTs (https://opengpts-example-vz4y4ooboq-uc.a.run.app Documentation sur Github : https://github.com/langchain-ai/opengpts…) : des chatbots personnalisables à la manière des GPT OpenAI. 6 LLM disponibles, 3 possibilités : chatbot simple, RAG avec documents et Assistants avec docs et extensions (recherche web, wikipedia…). Via @BastienMasse Chatbots publics ou privés. Tests avec programmes cycle 3 français / maths, documents @eduscol :– […]</text:p>
          </table:table-cell>
          <table:table-cell table:style-name="DataCell">
            <text:p>https://www.uneiaparjour.fr/opengpts/</text:p>
          </table:table-cell>
          <table:table-cell table:style-name="CatCell">
            <text:p>chatbot</text:p>
          </table:table-cell>
          <table:table-cell table:style-name="CatCell">
            <text:p>documents</text:p>
          </table:table-cell>
          <table:table-cell table:style-name="CatCell">
            <text:p>LLM</text:p>
          </table:table-cell>
          <table:table-cell table:style-name="CatCell">
            <text:p>open source</text:p>
          </table:table-cell>
          <table:table-cell table:style-name="CatCell">
            <text:p>sans compte</text:p>
          </table:table-cell>
          <table:table-cell table:style-name="CatCell">
            <text:p>usage illimité</text:p>
          </table:table-cell>
          <table:table-cell table:style-name="DataCell">
            <text:p>12/02/2024</text:p>
          </table:table-cell>
        </table:table-row>
        <table:table-row>
          <table:table-cell table:style-name="EvenCell">
            <text:p>Mizou</text:p>
          </table:table-cell>
          <table:table-cell table:style-name="EvenCell">
            <text:p>Mizou (https://mizou.com @mizouai) créé des chatbots personnalisés dédiés à l’éducation. Réponses audio, partage URL. En EN, préciser FR. Beta gratuite. Tests https://mizou.com/preview-bot?ID=4201… / https://mizou.com/preview-bot?ID=4202… Via @rvanoudheusden et M. Ch.</text:p>
          </table:table-cell>
          <table:table-cell table:style-name="EvenCell">
            <text:p>https://www.uneiaparjour.fr/mizou/</text:p>
          </table:table-cell>
          <table:table-cell table:style-name="EvenCatCell">
            <text:p>chatbot</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11/02/2024</text:p>
          </table:table-cell>
        </table:table-row>
        <table:table-row>
          <table:table-cell table:style-name="DataCell">
            <text:p>Smart Work Buddy</text:p>
          </table:table-cell>
          <table:table-cell table:style-name="DataCell">
            <text:p>Smart Work Buddy (https://smartworkbuddy.com) regroupe 400 mini-modules spécialisés dans la génération de texte dont 18 dans la catégorie éducation (plan, quiz, résumé…). Français à spécifier. Export txt. Gratuit, sans compte et semble illimité.</text:p>
          </table:table-cell>
          <table:table-cell table:style-name="DataCell">
            <text:p>https://www.uneiaparjour.fr/smart-work-buddy/</text:p>
          </table:table-cell>
          <table:table-cell table:style-name="CatCell">
            <text:p>éducation</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10/02/2024</text:p>
          </table:table-cell>
        </table:table-row>
        <table:table-row>
          <table:table-cell table:style-name="EvenCell">
            <text:p>Gemini</text:p>
          </table:table-cell>
          <table:table-cell table:style-name="EvenCell">
            <text:p>Gemini (https://gemini.google.com/) anciennement Bard est un chatbot basé sur le LLM Gemma. Connecté au web, il est capable d’analyse d’images et de documents présents dans Google Drive. Extensions produits Google proposées. Edit 08/25, voir également les fonctionnalités ajoutées depuis la publication de cet article : – Gems de Gemini– Gemini Deep Research– Storybook de Gemini– […]</text:p>
          </table:table-cell>
          <table:table-cell table:style-name="EvenCell">
            <text:p>https://www.uneiaparjour.fr/gemini/</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2/2024</text:p>
          </table:table-cell>
        </table:table-row>
        <table:table-row>
          <table:table-cell table:style-name="DataCell">
            <text:p>Starryai</text:p>
          </table:table-cell>
          <table:table-cell table:style-name="DataCell">
            <text:p>Starryai (https://starryai.com) : une application d’IA génératrice d’images sur iOS ou Android. Texte, image et sketch to image. + de 100 modèles disponibles. Outils de retouche et d’amélioration. 5 crédits par jour (1 à 2 crédits par génération)</text:p>
          </table:table-cell>
          <table:table-cell table:style-name="DataCell">
            <text:p>https://www.uneiaparjour.fr/starryai/</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2/2024</text:p>
          </table:table-cell>
        </table:table-row>
        <table:table-row>
          <table:table-cell table:style-name="EvenCell">
            <text:p>Vercel AI SDK</text:p>
          </table:table-cell>
          <table:table-cell table:style-name="EvenCell">
            <text:p>Vercel AI SDK (https://sdk.vercel.ai) donne à voir dans une même fenêtre les réponses apportées par plusieurs modèles de langage (dernières captures) pour comparaison. Deux interfaces, avec ou sans itération possible. Gratuit. Via A.G. @reseau_canope</text:p>
          </table:table-cell>
          <table:table-cell table:style-name="EvenCell">
            <text:p>https://www.uneiaparjour.fr/vercel-ai-sdk/</text:p>
          </table:table-cell>
          <table:table-cell table:style-name="EvenCatCell">
            <text:p>chatbot</text:p>
          </table:table-cell>
          <table:table-cell table:style-name="EvenCatCell">
            <text:p>LLM</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8/02/2024</text:p>
          </table:table-cell>
        </table:table-row>
        <table:table-row>
          <table:table-cell table:style-name="DataCell">
            <text:p>KoalaWriter et KoalaChat</text:p>
          </table:table-cell>
          <table:table-cell table:style-name="DataCell">
            <text:p>KoalaWriter et KoalaChat (https://koala.sh) : génération de textes longs avec images + vidéos et chatbot. Export html ou copie pour Writer. ChatGPT 3.5, 5000 mots et 25 messages gratuits. Test : https://codimd.apps.education.fr/mBuoZknkScWR9VQUIiLQUw?view</text:p>
          </table:table-cell>
          <table:table-cell table:style-name="DataCell">
            <text:p>https://www.uneiaparjour.fr/koalawriter-et-koalachat/</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2/2024</text:p>
          </table:table-cell>
        </table:table-row>
        <table:table-row>
          <table:table-cell table:style-name="EvenCell">
            <text:p>Assistants HuggingChat</text:p>
          </table:table-cell>
          <table:table-cell table:style-name="EvenCell">
            <text:p>HuggingChat propose désormais ses assistants (https://huggingface.co/chat/assistants) : configurables gratuitement avec compte HuggingFace puis partageables et accessibles sans compte. 6 modèles disponibles dont Mistral et Llama. Test : https://huggingface.co/chat/assistant/65c297d2f8b88f5cea4e40fd Une bibliothèque d’assistants est également disponible. Bonus #uneIAparjour au 13/05/24 : Hugging Chat est désormais disponible en appli iOS https://apps.apple.com/fr/app/hugging-chat/id6476778843… (source : https://huggingface.co/spaces/huggingchat/HuggingChat-FAQ…). Ajout de l’application mobile […]</text:p>
          </table:table-cell>
          <table:table-cell table:style-name="EvenCell">
            <text:p>https://www.uneiaparjour.fr/assistants-huggingchat/</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6/02/2024</text:p>
          </table:table-cell>
        </table:table-row>
        <table:table-row>
          <table:table-cell table:style-name="DataCell">
            <text:p>Ask on video</text:p>
          </table:table-cell>
          <table:table-cell table:style-name="DataCell">
            <text:p>Ask on video (https://chromewebstore.google.com/detail/ask-on-video-1-click-capt/bjgcfacigblojjkeobfenmllnoknadkc?pli=1…) extension Chrome qui après capture d’une image utilise ChatGPT (3.5, 4, 4Turbo, 4Vision) pour l’intégrer à son Chatbot. Résumé, explication, création de quiz, reformulation etc. sont alors possibles. Prompts, températures et raccourci clavier configurables. Gratuit et illimité (?) Sources pour les tests : L’IA conversationnelle assistant du pédagogue de @reseau_canope https://canotech.fr/a/35964/lia-conversationnelle-comme-assistant-du-pedagogue […]</text:p>
          </table:table-cell>
          <table:table-cell table:style-name="DataCell">
            <text:p>https://www.uneiaparjour.fr/ask-on-video/</text:p>
          </table:table-cell>
          <table:table-cell table:style-name="CatCell">
            <text:p>chatbot</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2/2024</text:p>
          </table:table-cell>
        </table:table-row>
        <table:table-row>
          <table:table-cell table:style-name="EvenCell">
            <text:p>Quillbot</text:p>
          </table:table-cell>
          <table:table-cell table:style-name="EvenCell">
            <text:p>Quillbot (https://quillbot.com) est un ensemble d’outils d’aide à l’écriture : reformulation, grammaire, résumé (en EN), traduction, citations « normées » et Flow axé documents. Sans compte sauf Flow, parfois limite de caractères. Source Wikipedia IA Gen.</text:p>
          </table:table-cell>
          <table:table-cell table:style-name="EvenCell">
            <text:p>https://www.uneiaparjour.fr/quillbot/</text:p>
          </table:table-cell>
          <table:table-cell table:style-name="EvenCatCell">
            <text:p>documents</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4/02/2024</text:p>
          </table:table-cell>
        </table:table-row>
        <table:table-row>
          <table:table-cell table:style-name="DataCell">
            <text:p>AI image generator</text:p>
          </table:table-cell>
          <table:table-cell table:style-name="DataCell">
            <text:p>AI image generator (https://aiimagegenerator.is) génère des images en se basant sur Stable Diffusion et 4 modèles. Gratuit et sans compte, des options payantes (résolution, filigrane, nombre d’images générées par prompt).</text:p>
          </table:table-cell>
          <table:table-cell table:style-name="DataCell">
            <text:p>https://www.uneiaparjour.fr/ai-image-generator/</text:p>
          </table:table-cell>
          <table:table-cell table:style-name="CatCell">
            <text:p>images</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2/2024</text:p>
          </table:table-cell>
        </table:table-row>
        <table:table-row>
          <table:table-cell table:style-name="EvenCell">
            <text:p>QuickTakes</text:p>
          </table:table-cell>
          <table:table-cell table:style-name="EvenCell">
            <text:p>QuickTakes (http://quicktakes.io) : 1h30 d’enregistrement gratuit/semaine de notes audio transcrites, résumées avec guide lecture et glossaire, questions, vidéos pour aller + loin et chatbot. Test depuis « Ada &amp; Zangemann » de Matthias Kirschner et Sandra Brandstätter à retrouver sur https://cfeditions.com/ada/</text:p>
          </table:table-cell>
          <table:table-cell table:style-name="EvenCell">
            <text:p>https://www.uneiaparjour.fr/quicktakes/</text:p>
          </table:table-cell>
          <table:table-cell table:style-name="EvenCatCell">
            <text:p>éducation</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2/02/2024</text:p>
          </table:table-cell>
        </table:table-row>
        <table:table-row>
          <table:table-cell table:style-name="DataCell">
            <text:p>Pitch</text:p>
          </table:table-cell>
          <table:table-cell table:style-name="DataCell">
            <text:p>Pitch (http://pitch.com) génére des présentations éditables à partir d’un prompt. Dans la version gratuite illimitée : thèmes, édition complète, présentation en direct et exports avec filigrane. Partage par lien et collaboratif version payante.</text:p>
          </table:table-cell>
          <table:table-cell table:style-name="DataCell">
            <text:p>https://www.uneiaparjour.fr/pitch/</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2/2024</text:p>
          </table:table-cell>
        </table:table-row>
        <table:table-row>
          <table:table-cell table:style-name="EvenCell">
            <text:p>Shakker</text:p>
          </table:table-cell>
          <table:table-cell table:style-name="EvenCell">
            <text:p>Shakker (http://shakker.ai) est un outil de génération d’images avec amélioration de prompt, prompt négatif, réglages fins, plus de modèles, image de référence, remix, retouches, changement de style, suppression du fond… Beta gratuite et illimitée.</text:p>
          </table:table-cell>
          <table:table-cell table:style-name="EvenCell">
            <text:p>https://www.uneiaparjour.fr/shakker/</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1/01/2024</text:p>
          </table:table-cell>
        </table:table-row>
        <table:table-row>
          <table:table-cell table:style-name="DataCell">
            <text:p>IaskAI</text:p>
          </table:table-cell>
          <table:table-cell table:style-name="DataCell">
            <text:p>IaskAI (https://iask.ai) : un moteur de recherche branché sur une IA générative de texte. Texte créé à partir de la recherche/prompt et sources en résultat. Appli, voix, modes. Gratuit, sans compte (qq contenus sponsorisés). Tests :– question : https://iask.ai/?mode=question&amp;options%5Bdetail_level%5D=detailed&amp;q=Les+IA+g%C3%A9n%C3%A9ratives+en+%C3%A9ducation%2C+usages+et+limite.+R%C3%A9dige+en+fran%C3%A7ais… – Academic : https://iask.ai/?mode=academic&amp;options%5Bdetail_level%5D=detailed&amp;q=Les+IA+g%C3%A9n%C3%A9ratives+en+%C3%A9ducation%2C+usages+et+limite.+R%C3%A9dige+en+fran%C3%A7ais… – Search : https://iask.ai/?mode=search&amp;options%5Bdetail_level%5D=detailed&amp;q=Les+IA+g%C3%A9n%C3%A9ratives+en+%C3%A9ducation%2C+usages+et+limite.+R%C3%A9dige+en+fran%C3%A7ais… – News : voir image– Books : https://iask.ai/?mode=books&amp;options%5Bdetail_level%5D=detailed&amp;q=Les+IA+g%C3%A9n%C3%A9ratives+en+%C3%A9ducation%2C+usages+et+limite.+R%C3%A9dige+en+fran%C3%A7ais… […]</text:p>
          </table:table-cell>
          <table:table-cell table:style-name="DataCell">
            <text:p>https://www.uneiaparjour.fr/iaskai/</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1/2024</text:p>
          </table:table-cell>
        </table:table-row>
        <table:table-row>
          <table:table-cell table:style-name="EvenCell">
            <text:p>DomoAI</text:p>
          </table:table-cell>
          <table:table-cell table:style-name="EvenCell">
            <text:p>DomoAI (https://domoai.app) peut transformer une vidéo en animé, générer des images et animer des images depuis Discord à partir de prompts. 45 crédits gratuits par compte. Vidéo d’origine pour test via Pexels : https://pexels.com/fr-fr/video/femmes-jouer-sport-balle-6767274…</text:p>
          </table:table-cell>
          <table:table-cell table:style-name="EvenCell">
            <text:p>https://www.uneiaparjour.fr/domoai/</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1/2024</text:p>
          </table:table-cell>
        </table:table-row>
        <table:table-row>
          <table:table-cell table:style-name="DataCell">
            <text:p>Based Labs</text:p>
          </table:table-cell>
          <table:table-cell table:style-name="DataCell">
            <text:p>Based Labs (https://basedlabs.ai) génère des images qui peuvent ensuite être transformées en vidéo. Basé sur Stable Diffusion, réglages possibles. Publication et 4 autres apps disponibles. 50 crédits par mois. Test: https://basedlabs.ai/media/clrxyqnlh0011sd0yylqnng6l</text:p>
          </table:table-cell>
          <table:table-cell table:style-name="DataCell">
            <text:p>https://www.uneiaparjour.fr/based-labs/</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1/2024</text:p>
          </table:table-cell>
        </table:table-row>
        <table:table-row>
          <table:table-cell table:style-name="EvenCell">
            <text:p>Worksheet generator</text:p>
          </table:table-cell>
          <table:table-cell table:style-name="EvenCell">
            <text:p>Worksheet generator (https://getworksheet.co) génère des quizz sous forme de fiche pdf pour la classe (niveau grades US : grade 1 CP / grade 12 terminale). En FR si spécifié, test : jusqu’à 50 questions générées (bugs ensuite). Sans compte, illimité.</text:p>
          </table:table-cell>
          <table:table-cell table:style-name="EvenCell">
            <text:p>https://www.uneiaparjour.fr/worksheet-generator/</text:p>
          </table:table-cell>
          <table:table-cell table:style-name="EvenCatCell">
            <text:p>quiz et flashcard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7/01/2024</text:p>
          </table:table-cell>
        </table:table-row>
        <table:table-row>
          <table:table-cell table:style-name="DataCell">
            <text:p>Misc Ninja</text:p>
          </table:table-cell>
          <table:table-cell table:style-name="DataCell">
            <text:p>Misc Ninja (https://misc.ninja) : moteur de recherche couplé à 3 modèles de langage (« Ninja », GPT 3.5 ou 4) avec 3 modes de recherche, classique, basé sur l’actualité ou sur Wikipedia. Sans compte + ajout de docs / historique si connecté.</text:p>
          </table:table-cell>
          <table:table-cell table:style-name="DataCell">
            <text:p>https://www.uneiaparjour.fr/misc-ninja/</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1/2024</text:p>
          </table:table-cell>
        </table:table-row>
        <table:table-row>
          <table:table-cell table:style-name="EvenCell">
            <text:p>InstantID</text:p>
          </table:table-cell>
          <table:table-cell table:style-name="EvenCell">
            <text:p>InstantID (https://huggingface.co/spaces/InstantX/InstantID…) transforme un portrait à partir d’un prompt simple et 8 styles disponibles en restant fidèle au portrait d’origine. Nombreux paramètres. Gratuit, open source et illimité. (toute ressemblance avec… 😉</text:p>
          </table:table-cell>
          <table:table-cell table:style-name="EvenCell">
            <text:p>https://www.uneiaparjour.fr/instantid/</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1/2024</text:p>
          </table:table-cell>
        </table:table-row>
        <table:table-row>
          <table:table-cell table:style-name="DataCell">
            <text:p>Mendable</text:p>
          </table:table-cell>
          <table:table-cell table:style-name="DataCell">
            <text:p>Mendable (https://mendable.ai) est un chatbot personnalisé avec une base de données créée par l’utilisateur. Accepte url, documents, vidéos youtube. Réglages fins. Utilise Claude, GPT 3.5 et 4. 500 crédits/ mois (3 si demande GPT 4).</text:p>
          </table:table-cell>
          <table:table-cell table:style-name="DataCell">
            <text:p>https://www.uneiaparjour.fr/mendable/</text:p>
          </table:table-cell>
          <table:table-cell table:style-name="CatCell">
            <text:p>chatbot</text:p>
          </table:table-cell>
          <table:table-cell table:style-name="CatCell">
            <text:p>documents</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24/01/2024</text:p>
          </table:table-cell>
        </table:table-row>
        <table:table-row>
          <table:table-cell table:style-name="EvenCell">
            <text:p>Dante</text:p>
          </table:table-cell>
          <table:table-cell table:style-name="EvenCell">
            <text:p>Avec Dante (http://dante-ai.com) il est possible de créer son propre chatbot basé sur une base de données de documents et d’URL. Personnalisable, partage et intégration possibles. 30 messages/mois en version gratuite. Test : https://chat.dante-ai.com/embed?kb_id=776996e1-2bcb-47fd-a114-789e3505fe97&amp;token=190bc407-2991-46d7-954b-1de3f47f5b90&amp;modeltype=gpt-3.5-turbo&amp;logo=ZmFsc2U%3D&amp;mode=undefined…</text:p>
          </table:table-cell>
          <table:table-cell table:style-name="EvenCell">
            <text:p>https://www.uneiaparjour.fr/dante/</text:p>
          </table:table-cell>
          <table:table-cell table:style-name="EvenCatCell">
            <text:p>chatbot</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1/2024</text:p>
          </table:table-cell>
        </table:table-row>
        <table:table-row>
          <table:table-cell table:style-name="DataCell">
            <text:p>Reading coach</text:p>
          </table:table-cell>
          <table:table-cell table:style-name="DataCell">
            <text:p>Reading coach de Microsoft (https://coach.microsoft.com) accompagne les compétences en lecture, prononciation et fluidité. « Preview » en EN : histoires générées (animal et lieu), bibliothèque ou texte collé lu puis analyse et mots à répéter, 8 niveaux. À noter qu’une version est également en test dans teams et powerpoint : https://support.microsoft.com/fr-fr/office/pr%C3%A9version-speaker-coach-dans-les-r%C3%A9unions-microsoft-teams-30f50d15-5f62-4e09-b3bf-cadeb806386a Le support MS pour Reading coach […]</text:p>
          </table:table-cell>
          <table:table-cell table:style-name="DataCell">
            <text:p>https://www.uneiaparjour.fr/reading-coach/</text:p>
          </table:table-cell>
          <table:table-cell table:style-name="CatCell">
            <text:p>langues</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2/01/2024</text:p>
          </table:table-cell>
        </table:table-row>
        <table:table-row>
          <table:table-cell table:style-name="EvenCell">
            <text:p>Video to blog</text:p>
          </table:table-cell>
          <table:table-cell table:style-name="EvenCell">
            <text:p>Video to blog (https://videoToBlog.ai) génère 1 article de blog à partir d’1 vidéo YouTube. Édition simple, analyse et export multiple.– Test extraclasse IA @reseau_canope : https://videoToBlog.ai/share/A8g41L7qhare/A8g41L7qari63fwivQZ7… – Test markdown @FlowersINRIA : https://codimd.apps.education.fr/BZp89xGBS-q3WXcjTzgung?view…</text:p>
          </table:table-cell>
          <table:table-cell table:style-name="EvenCell">
            <text:p>https://www.uneiaparjour.fr/video-to-blog/</text:p>
          </table:table-cell>
          <table:table-cell table:style-name="EvenCatCell">
            <text:p>texte</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1/2024</text:p>
          </table:table-cell>
        </table:table-row>
        <table:table-row>
          <table:table-cell table:style-name="DataCell">
            <text:p>Chartpixel</text:p>
          </table:table-cell>
          <table:table-cell table:style-name="DataCell">
            <text:p>Chartpixel (http://chartpixel.com) analyse des données (sources possibles : voir image 1) et en génére des visualisations. Peut construire une base depuis une recherche mais ⚠️ ne cite pas ses sources. Beta gratuite, import de 10 Mo. Export png.2 tests de Chartpixel à découvrir : – depuis csv de http://meteo.data.gouv : http://chartpixel.com/project?id=OnShNgLX… – depuis une demande […]</text:p>
          </table:table-cell>
          <table:table-cell table:style-name="DataCell">
            <text:p>https://www.uneiaparjour.fr/chartpixel/</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1/2024</text:p>
          </table:table-cell>
        </table:table-row>
        <table:table-row>
          <table:table-cell table:style-name="EvenCell">
            <text:p>Image Mixer</text:p>
          </table:table-cell>
          <table:table-cell table:style-name="EvenCell">
            <text:p>Image Mixer (https://cloud.lambdalabs.com/demos/lambda/image-mixer-demo…) génère une image à partir d’une série d’URL, textes ou images (5 maxi), chaque source pouvant avoir plus ou moins d’importance pour la génération, paramétrage possible. Open source et illimité. Sources test : Pexels.</text:p>
          </table:table-cell>
          <table:table-cell table:style-name="EvenCell">
            <text:p>https://www.uneiaparjour.fr/image-mixer/</text:p>
          </table:table-cell>
          <table:table-cell table:style-name="EvenCatCell">
            <text:p>images</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9/01/2024</text:p>
          </table:table-cell>
        </table:table-row>
        <table:table-row>
          <table:table-cell table:style-name="DataCell">
            <text:p>Paint AI</text:p>
          </table:table-cell>
          <table:table-cell table:style-name="DataCell">
            <text:p>Paint AI (https://paintai.groupmind.co.uk) : un outil de dessin simple… sans outils ! Outils générés à la demande à partir d’un prompt puis modifiables si besoin d’affiner le résultat. Export png, jpg, webp et bmp. Gratuit, illimité, open source et sans compte.</text:p>
          </table:table-cell>
          <table:table-cell table:style-name="DataCell">
            <text:p>https://www.uneiaparjour.fr/paint-ai/</text:p>
          </table:table-cell>
          <table:table-cell table:style-name="CatCell">
            <text:p>images</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18/01/2024</text:p>
          </table:table-cell>
        </table:table-row>
        <table:table-row>
          <table:table-cell table:style-name="EvenCell">
            <text:p>QR Code AI Art Generator</text:p>
          </table:table-cell>
          <table:table-cell table:style-name="EvenCell">
            <text:p>QR Code AI Art Generator (https://huggingface.co/spaces/huggingface-projects/QR-code-AI-art-generator) propose la génération de QR code « artistiques » à partir d’un prompt +/- une image. Paramètres avancés. Gratuit, illimité et open source. (Si génération du code sans image, « jouer » avec les options).</text:p>
          </table:table-cell>
          <table:table-cell table:style-name="EvenCell">
            <text:p>https://www.uneiaparjour.fr/qr-code-ai-art-generator/</text:p>
          </table:table-cell>
          <table:table-cell table:style-name="EvenCatCell">
            <text:p>images</text:p>
          </table:table-cell>
          <table:table-cell table:style-name="EvenCatCell">
            <text:p>qr cod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1/2024</text:p>
          </table:table-cell>
        </table:table-row>
        <table:table-row>
          <table:table-cell table:style-name="DataCell">
            <text:p>Reelcraft</text:p>
          </table:table-cell>
          <table:table-cell table:style-name="DataCell">
            <text:p>Reelcraft (https://reelcraft.ai) génère des histoires animées – vidéo, voix et musique – à partir d’un prompt ou d’un texte. Plusieurs modèles, voix EN, édition possible. Accepte le FR, génère en EN sauf si spécifié. Beta gratuite.</text:p>
          </table:table-cell>
          <table:table-cell table:style-name="DataCell">
            <text:p>https://www.uneiaparjour.fr/reelcraft/</text:p>
          </table:table-cell>
          <table:table-cell table:style-name="CatCell">
            <text:p>texte</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6/01/2024</text:p>
          </table:table-cell>
        </table:table-row>
        <table:table-row>
          <table:table-cell table:style-name="EvenCell">
            <text:p>Quizizz – Wayground</text:p>
          </table:table-cell>
          <table:table-cell table:style-name="EvenCell">
            <text:p>Edit 08/25 : Quizizz se nomme désormais Wayground Quizizz (https://wayground.com/) génère des quiz à partir d’un prompt, d’un document ou Youtube / Wikipedia en version beta. Bibliothèque, aides IA intégrées à l’édition. Gestion des participants, mode « papier » avec cartes-réponses, extension Chrome. Partage par code ou directement à la classe. Trad. FR à vérifier. Tests bruts […]</text:p>
          </table:table-cell>
          <table:table-cell table:style-name="EvenCell">
            <text:p>https://www.uneiaparjour.fr/quizizz-wayground/</text:p>
          </table:table-cell>
          <table:table-cell table:style-name="EvenCatCell">
            <text:p>documents</text:p>
          </table:table-cell>
          <table:table-cell table:style-name="EvenCatCell">
            <text:p>éducation</text:p>
          </table:table-cell>
          <table:table-cell table:style-name="EvenCatCell">
            <text:p>quiz et flashcards</text:p>
          </table:table-cell>
          <table:table-cell table:style-name="EvenCatCell">
            <text:p>youtube</text:p>
          </table:table-cell>
          <table:table-cell table:style-name="EvenCatCell">
            <text:p/>
          </table:table-cell>
          <table:table-cell table:style-name="EvenCatCell">
            <text:p/>
          </table:table-cell>
          <table:table-cell table:style-name="EvenCell">
            <text:p>15/01/2024</text:p>
          </table:table-cell>
        </table:table-row>
        <table:table-row>
          <table:table-cell table:style-name="DataCell">
            <text:p>D&amp;AViz</text:p>
          </table:table-cell>
          <table:table-cell table:style-name="DataCell">
            <text:p>D&amp;AViz (https://dnaviz.aipeople.arivu-iq.com) analyse les données fournies via un chatbot (csv max 5Mo) et produit des visualisations. 100 crédits (besoins : 5/10 pour texte, 15/20 pour visualisation). Csv test (9000 lignes, 180 col.) extrait de https://meteo.data.gouv.fr/datasets/6569b4473bedf2e7abad3b72…</text:p>
          </table:table-cell>
          <table:table-cell table:style-name="DataCell">
            <text:p>https://www.uneiaparjour.fr/daviz/</text:p>
          </table:table-cell>
          <table:table-cell table:style-name="CatCell">
            <text:p>donné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1/2024</text:p>
          </table:table-cell>
        </table:table-row>
        <table:table-row>
          <table:table-cell table:style-name="EvenCell">
            <text:p>GPTS2D</text:p>
          </table:table-cell>
          <table:table-cell table:style-name="EvenCell">
            <text:p>GPTS2D (https://gpts2d.com) crée des agents spécialisés capables de répondre à plusieurs sujets sur le même espace sous forme d’une carte mentale « infinie ». Chaque branche apporte de nouvelles propositions et devient un chatbot indépendant. Génère des images à la demande et les agents peuvent être ensuite partagés, un test ici : https://gpts2d.com/chat/playground/2t9459… Générations limitées à une […]</text:p>
          </table:table-cell>
          <table:table-cell table:style-name="EvenCell">
            <text:p>https://www.uneiaparjour.fr/gpts2d/</text:p>
          </table:table-cell>
          <table:table-cell table:style-name="EvenCatCell">
            <text:p>chatbot</text:p>
          </table:table-cell>
          <table:table-cell table:style-name="EvenCatCell">
            <text:p>mindmap</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1/2024</text:p>
          </table:table-cell>
        </table:table-row>
        <table:table-row>
          <table:table-cell table:style-name="DataCell">
            <text:p>Jotbot</text:p>
          </table:table-cell>
          <table:table-cell table:style-name="DataCell">
            <text:p>Jotbot (https://myjotbot.com) propose la rédaction, la génération, la compréhension d’audios ou vidéos youtube en s’appuyant sur une base de données construite par l’utilisateur. FR si spécifié. 10 crédits /jour (10 actions ou 3 vidéos).</text:p>
          </table:table-cell>
          <table:table-cell table:style-name="DataCell">
            <text:p>https://www.uneiaparjour.fr/jotbot/</text:p>
          </table:table-cell>
          <table:table-cell table:style-name="CatCell">
            <text:p>chatbot</text:p>
          </table:table-cell>
          <table:table-cell table:style-name="CatCell">
            <text:p>documents</text:p>
          </table:table-cell>
          <table:table-cell table:style-name="CatCell">
            <text:p>texte</text:p>
          </table:table-cell>
          <table:table-cell table:style-name="CatCell">
            <text:p>youtube</text:p>
          </table:table-cell>
          <table:table-cell table:style-name="CatCell">
            <text:p/>
          </table:table-cell>
          <table:table-cell table:style-name="CatCell">
            <text:p/>
          </table:table-cell>
          <table:table-cell table:style-name="DataCell">
            <text:p>12/01/2024</text:p>
          </table:table-cell>
        </table:table-row>
        <table:table-row>
          <table:table-cell table:style-name="EvenCell">
            <text:p>Pack generator</text:p>
          </table:table-cell>
          <table:table-cell table:style-name="EvenCell">
            <text:p>Pack generator (par @output : https://coproducer.output.com/pack-generator) génère 4 morceaux de musique de 15 secondes à partir d’un prompt et permet de telecharger chacune des pistes des instruments utilisés pour la génération. Gratuit, illimité et morceaux libres de droit.</text:p>
          </table:table-cell>
          <table:table-cell table:style-name="EvenCell">
            <text:p>https://www.uneiaparjour.fr/pack-generator/</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1/2024</text:p>
          </table:table-cell>
        </table:table-row>
        <table:table-row>
          <table:table-cell table:style-name="DataCell">
            <text:p>Ideamap</text:p>
          </table:table-cell>
          <table:table-cell table:style-name="DataCell">
            <text:p>Ideamap (https://ideamap.ai) accompagne l’émergence d’idées via génération de textes, outils de facilitation et présentation carte mentale. Nombreux outils disponibles (dont docs et dessins), coopération. FR aléatoire. 5 cartes (rooms) gratuites.</text:p>
          </table:table-cell>
          <table:table-cell table:style-name="DataCell">
            <text:p>https://www.uneiaparjour.fr/ideamap/</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1/2024</text:p>
          </table:table-cell>
        </table:table-row>
        <table:table-row>
          <table:table-cell table:style-name="EvenCell">
            <text:p>PresentationGPT</text:p>
          </table:table-cell>
          <table:table-cell table:style-name="EvenCell">
            <text:p>PresentationGPT (https://presentationgpt.com) génére une présentation à partir d’un prompt. En FR si spécifié. 15 diapos maxi et partage en ligne seul en version gratuite. Sans compte et illimité. Tests : https://presentationgpt.com/?presentationId=RASY_Ev et https://presentationgpt.com/?presentationId=eSiEhTI</text:p>
          </table:table-cell>
          <table:table-cell table:style-name="EvenCell">
            <text:p>https://www.uneiaparjour.fr/presentationgpt/</text:p>
          </table:table-cell>
          <table:table-cell table:style-name="EvenCatCell">
            <text:p>présentation</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9/01/2024</text:p>
          </table:table-cell>
        </table:table-row>
        <table:table-row>
          <table:table-cell table:style-name="DataCell">
            <text:p>Nex</text:p>
          </table:table-cell>
          <table:table-cell table:style-name="DataCell">
            <text:p>Nex (https://nex.art), avec son propre modèle Primus, génère des images à partir d’un prompt, d’une image de base, de choix de couleurs et d’une structure. Plusieurs combinaisons possibles, prompt négatif. 100 images par mois en version gratuite.</text:p>
          </table:table-cell>
          <table:table-cell table:style-name="DataCell">
            <text:p>https://www.uneiaparjour.fr/nex/</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1/2024</text:p>
          </table:table-cell>
        </table:table-row>
        <table:table-row>
          <table:table-cell table:style-name="EvenCell">
            <text:p>Prezo</text:p>
          </table:table-cell>
          <table:table-cell table:style-name="EvenCell">
            <text:p>Prezo (http://prezo.ai) génère des présentations avec un prompt et/ou un document. Génération d’images intégrée, ajout/édition de contenus, export pdf, partage via url. Usage individuel gratuit. Ex avec guide IA Unesco : https://vu.fr/BgFF</text:p>
          </table:table-cell>
          <table:table-cell table:style-name="EvenCell">
            <text:p>https://www.uneiaparjour.fr/prezo/</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1/2024</text:p>
          </table:table-cell>
        </table:table-row>
        <table:table-row>
          <table:table-cell table:style-name="DataCell">
            <text:p>Brainstory</text:p>
          </table:table-cell>
          <table:table-cell table:style-name="DataCell">
            <text:p>Brainstory (https://brainstory.ai) accompagne la réflexion par des questions sur un sujet donné, par écrit ou à l’oral retranscrit : l’IA « guide » par ses questions et synthétise l’échange. Partage pour feedback possible. Accepte le FR. 10 sujets gratuits.Précision « technique » : attention à la touche entrée qui valide votre réponse, il faut écrire au kilomètre.Lien pour laisser […]</text:p>
          </table:table-cell>
          <table:table-cell table:style-name="DataCell">
            <text:p>https://www.uneiaparjour.fr/brainstory/</text:p>
          </table:table-cell>
          <table:table-cell table:style-name="CatCell">
            <text:p>chatbot</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1/2024</text:p>
          </table:table-cell>
        </table:table-row>
        <table:table-row>
          <table:table-cell table:style-name="EvenCell">
            <text:p>Open Lang</text:p>
          </table:table-cell>
          <table:table-cell table:style-name="EvenCell">
            <text:p>Open Lang (https://openlang.ai) permet l’apprentissage d’une langue à partir de podcasts ou de vidéos Youtube importés. Découpe la transcription, définitions, points de grammaire, répétition des phrases. 36 langues disponibles. 2h30 gratuites par mois.</text:p>
          </table:table-cell>
          <table:table-cell table:style-name="EvenCell">
            <text:p>https://www.uneiaparjour.fr/open-lang/</text:p>
          </table:table-cell>
          <table:table-cell table:style-name="EvenCatCell">
            <text:p>langues</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1/2024</text:p>
          </table:table-cell>
        </table:table-row>
        <table:table-row>
          <table:table-cell table:style-name="DataCell">
            <text:p>Twin Pics</text:p>
          </table:table-cell>
          <table:table-cell table:style-name="DataCell">
            <text:p>Un bonus #uneIAparjour : Twin Pics (https://twinpics.ai), un petit jeu quotidien qui consiste à réussir à générer une image qui se rapproche le plus possible de celle proposée avec 3 itérations de 30 caractères maximum. Pour s’exercer au prompt ?</text:p>
          </table:table-cell>
          <table:table-cell table:style-name="DataCell">
            <text:p>https://www.uneiaparjour.fr/twin-pics/</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1/2024</text:p>
          </table:table-cell>
        </table:table-row>
        <table:table-row>
          <table:table-cell table:style-name="EvenCell">
            <text:p>History Timelines</text:p>
          </table:table-cell>
          <table:table-cell table:style-name="EvenCell">
            <text:p>History Timelines (https://historytimelines.co) génère le descriptif historique d’un sujet donné en l’accompagnant de dates clés. En FR si spécifié (mais semble plus complet si EN). Partageable, gratuit et sans compte. Un outil pour l’esprit critique ?</text:p>
          </table:table-cell>
          <table:table-cell table:style-name="EvenCell">
            <text:p>https://www.uneiaparjour.fr/history-timelines/</text:p>
          </table:table-cell>
          <table:table-cell table:style-name="EvenCatCell">
            <text:p>éducation</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04/01/2024</text:p>
          </table:table-cell>
        </table:table-row>
        <table:table-row>
          <table:table-cell table:style-name="DataCell">
            <text:p>Mymap Visualstory</text:p>
          </table:table-cell>
          <table:table-cell table:style-name="DataCell">
            <text:p>Mymap Visualstory (https://mymap.ai/visualstory), 1 sujet = 1 tableau infini de générations texte : présentation, carte, documents ou même chatbot intégré. Outils d’édition et aides à la rédaction. Url partageable. Test : https://mymap.ai/share/vuMeQx75H03Xh…Mymap Visualstory est gratuit, sans compte et semble illimité. Export au format image, liens sur les parties du tableau et lien d’édition à partager […]</text:p>
          </table:table-cell>
          <table:table-cell table:style-name="DataCell">
            <text:p>https://www.uneiaparjour.fr/mymap-visualstory/</text:p>
          </table:table-cell>
          <table:table-cell table:style-name="CatCell">
            <text:p>documents</text:p>
          </table:table-cell>
          <table:table-cell table:style-name="CatCell">
            <text:p>mindmap</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DataCell">
            <text:p>03/01/2024</text:p>
          </table:table-cell>
        </table:table-row>
        <table:table-row>
          <table:table-cell table:style-name="EvenCell">
            <text:p>Prome</text:p>
          </table:table-cell>
          <table:table-cell table:style-name="EvenCell">
            <text:p>Prome (https://promeai.com) propose plusieurs outils de génération et d’édition d’images, 2 pour la génération de vidéo (liste dans les 2 premières images). Une centaine de modèles disponibles selon les outils. 10 crédits par mois (100 images ou 2 vidéos).</text:p>
          </table:table-cell>
          <table:table-cell table:style-name="EvenCell">
            <text:p>https://www.uneiaparjour.fr/prome/</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1/2024</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